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FreeMono" svg:font-family="FreeMono"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ab-stops>
          <style:tab-stop style:position="0.891cm"/>
        </style:tab-stops>
      </style:paragraph-properties>
    </style:style>
    <style:style style:name="P3" style:family="paragraph" style:parent-style-name="Standard">
      <style:paragraph-properties fo:margin-left="0cm" fo:margin-right="0cm" fo:text-align="start" style:justify-single-word="false" fo:text-indent="0cm" style:auto-text-indent="false">
        <style:tab-stops>
          <style:tab-stop style:position="0.891cm"/>
        </style:tab-stops>
      </style:paragraph-properties>
      <style:text-properties officeooo:paragraph-rsid="001c6dca"/>
    </style:style>
    <style:style style:name="P4" style:family="paragraph" style:parent-style-name="Standard">
      <style:paragraph-properties fo:margin-left="0cm" fo:margin-right="0cm" fo:text-align="start" style:justify-single-word="false" fo:text-indent="0cm" style:auto-text-indent="false">
        <style:tab-stops>
          <style:tab-stop style:position="0.891cm"/>
        </style:tab-stops>
      </style:paragraph-properties>
      <style:text-properties officeooo:paragraph-rsid="001e0904"/>
    </style:style>
    <style:style style:name="P5" style:family="paragraph" style:parent-style-name="Standard">
      <style:paragraph-properties fo:margin-left="0cm" fo:margin-right="0cm" fo:text-align="start" style:justify-single-word="false" fo:text-indent="0cm" style:auto-text-indent="false">
        <style:tab-stops>
          <style:tab-stop style:position="0.891cm"/>
        </style:tab-stops>
      </style:paragraph-properties>
      <style:text-properties officeooo:paragraph-rsid="00209152"/>
    </style:style>
    <style:style style:name="P6"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style>
    <style:style style:name="P7"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FreeMono"/>
    </style:style>
    <style:style style:name="P8"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FreeMono" fo:font-size="12pt" style:font-size-asian="12pt" style:font-size-complex="12pt"/>
    </style:style>
    <style:style style:name="P9"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Times New Roman"/>
    </style:style>
    <style:style style:name="P10" style:family="paragraph" style:parent-style-name="Standard">
      <style:paragraph-properties fo:margin-left="0cm" fo:margin-right="0cm" fo:text-align="start" style:justify-single-word="false" fo:text-indent="0cm" style:auto-text-indent="false">
        <style:tab-stops>
          <style:tab-stop style:position="0.601cm"/>
        </style:tab-stops>
      </style:paragraph-properties>
      <style:text-properties style:font-name="Times New Roman" fo:font-weight="normal" style:font-weight-asian="normal" style:font-weight-complex="normal"/>
    </style:style>
    <style:style style:name="P11" style:family="paragraph" style:parent-style-name="Standard">
      <style:paragraph-properties fo:margin-left="0cm" fo:margin-right="0cm" fo:text-align="start" style:justify-single-word="false" fo:text-indent="0.866cm" style:auto-text-indent="false">
        <style:tab-stops>
          <style:tab-stop style:position="0.891cm"/>
        </style:tab-stops>
      </style:paragraph-properties>
    </style:style>
    <style:style style:name="P12" style:family="paragraph" style:parent-style-name="Standard">
      <style:paragraph-properties fo:margin-left="0cm" fo:margin-right="0cm" fo:text-align="start" style:justify-single-word="false" fo:text-indent="0.914cm" style:auto-text-indent="false">
        <style:tab-stops>
          <style:tab-stop style:position="0.891cm"/>
        </style:tab-stops>
      </style:paragraph-properties>
    </style:style>
    <style:style style:name="P13" style:family="paragraph" style:parent-style-name="Standard">
      <style:paragraph-properties fo:margin-left="-0.025cm" fo:margin-right="0cm" fo:text-align="start" style:justify-single-word="false" fo:text-indent="0.986cm" style:auto-text-indent="false">
        <style:tab-stops>
          <style:tab-stop style:position="0.914cm"/>
        </style:tab-stops>
      </style:paragraph-properties>
    </style:style>
    <style:style style:name="P14" style:family="paragraph" style:parent-style-name="Standard">
      <style:paragraph-properties>
        <style:tab-stops>
          <style:tab-stop style:position="0.601cm"/>
        </style:tab-stops>
      </style:paragraph-properties>
    </style:style>
    <style:style style:name="P15" style:family="paragraph" style:parent-style-name="Standard">
      <style:paragraph-properties>
        <style:tab-stops>
          <style:tab-stop style:position="0.601cm"/>
        </style:tab-stops>
      </style:paragraph-properties>
      <style:text-properties officeooo:paragraph-rsid="001a9389"/>
    </style:style>
    <style:style style:name="P16" style:family="paragraph" style:parent-style-name="Standard">
      <style:paragraph-properties>
        <style:tab-stops>
          <style:tab-stop style:position="0.601cm"/>
        </style:tab-stops>
      </style:paragraph-properties>
      <style:text-properties officeooo:paragraph-rsid="00209152"/>
    </style:style>
    <style:style style:name="P17" style:family="paragraph" style:parent-style-name="Standard">
      <style:paragraph-properties>
        <style:tab-stops>
          <style:tab-stop style:position="0.601cm"/>
        </style:tab-stops>
      </style:paragraph-properties>
      <style:text-properties fo:font-weight="bold" style:font-weight-asian="bold" style:font-weight-complex="bold"/>
    </style:style>
    <style:style style:name="P18" style:family="paragraph" style:parent-style-name="Standard">
      <style:paragraph-properties>
        <style:tab-stops>
          <style:tab-stop style:position="0.601cm"/>
        </style:tab-stops>
      </style:paragraph-properties>
      <style:text-properties style:text-underline-style="solid" style:text-underline-width="auto" style:text-underline-color="font-color"/>
    </style:style>
    <style:style style:name="P19"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text-align="center" style:justify-single-word="false"/>
      <style:text-properties style:text-underline-style="solid" style:text-underline-width="auto" style:text-underline-color="font-color"/>
    </style:style>
    <style:style style:name="P21" style:family="paragraph" style:parent-style-name="Standard">
      <style:paragraph-properties>
        <style:tab-stops>
          <style:tab-stop style:position="0.601cm"/>
        </style:tab-stops>
      </style:paragraph-properties>
      <style:text-properties style:text-underline-style="solid" style:text-underline-width="auto" style:text-underline-color="font-color" style:font-name-asian="Times New Roman1" style:font-name-complex="Times New Roman1"/>
    </style:style>
    <style:style style:name="P22" style:family="paragraph" style:parent-style-name="Standard">
      <style:paragraph-properties>
        <style:tab-stops>
          <style:tab-stop style:position="0.601cm"/>
        </style:tab-stops>
      </style:paragraph-properties>
      <style:text-properties fo:language="en" fo:country="US"/>
    </style:style>
    <style:style style:name="P23" style:family="paragraph" style:parent-style-name="Standard">
      <style:paragraph-properties>
        <style:tab-stops>
          <style:tab-stop style:position="0.601cm"/>
        </style:tab-stops>
      </style:paragraph-properties>
      <style:text-properties fo:language="en" fo:country="US" officeooo:paragraph-rsid="001a9389"/>
    </style:style>
    <style:style style:name="P24" style:family="paragraph" style:parent-style-name="Standard">
      <style:paragraph-properties>
        <style:tab-stops>
          <style:tab-stop style:position="0.601cm"/>
        </style:tab-stops>
      </style:paragraph-properties>
      <style:text-properties fo:language="en" fo:country="US" fo:font-weight="bold" style:font-weight-asian="bold" style:font-weight-complex="bold"/>
    </style:style>
    <style:style style:name="P25" style:family="paragraph" style:parent-style-name="Standard">
      <style:paragraph-properties>
        <style:tab-stops>
          <style:tab-stop style:position="0.601cm"/>
        </style:tab-stops>
      </style:paragraph-properties>
      <style:text-properties fo:language="en" fo:country="US" style:font-name-asian="Times New Roman1" style:font-name-complex="Times New Roman1"/>
    </style:style>
    <style:style style:name="P26" style:family="paragraph" style:parent-style-name="Standard">
      <style:paragraph-properties>
        <style:tab-stops>
          <style:tab-stop style:position="0.601cm"/>
        </style:tab-stops>
      </style:paragraph-properties>
      <style:text-properties fo:language="en" fo:country="US" fo:font-weight="normal" officeooo:rsid="001a9389" officeooo:paragraph-rsid="001a9389" style:font-weight-asian="normal" style:font-weight-complex="normal"/>
    </style:style>
    <style:style style:name="P27" style:family="paragraph" style:parent-style-name="Standard">
      <style:paragraph-properties>
        <style:tab-stops>
          <style:tab-stop style:position="0.601cm"/>
        </style:tab-stops>
      </style:paragraph-properties>
      <style:text-properties fo:font-weight="normal" style:font-weight-asian="normal" style:font-weight-complex="normal"/>
    </style:style>
    <style:style style:name="P28" style:family="paragraph" style:parent-style-name="Standard">
      <style:paragraph-properties>
        <style:tab-stops>
          <style:tab-stop style:position="0.601cm"/>
        </style:tab-stops>
      </style:paragraph-properties>
      <style:text-properties fo:font-weight="normal" officeooo:paragraph-rsid="001a9389" style:font-weight-asian="normal" style:font-weight-complex="normal"/>
    </style:style>
    <style:style style:name="P29" style:family="paragraph" style:parent-style-name="Standard">
      <style:paragraph-properties>
        <style:tab-stops>
          <style:tab-stop style:position="0.601cm"/>
        </style:tab-stops>
      </style:paragraph-properties>
      <style:text-properties fo:font-weight="normal" style:font-name-asian="Times New Roman1" style:font-weight-asian="normal" style:font-name-complex="Times New Roman1" style:font-weight-complex="normal"/>
    </style:style>
    <style:style style:name="P30" style:family="paragraph" style:parent-style-name="Standard">
      <style:paragraph-properties>
        <style:tab-stops>
          <style:tab-stop style:position="0.601cm"/>
        </style:tab-stops>
      </style:paragraph-properties>
      <style:text-properties style:font-name-asian="Times New Roman1" style:font-name-complex="Times New Roman1"/>
    </style:style>
    <style:style style:name="P31" style:family="paragraph" style:parent-style-name="Standard">
      <style:paragraph-properties>
        <style:tab-stops>
          <style:tab-stop style:position="0.601cm"/>
        </style:tab-stops>
      </style:paragraph-properties>
      <style:text-properties officeooo:paragraph-rsid="00209152" style:font-name-asian="Times New Roman1" style:font-name-complex="Times New Roman1"/>
    </style:style>
    <style:style style:name="P32" style:family="paragraph" style:parent-style-name="Standard">
      <style:paragraph-properties>
        <style:tab-stops>
          <style:tab-stop style:position="0.601cm"/>
        </style:tab-stops>
      </style:paragraph-properties>
      <style:text-properties officeooo:paragraph-rsid="00217a0f" style:font-name-asian="Times New Roman1" style:font-name-complex="Times New Roman1"/>
    </style:style>
    <style:style style:name="P33" style:family="paragraph" style:parent-style-name="Standard">
      <style:paragraph-properties fo:text-align="start" style:justify-single-word="false"/>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style:text-outline="true" fo:font-size="40pt" fo:text-shadow="1pt 1pt" style:text-underline-style="none" fo:font-weight="normal" style:font-size-asian="40pt" style:font-weight-asian="normal" style:font-size-complex="40pt" style:font-weight-complex="normal"/>
    </style:style>
    <style:style style:name="P36" style:family="paragraph" style:parent-style-name="Standard">
      <style:paragraph-properties fo:text-align="center" style:justify-single-word="false"/>
      <style:text-properties style:text-outline="true" fo:font-size="40pt" fo:text-shadow="1pt 1pt" style:text-underline-style="solid" style:text-underline-width="auto" style:text-underline-color="font-color" fo:font-weight="normal" style:font-size-asian="40pt" style:font-weight-asian="normal" style:font-size-complex="40pt" style:font-weight-complex="normal"/>
    </style:style>
    <style:style style:name="P37" style:family="paragraph" style:parent-style-name="Standard">
      <style:paragraph-properties fo:text-align="center" style:justify-single-word="false"/>
      <style:text-properties style:text-outline="true" fo:font-size="20pt" fo:text-shadow="1pt 1pt" style:text-underline-style="none" fo:font-weight="normal" style:font-size-asian="20pt" style:font-weight-asian="normal" style:font-size-complex="20pt" style:font-weight-complex="normal"/>
    </style:style>
    <style:style style:name="P38" style:family="paragraph" style:parent-style-name="Standard">
      <style:paragraph-properties fo:text-align="start" style:justify-single-word="false"/>
      <style:text-properties style:text-underline-style="none" fo:font-weight="normal" style:font-weight-asian="normal" style:font-weight-complex="normal"/>
    </style:style>
    <style:style style:name="P39" style:family="paragraph" style:parent-style-name="Standard" style:master-page-name="First_20_Page">
      <style:paragraph-properties fo:text-align="center" style:justify-single-word="false" style:page-number="auto"/>
      <style:text-properties style:text-underline-style="solid" style:text-underline-width="auto" style:text-underline-color="font-color" fo:font-weight="normal" style:font-weight-asian="normal" style:font-weight-complex="normal"/>
    </style:style>
    <style:style style:name="P40" style:family="paragraph" style:parent-style-name="Standard" style:list-style-name="L3">
      <style:paragraph-properties fo:text-align="start" style:justify-single-word="false">
        <style:tab-stops>
          <style:tab-stop style:position="0.891cm"/>
        </style:tab-stops>
      </style:paragraph-properties>
    </style:style>
    <style:style style:name="P41" style:family="paragraph" style:parent-style-name="Standard" style:list-style-name="L4">
      <style:paragraph-properties fo:text-align="start" style:justify-single-word="false">
        <style:tab-stops>
          <style:tab-stop style:position="0.891cm"/>
        </style:tab-stops>
      </style:paragraph-properties>
      <style:text-properties officeooo:paragraph-rsid="00242fe6"/>
    </style:style>
    <style:style style:name="P42" style:family="paragraph" style:parent-style-name="Standard" style:list-style-name="L4">
      <style:paragraph-properties fo:text-align="start" style:justify-single-word="false">
        <style:tab-stops>
          <style:tab-stop style:position="0.891cm"/>
        </style:tab-stops>
      </style:paragraph-properties>
      <style:text-properties officeooo:paragraph-rsid="001e0904"/>
    </style:style>
    <style:style style:name="P43" style:family="paragraph" style:parent-style-name="Standard" style:list-style-name="L4">
      <style:paragraph-properties fo:text-align="start" style:justify-single-word="false">
        <style:tab-stops>
          <style:tab-stop style:position="0.891cm"/>
        </style:tab-stops>
      </style:paragraph-properties>
      <style:text-properties officeooo:paragraph-rsid="00243b92"/>
    </style:style>
    <style:style style:name="P44" style:family="paragraph" style:parent-style-name="Standard" style:list-style-name="L4">
      <style:paragraph-properties fo:text-align="start" style:justify-single-word="false">
        <style:tab-stops>
          <style:tab-stop style:position="0.891cm"/>
        </style:tab-stops>
      </style:paragraph-properties>
      <style:text-properties officeooo:paragraph-rsid="002b5bac"/>
    </style:style>
    <style:style style:name="P45" style:family="paragraph" style:parent-style-name="Standard" style:list-style-name="L8">
      <style:paragraph-properties fo:text-align="start" style:justify-single-word="false">
        <style:tab-stops>
          <style:tab-stop style:position="0.891cm"/>
        </style:tab-stops>
      </style:paragraph-properties>
      <style:text-properties officeooo:paragraph-rsid="00243b92"/>
    </style:style>
    <style:style style:name="P46" style:family="paragraph" style:parent-style-name="Standard" style:list-style-name="L8">
      <style:paragraph-properties fo:text-align="start" style:justify-single-word="false">
        <style:tab-stops>
          <style:tab-stop style:position="0.891cm"/>
        </style:tab-stops>
      </style:paragraph-properties>
      <style:text-properties officeooo:paragraph-rsid="0025632b"/>
    </style:style>
    <style:style style:name="P47" style:family="paragraph" style:parent-style-name="Standard">
      <style:paragraph-properties fo:text-align="start" style:justify-single-word="false">
        <style:tab-stops>
          <style:tab-stop style:position="0.891cm"/>
        </style:tab-stops>
      </style:paragraph-properties>
      <style:text-properties officeooo:paragraph-rsid="0025632b"/>
    </style:style>
    <style:style style:name="P48" style:family="paragraph" style:parent-style-name="Standard">
      <style:paragraph-properties>
        <style:tab-stops>
          <style:tab-stop style:position="0.601cm"/>
        </style:tab-stops>
      </style:paragraph-properties>
      <style:text-properties style:font-name-asian="Times New Roman1" style:font-name-complex="Times New Roman1"/>
    </style:style>
    <style:style style:name="P49" style:family="paragraph" style:parent-style-name="Standard">
      <style:paragraph-properties>
        <style:tab-stops>
          <style:tab-stop style:position="0.601cm"/>
        </style:tab-stops>
      </style:paragraph-properties>
      <style:text-properties style:text-underline-style="solid" style:text-underline-width="auto" style:text-underline-color="font-color"/>
    </style:style>
    <style:style style:name="P50" style:family="paragraph" style:parent-style-name="Standard" style:list-style-name="L1">
      <style:paragraph-properties fo:margin-left="0cm" fo:margin-right="0cm" fo:text-align="start" style:justify-single-word="false" fo:text-indent="0cm" style:auto-text-indent="false">
        <style:tab-stops>
          <style:tab-stop style:position="0.891cm"/>
        </style:tab-stops>
      </style:paragraph-properties>
    </style:style>
    <style:style style:name="P51" style:family="paragraph" style:parent-style-name="Standard" style:list-style-name="L3">
      <style:paragraph-properties fo:margin-left="0cm" fo:margin-right="0cm" fo:text-align="start" style:justify-single-word="false" fo:text-indent="0cm" style:auto-text-indent="false">
        <style:tab-stops>
          <style:tab-stop style:position="0.891cm"/>
        </style:tab-stops>
      </style:paragraph-properties>
    </style:style>
    <style:style style:name="P52" style:family="paragraph" style:parent-style-name="Standard">
      <style:paragraph-properties fo:margin-left="0cm" fo:margin-right="0cm" fo:text-align="start" style:justify-single-word="false" fo:text-indent="0cm" style:auto-text-indent="false">
        <style:tab-stops>
          <style:tab-stop style:position="0.891cm"/>
        </style:tab-stops>
      </style:paragraph-properties>
      <style:text-properties officeooo:paragraph-rsid="00243b92"/>
    </style:style>
    <style:style style:name="P53"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style>
    <style:style style:name="P54" style:family="paragraph" style:parent-style-name="Standard" style:list-style-name="L5">
      <style:paragraph-properties fo:margin-left="0cm" fo:margin-right="0cm" fo:text-align="start" style:justify-single-word="false" fo:text-indent="0cm" style:auto-text-indent="false">
        <style:tab-stops>
          <style:tab-stop style:position="0cm"/>
        </style:tab-stops>
      </style:paragraph-properties>
    </style:style>
    <style:style style:name="P55" style:family="paragraph" style:parent-style-name="Standard" style:list-style-name="L2">
      <style:paragraph-properties fo:margin-left="0cm" fo:margin-right="0cm" fo:text-align="start" style:justify-single-word="false" fo:text-indent="0cm" style:auto-text-indent="false">
        <style:tab-stops>
          <style:tab-stop style:position="0.891cm"/>
        </style:tab-stops>
      </style:paragraph-properties>
      <style:text-properties style:text-underline-style="solid" style:text-underline-width="auto" style:text-underline-color="font-color"/>
    </style:style>
    <style:style style:name="P56" style:family="paragraph" style:parent-style-name="Standard">
      <style:paragraph-properties fo:margin-left="0cm" fo:margin-right="0cm" fo:text-align="start" style:justify-single-word="false" fo:text-indent="0cm" style:auto-text-indent="false">
        <style:tab-stops>
          <style:tab-stop style:position="0.891cm"/>
        </style:tab-stops>
      </style:paragraph-properties>
      <style:text-properties style:text-underline-style="solid" style:text-underline-width="auto" style:text-underline-color="font-color" fo:font-weight="bold" officeooo:rsid="001c6dca" style:font-weight-asian="bold" style:font-weight-complex="bold"/>
    </style:style>
    <style:style style:name="P57" style:family="paragraph" style:parent-style-name="Standard">
      <style:paragraph-properties fo:margin-left="0cm" fo:margin-right="0cm" fo:text-align="start" style:justify-single-word="false" fo:text-indent="0cm" style:auto-text-indent="false">
        <style:tab-stops>
          <style:tab-stop style:position="0.891cm"/>
        </style:tab-stops>
      </style:paragraph-properties>
      <style:text-properties officeooo:rsid="001c6dca" officeooo:paragraph-rsid="001c6dca"/>
    </style:style>
    <style:style style:name="P58" style:family="paragraph" style:parent-style-name="Standard">
      <style:paragraph-properties fo:margin-left="0cm" fo:margin-right="0cm" fo:text-align="start" style:justify-single-word="false" fo:text-indent="0cm" style:auto-text-indent="false">
        <style:tab-stops>
          <style:tab-stop style:position="0.891cm"/>
        </style:tab-stops>
      </style:paragraph-properties>
      <style:text-properties officeooo:rsid="00209152" officeooo:paragraph-rsid="00209152"/>
    </style:style>
    <style:style style:name="P59" style:family="paragraph" style:parent-style-name="Standard">
      <style:paragraph-properties fo:margin-left="0cm" fo:margin-right="0cm" fo:text-align="start" style:justify-single-word="false" fo:text-indent="0cm" style:auto-text-indent="false">
        <style:tab-stops>
          <style:tab-stop style:position="0.601cm"/>
        </style:tab-stops>
      </style:paragraph-properties>
      <style:text-properties officeooo:rsid="001e0904" officeooo:paragraph-rsid="00209152" style:font-name-asian="Times New Roman1" style:font-name-complex="Times New Roman1"/>
    </style:style>
    <style:style style:name="P60" style:family="paragraph" style:parent-style-name="Standard" style:list-style-name="L6">
      <style:paragraph-properties fo:margin-left="0cm" fo:margin-right="0cm" fo:text-align="start" style:justify-single-word="false" fo:text-indent="0cm" style:auto-text-indent="false">
        <style:tab-stops>
          <style:tab-stop style:position="0cm"/>
        </style:tab-stops>
      </style:paragraph-properties>
      <style:text-properties style:font-name="Times New Roman"/>
    </style:style>
    <style:style style:name="P61"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Times New Roman" officeooo:paragraph-rsid="002f9002"/>
    </style:style>
    <style:style style:name="P62"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FreeMono"/>
    </style:style>
    <style:style style:name="P63" style:family="paragraph" style:parent-style-name="Standard" style:list-style-name="L3">
      <style:paragraph-properties fo:margin-left="-0.025cm" fo:margin-right="0cm" fo:text-align="start" style:justify-single-word="false" fo:text-indent="0.986cm" style:auto-text-indent="false">
        <style:tab-stops>
          <style:tab-stop style:position="0.914cm"/>
        </style:tab-stops>
      </style:paragraph-properties>
    </style:style>
    <style:style style:name="P64" style:family="paragraph" style:parent-style-name="Standard">
      <style:paragraph-properties fo:margin-left="0cm" fo:margin-right="0cm" fo:text-align="start" style:justify-single-word="false" fo:text-indent="0.866cm" style:auto-text-indent="false">
        <style:tab-stops>
          <style:tab-stop style:position="0.891cm"/>
        </style:tab-stops>
      </style:paragraph-properties>
    </style:style>
    <style:style style:name="P65" style:family="paragraph" style:parent-style-name="Standard" style:list-style-name="L3">
      <style:paragraph-properties fo:margin-left="0cm" fo:margin-right="0cm" fo:text-align="start" style:justify-single-word="false" fo:text-indent="0.866cm" style:auto-text-indent="false">
        <style:tab-stops>
          <style:tab-stop style:position="0.891cm"/>
        </style:tab-stops>
      </style:paragraph-properties>
    </style:style>
    <style:style style:name="P66" style:family="paragraph" style:parent-style-name="Standard">
      <style:paragraph-properties fo:margin-left="0cm" fo:margin-right="0cm" fo:text-align="start" style:justify-single-word="false" fo:text-indent="0.866cm" style:auto-text-indent="false">
        <style:tab-stops>
          <style:tab-stop style:position="0.891cm"/>
        </style:tab-stops>
      </style:paragraph-properties>
      <style:text-properties officeooo:rsid="001e0904" officeooo:paragraph-rsid="001e090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style:font-name-asian="Times New Roman1" style:font-name-complex="Times New Roman1"/>
    </style:style>
    <style:style style:name="T4" style:family="text">
      <style:text-properties style:text-underline-style="solid" style:text-underline-width="auto" style:text-underline-color="font-color" officeooo:rsid="001c6dca"/>
    </style:style>
    <style:style style:name="T5" style:family="text">
      <style:text-properties style:text-underline-style="solid" style:text-underline-width="auto" style:text-underline-color="font-color" officeooo:rsid="001e0904"/>
    </style:style>
    <style:style style:name="T6" style:family="text">
      <style:text-properties style:text-underline-style="solid" style:text-underline-width="auto" style:text-underline-color="font-color" fo:font-weight="normal" officeooo:rsid="00209152" style:font-weight-asian="normal" style:font-weight-complex="normal"/>
    </style:style>
    <style:style style:name="T7" style:family="text">
      <style:text-properties style:text-underline-style="solid" style:text-underline-width="auto" style:text-underline-color="font-color" fo:font-weight="normal" officeooo:rsid="00243b92" style:font-weight-asian="normal" style:font-weight-complex="normal"/>
    </style:style>
    <style:style style:name="T8" style:family="text">
      <style:text-properties style:text-underline-style="solid" style:text-underline-width="auto" style:text-underline-color="font-color" fo:font-weight="normal" officeooo:rsid="0025cc2a"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style:text-position="super 58%"/>
    </style:style>
    <style:style style:name="T11" style:family="text">
      <style:text-properties style:text-position="super 58%" fo:language="en" fo:country="US" fo:font-weight="bold" style:font-weight-asian="bold" style:font-weight-complex="bold"/>
    </style:style>
    <style:style style:name="T12" style:family="text">
      <style:text-properties style:text-position="super 58%" fo:language="en" fo:country="US" fo:font-weight="bold" style:font-name-asian="Times New Roman1" style:font-weight-asian="bold" style:font-name-complex="Times New Roman1" style:font-weight-complex="bold"/>
    </style:style>
    <style:style style:name="T13" style:family="text">
      <style:text-properties style:text-position="super 58%" fo:language="en" fo:country="US" style:font-name-asian="Times New Roman1" style:font-name-complex="Times New Roman1"/>
    </style:style>
    <style:style style:name="T14" style:family="text">
      <style:text-properties style:text-position="super 58%" style:font-name-asian="Times New Roman1" style:font-name-complex="Times New Roman1"/>
    </style:style>
    <style:style style:name="T15" style:family="text">
      <style:text-properties style:text-position="super 58%" fo:font-weight="bold" style:font-name-asian="Times New Roman1" style:font-weight-asian="bold" style:font-name-complex="Times New Roman1" style:font-weight-complex="bold"/>
    </style:style>
    <style:style style:name="T16" style:family="text">
      <style:text-properties style:text-position="super 58%" fo:font-weight="bold" style:font-weight-asian="bold" style:font-weight-complex="bold"/>
    </style:style>
    <style:style style:name="T17" style:family="text">
      <style:text-properties style:text-position="super 58%" fo:font-weight="normal" style:font-weight-asian="normal" style:font-weight-complex="normal"/>
    </style:style>
    <style:style style:name="T18" style:family="text">
      <style:text-properties style:font-name="FreeMono"/>
    </style:style>
    <style:style style:name="T19" style:family="text">
      <style:text-properties fo:font-weight="bold" style:font-weight-asian="bold" style:font-weight-complex="bold"/>
    </style:style>
    <style:style style:name="T20" style:family="text">
      <style:text-properties fo:font-weight="bold" officeooo:rsid="001c6dca" style:font-weight-asian="bold" style:font-weight-complex="bold"/>
    </style:style>
    <style:style style:name="T21" style:family="text">
      <style:text-properties fo:font-weight="bold" officeooo:rsid="00209152" style:font-weight-asian="bold" style:font-weight-complex="bold"/>
    </style:style>
    <style:style style:name="T22" style:family="text">
      <style:text-properties fo:font-weight="bold" officeooo:rsid="001e0904" style:font-weight-asian="bold" style:font-weight-complex="bold"/>
    </style:style>
    <style:style style:name="T23" style:family="text">
      <style:text-properties fo:font-weight="bold" officeooo:rsid="00217a0f" style:font-weight-asian="bold" style:font-weight-complex="bold"/>
    </style:style>
    <style:style style:name="T24" style:family="text">
      <style:text-properties fo:font-weight="bold" officeooo:rsid="00243b92" style:font-weight-asian="bold" style:font-weight-complex="bold"/>
    </style:style>
    <style:style style:name="T25" style:family="text">
      <style:text-properties fo:font-weight="bold" officeooo:rsid="0025632b" style:font-weight-asian="bold" style:font-weight-complex="bold"/>
    </style:style>
    <style:style style:name="T26" style:family="text">
      <style:text-properties fo:font-weight="bold" officeooo:rsid="002e29e7" style:font-weight-asian="bold" style:font-weight-complex="bold"/>
    </style:style>
    <style:style style:name="T27" style:family="text">
      <style:text-properties fo:font-weight="bold" style:font-name-asian="Times New Roman1" style:font-weight-asian="bold" style:font-name-complex="Times New Roman1" style:font-weight-complex="bold"/>
    </style:style>
    <style:style style:name="T28" style:family="text">
      <style:text-properties fo:font-weight="normal" style:font-weight-asian="normal" style:font-weight-complex="normal"/>
    </style:style>
    <style:style style:name="T29" style:family="text">
      <style:text-properties fo:font-weight="normal" officeooo:rsid="00209152" style:font-weight-asian="normal" style:font-weight-complex="normal"/>
    </style:style>
    <style:style style:name="T30" style:family="text">
      <style:text-properties fo:font-weight="normal" officeooo:rsid="00217a0f" style:font-weight-asian="normal" style:font-weight-complex="normal"/>
    </style:style>
    <style:style style:name="T31" style:family="text">
      <style:text-properties fo:font-weight="normal" officeooo:rsid="0022ae35" style:font-weight-asian="normal" style:font-weight-complex="normal"/>
    </style:style>
    <style:style style:name="T32" style:family="text">
      <style:text-properties fo:font-weight="normal" officeooo:rsid="00243b92" style:font-weight-asian="normal" style:font-weight-complex="normal"/>
    </style:style>
    <style:style style:name="T33" style:family="text">
      <style:text-properties fo:font-weight="normal" officeooo:rsid="002b0262" style:font-weight-asian="normal" style:font-weight-complex="normal"/>
    </style:style>
    <style:style style:name="T34" style:family="text">
      <style:text-properties fo:font-weight="normal" officeooo:rsid="002b5bac" style:font-weight-asian="normal" style:font-weight-complex="normal"/>
    </style:style>
    <style:style style:name="T35" style:family="text">
      <style:text-properties fo:font-weight="normal" style:font-name-asian="Times New Roman1" style:font-weight-asian="normal" style:font-name-complex="Times New Roman1" style:font-weight-complex="normal"/>
    </style:style>
    <style:style style:name="T36" style:family="text">
      <style:text-properties fo:language="en" fo:country="US"/>
    </style:style>
    <style:style style:name="T37" style:family="text">
      <style:text-properties fo:language="en" fo:country="US" fo:font-weight="bold" style:font-weight-asian="bold"/>
    </style:style>
    <style:style style:name="T38" style:family="text">
      <style:text-properties fo:language="en" fo:country="US" fo:font-weight="bold" style:font-weight-asian="bold" style:font-weight-complex="bold"/>
    </style:style>
    <style:style style:name="T39" style:family="text">
      <style:text-properties fo:language="en" fo:country="US" fo:font-weight="bold" officeooo:rsid="001a9389" style:font-weight-asian="bold" style:font-weight-complex="bold"/>
    </style:style>
    <style:style style:name="T40" style:family="text">
      <style:text-properties fo:language="en" fo:country="US" fo:font-weight="bold" style:font-name-asian="Times New Roman1" style:font-weight-asian="bold" style:font-name-complex="Times New Roman1" style:font-weight-complex="bold"/>
    </style:style>
    <style:style style:name="T41" style:family="text">
      <style:text-properties fo:language="en" fo:country="US" style:text-underline-style="solid" style:text-underline-width="auto" style:text-underline-color="font-color"/>
    </style:style>
    <style:style style:name="T42" style:family="text">
      <style:text-properties fo:language="en" fo:country="US" style:font-name-asian="Times New Roman1" style:font-name-complex="Times New Roman1"/>
    </style:style>
    <style:style style:name="T43" style:family="text">
      <style:text-properties fo:language="en" fo:country="US" fo:font-weight="normal" officeooo:rsid="001a9389" style:font-weight-asian="normal" style:font-weight-complex="normal"/>
    </style:style>
    <style:style style:name="T44" style:family="text">
      <style:text-properties fo:language="en" fo:country="US" officeooo:rsid="001a9389"/>
    </style:style>
    <style:style style:name="T45" style:family="text">
      <style:text-properties style:text-position="sub 58%" fo:font-weight="bold" style:font-weight-asian="bold" style:font-weight-complex="bold"/>
    </style:style>
    <style:style style:name="T46" style:family="text">
      <style:text-properties style:text-position="sub 58%" style:font-name-asian="Times New Roman1" style:font-name-complex="Times New Roman1"/>
    </style:style>
    <style:style style:name="T47" style:family="text">
      <style:text-properties style:text-position="sub 58%" fo:language="en" fo:country="US" style:font-name-asian="Times New Roman1" style:font-name-complex="Times New Roman1"/>
    </style:style>
    <style:style style:name="T48" style:family="text">
      <style:text-properties style:text-position="sub 58%" fo:language="en" fo:country="US" fo:font-weight="bold" style:font-weight-asian="bold" style:font-weight-complex="bold"/>
    </style:style>
    <style:style style:name="T49" style:family="text">
      <style:text-properties style:text-position="sub 58%" officeooo:rsid="001c6dca"/>
    </style:style>
    <style:style style:name="T50" style:family="text">
      <style:text-properties style:text-position="sub 58%" style:font-name="Times New Roman" officeooo:rsid="001c6dca" style:font-name-asian="DejaVu Sans1" style:font-name-complex="DejaVu Sans1"/>
    </style:style>
    <style:style style:name="T51" style:family="text">
      <style:text-properties style:text-position="sub 58%" fo:font-weight="normal" officeooo:rsid="00209152" style:font-weight-asian="normal" style:font-weight-complex="normal"/>
    </style:style>
    <style:style style:name="T52" style:family="text">
      <style:text-properties style:text-position="0% 100%"/>
    </style:style>
    <style:style style:name="T53" style:family="text">
      <style:text-properties style:text-position="0% 100%" fo:font-weight="bold" style:font-weight-asian="bold" style:font-weight-complex="bold"/>
    </style:style>
    <style:style style:name="T54" style:family="text">
      <style:text-properties style:text-position="0% 100%" fo:font-weight="bold" style:font-name-asian="Times New Roman1" style:font-weight-asian="bold" style:font-name-complex="Times New Roman1" style:font-weight-complex="bold"/>
    </style:style>
    <style:style style:name="T55" style:family="text">
      <style:text-properties style:text-position="0% 100%" style:font-name-asian="Times New Roman1" style:font-name-complex="Times New Roman1"/>
    </style:style>
    <style:style style:name="T56" style:family="text">
      <style:text-properties style:text-position="0% 100%" fo:language="en" fo:country="US" style:font-name-asian="Times New Roman1" style:font-name-complex="Times New Roman1"/>
    </style:style>
    <style:style style:name="T57" style:family="text">
      <style:text-properties style:text-position="0% 100%" fo:font-weight="normal" style:font-name-asian="Times New Roman1" style:font-weight-asian="normal" style:font-name-complex="Times New Roman1" style:font-weight-complex="normal"/>
    </style:style>
    <style:style style:name="T58" style:family="text">
      <style:text-properties style:text-position="0% 100%" fo:font-weight="normal" officeooo:rsid="00209152" style:font-weight-asian="normal" style:font-weight-complex="normal"/>
    </style:style>
    <style:style style:name="T59" style:family="text">
      <style:text-properties style:font-name-asian="Times New Roman1" style:font-name-complex="Times New Roman1"/>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0217a0f" style:font-weight-asian="normal" style:font-weight-complex="normal"/>
    </style:style>
    <style:style style:name="T62" style:family="text">
      <style:text-properties style:text-underline-style="none" fo:font-weight="normal" officeooo:rsid="001e0904" style:font-weight-asian="normal" style:font-weight-complex="normal"/>
    </style:style>
    <style:style style:name="T63" style:family="text">
      <style:text-properties style:text-underline-style="none" fo:font-weight="normal" officeooo:rsid="00243b92" style:font-weight-asian="normal" style:font-weight-complex="normal"/>
    </style:style>
    <style:style style:name="T64" style:family="text">
      <style:text-properties style:text-underline-style="none" fo:font-weight="normal" officeooo:rsid="00270d32" style:font-weight-asian="normal" style:font-weight-complex="normal"/>
    </style:style>
    <style:style style:name="T65" style:family="text">
      <style:text-properties style:text-underline-style="none" fo:font-weight="normal" officeooo:rsid="00279e68" style:font-weight-asian="normal" style:font-weight-complex="normal"/>
    </style:style>
    <style:style style:name="T66" style:family="text">
      <style:text-properties style:text-underline-style="none" fo:font-weight="normal" officeooo:rsid="00292610" style:font-weight-asian="normal" style:font-weight-complex="normal"/>
    </style:style>
    <style:style style:name="T67" style:family="text">
      <style:text-properties style:text-underline-style="none" officeooo:rsid="001e0904"/>
    </style:style>
    <style:style style:name="T68" style:family="text">
      <style:text-properties style:text-underline-style="none" fo:font-weight="bold" officeooo:rsid="001e0904" style:font-weight-asian="bold" style:font-weight-complex="bold"/>
    </style:style>
    <style:style style:name="T69" style:family="text">
      <style:text-properties style:text-underline-style="none" fo:font-weight="bold" officeooo:rsid="00242fe6" style:font-weight-asian="bold" style:font-weight-complex="bold"/>
    </style:style>
    <style:style style:name="T70" style:family="text">
      <style:text-properties style:text-underline-style="none" fo:font-weight="bold" officeooo:rsid="00292610" style:font-weight-asian="bold" style:font-weight-complex="bold"/>
    </style:style>
    <style:style style:name="T71" style:family="text">
      <style:text-properties style:text-underline-style="none" fo:font-weight="bold" officeooo:rsid="00279e68" style:font-weight-asian="bold" style:font-weight-complex="bold"/>
    </style:style>
    <style:style style:name="T72" style:family="text">
      <style:text-properties style:text-underline-style="none" officeooo:rsid="00242fe6"/>
    </style:style>
    <style:style style:name="T73" style:family="text">
      <style:text-properties style:text-underline-style="none" officeooo:rsid="00243b92"/>
    </style:style>
    <style:style style:name="T74" style:family="text">
      <style:text-properties style:font-name="Times New Roman"/>
    </style:style>
    <style:style style:name="T75" style:family="text">
      <style:text-properties style:font-name="Times New Roman" officeooo:rsid="001c6dca" style:font-name-asian="DejaVu Sans1" style:font-name-complex="DejaVu Sans1"/>
    </style:style>
    <style:style style:name="T76" style:family="text">
      <style:text-properties style:font-name="Times New Roman" fo:font-weight="bold" officeooo:rsid="001c6dca" style:font-name-asian="DejaVu Sans1" style:font-weight-asian="bold" style:font-name-complex="DejaVu Sans1" style:font-weight-complex="bold"/>
    </style:style>
    <style:style style:name="T77" style:family="text">
      <style:text-properties officeooo:rsid="001c6dca"/>
    </style:style>
    <style:style style:name="T78" style:family="text">
      <style:text-properties style:font-name="DejaVu Sans" officeooo:rsid="001c6dca" style:font-name-asian="DejaVu Sans" style:font-name-complex="DejaVu Sans"/>
    </style:style>
    <style:style style:name="T79" style:family="text">
      <style:text-properties officeooo:rsid="001e0904"/>
    </style:style>
    <style:style style:name="T80" style:family="text">
      <style:text-properties officeooo:rsid="00209152"/>
    </style:style>
    <style:style style:name="T81" style:family="text">
      <style:text-properties officeooo:rsid="0022ae35"/>
    </style:style>
    <style:style style:name="T82" style:family="text">
      <style:text-properties officeooo:rsid="00243b92"/>
    </style:style>
    <style:style style:name="T83" style:family="text">
      <style:text-properties officeooo:rsid="0025632b"/>
    </style:style>
    <style:style style:name="T84" style:family="text">
      <style:text-properties officeooo:rsid="0025cc2a"/>
    </style:style>
    <style:style style:name="T85" style:family="text">
      <style:text-properties officeooo:rsid="00292610"/>
    </style:style>
    <style:style style:name="T86" style:family="text">
      <style:text-properties officeooo:rsid="002b0262"/>
    </style:style>
    <style:style style:name="T87" style:family="text">
      <style:text-properties officeooo:rsid="002e29e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51cm" fo:text-indent="-0.635cm" fo:margin-left="7.851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41cm" fo:text-indent="-0.635cm" fo:margin-left="7.2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76cm" fo:text-indent="-0.635cm" fo:margin-left="7.87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9"/>
      <text:p text:style-name="P19"/>
      <text:p text:style-name="P36">PROGRAMACIÓN III</text:p>
      <text:p text:style-name="P35"/>
      <text:p text:style-name="P35">MEMORIA </text:p>
      <text:p text:style-name="P35">DE LA</text:p>
      <text:p text:style-name="P35">PRÁCTICA </text:p>
      <text:p text:style-name="P35"/>
      <text:p text:style-name="P37">IGNACIO GARCÍA PÉREZ</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8">NOMBRE Y APELLIDOS: IGNACIO GARCÍA PÉREZ</text:p>
      <text:p text:style-name="P38">CENTRO ASOCIADO: BURGOS</text:p>
      <text:p text:style-name="P38">TELÉFONO: 685004197</text:p>
      <text:p text:style-name="P33"><text:span text:style-name="T60">EMAIL: </text:span>igarcia615@alumno.uned.es</text:p>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ÍNDICE</text:p>
      <text:p text:style-name="P34"/>
      <text:p text:style-name="P33">SECCIONES<text:tab/><text:tab/><text:tab/><text:tab/><text:tab/><text:tab/><text:tab/><text:tab/><text:tab/><text:tab/><text:tab/><text:tab/><text:tab/><text:tab/><text:tab/><text:tab/><text:tab/><text:tab/><text:tab/><text:tab/>PÁGINA</text:p>
      <text:p text:style-name="P33"/>
      <text:p text:style-name="P33">1. Respuesta a las preguntas .................................................................................... <text:s text:c="5"/>2</text:p>
      <text:p text:style-name="P33"/>
      <text:p text:style-name="P33">2. Ejemplos de ejecución del programa ................................................................... <text:s text:c="5"/>5</text:p>
      <text:p text:style-name="P33"/>
      <text:p text:style-name="P33">3. Estudio del coste .................................................................................................. <text:s text:c="5"/>1<text:span text:style-name="T86">6</text:span></text:p>
      <text:p text:style-name="P33"/>
      <text:p text:style-name="P33">4. Listado del código fuente ..................................................................................... <text:s text:c="5"/>3<text:span text:style-name="T86">1</text:span></text:p>
      <text:p text:style-name="Standard"/>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27405158" text:style-name="L1">
        <text:list-item>
          <text:p text:style-name="P50"><text:soft-page-break/>RESPUESTA A LAS PREGUNTAS</text:p>
        </text:list-item>
      </text:list>
      <text:list xml:id="list1213964591" text:style-name="L2">
        <text:list-header>
          <text:p text:style-name="P55"/>
        </text:list-header>
      </text:list>
      <text:list xml:id="list1520330112" text:style-name="L3">
        <text:list-header>
          <text:p text:style-name="P51"><text:span text:style-name="T1">Pregunta 1</text:span>:</text:p>
          <text:p text:style-name="P40"/>
          <text:list>
            <text:list-item>
              <text:list>
                <text:list-item>
                  <text:list>
                    <text:list-item>
                      <text:list>
                        <text:list-header>
                          <text:p text:style-name="P63"><text:s text:c="8"/>Como el problema tiene un tamaño que siempre es potencia de 2 (ya que el número de filas y columnas ha de serlo) , he decidido usar un algoritmo de la forma “divide y vencerás”. Además, <text:span text:style-name="T1">para poder saber el lugar en donde se puede poner un trimino en cada ocasión</text:span>, con el fin de convertir la tabla en un mosaico, <text:span text:style-name="T1">hay que recurrir a la división</text:span>. </text:p>
                        </text:list-header>
                      </text:list>
                    </text:list-item>
                  </text:list>
                </text:list-item>
              </text:list>
            </text:list-item>
          </text:list>
        </text:list-header>
      </text:list>
      <text:p text:style-name="P13">Es decir, el problema tiene esa naturaleza (recursiva y <text:s/>de división); primero hay que averiguar en qué <text:span text:style-name="T1">subcuadrante</text:span> de la tabla está la marca especial “#”. En cada uno de los otros <text:span text:style-name="T9">subcuadrantes</text:span> , <text:s/>en sus esquinas más cercanas al centro de su cuadrante padre (en este caso la tabla) se escriben los tres caracteres correspondientes al primer trimino. <text:span text:style-name="T1">Recursivamente</text:span>, <text:span text:style-name="T1">en cada uno de los subcuadrantes</text:span> se hará lo mismo tomando ahora como marca especial el carácter escrito en él. </text:p>
      <text:p text:style-name="P13">Dicho esto, queda claro que la naturaleza del problema implica la división, así que divide y vencerás es la forma natural de hacerlo. También se puede enfocar la tabla como la raíz de un árbol que se puede ir dividiendo sucesivamente en sus distintos nodos sucesores.</text:p>
      <text:p text:style-name="P13">En cada llamada al algoritmo se crean 4 subcuadrantes del cuadrante inicial (<text:span text:style-name="T1">división</text:span>), que corresponde a toda la tabla. Cada uno de ellos se resuelve, es decir, se escribe un carácter del trimino actual en cada uno de los tres subcuadrantes (<text:span text:style-name="T1">fusión implícita de resultados</text:span>) que estén vacíos (en cada llamada siempre habrá tres subcuadrantes vacíos y uno ya escrito por una llamada anterior).</text:p>
      <text:list xml:id="list1815695961" text:continue-numbering="true" text:style-name="L3">
        <text:list-item>
          <text:list>
            <text:list-header>
              <text:p text:style-name="P65"><text:s text:c="8"/>A continuación se vuelve a invocar al algoritmo para cada uno de los subcuadrantes. Y así recursivamente hasta llegar al caso elemental (<text:span text:style-name="T1">solución básica</text:span>), que he considerado que corresponde al caso de un cuadrante de 2 x 2 casillas, es decir, el cuadrante donde sólo <text:s/>cabe un único trimino.</text:p>
            </text:list-header>
          </text:list>
        </text:list-item>
      </text:list>
      <text:p text:style-name="P2"/>
      <text:p text:style-name="P56">Esquema: Divide y vencerás</text:p>
      <text:p text:style-name="P57"><text:tab/></text:p>
      <text:p text:style-name="P3"><text:span text:style-name="T77">- </text:span><text:span text:style-name="T4">Forma general</text:span><text:span text:style-name="T77">:</text:span></text:p>
      <text:p text:style-name="P57"/>
      <text:p text:style-name="P2"><text:span text:style-name="T77"><text:tab/></text:span><text:span text:style-name="T20">fun DV</text:span><text:span text:style-name="T77"> (problema)</text:span></text:p>
      <text:p text:style-name="P2"><text:span text:style-name="T77"><text:tab/><text:tab/></text:span><text:span text:style-name="T20">si</text:span><text:span text:style-name="T77"> suficientemente_simple (problema) </text:span><text:span text:style-name="T20">entonces</text:span></text:p>
      <text:p text:style-name="P2"><text:span text:style-name="T77"><text:tab/><text:tab/><text:tab/></text:span><text:span text:style-name="T20">dev</text:span><text:span text:style-name="T77"> soluci</text:span><text:span text:style-name="T79">ó</text:span><text:span text:style-name="T77">n_simple (problema);</text:span></text:p>
      <text:p text:style-name="P2"><text:span text:style-name="T77"><text:tab/><text:tab/></text:span><text:span text:style-name="T20">si no</text:span><text:span text:style-name="T77"> </text:span></text:p>
      <text:p text:style-name="P2"><text:span text:style-name="T77"><text:tab/><text:tab/><text:tab/>{p</text:span><text:span text:style-name="T49">1</text:span><text:span text:style-name="T77"> … p</text:span><text:span text:style-name="T49">k</text:span><text:span text:style-name="T77">} </text:span><text:span text:style-name="T78">←</text:span><text:span text:style-name="T75"> descomposición (problema);</text:span></text:p>
      <text:p text:style-name="P2"><text:span text:style-name="T75"><text:tab/><text:tab/><text:tab/></text:span><text:span text:style-name="T76">para</text:span><text:span text:style-name="T75"> cada p</text:span><text:span text:style-name="T50">i</text:span><text:span text:style-name="T75"> </text:span><text:span text:style-name="T76">hacer</text:span><text:span text:style-name="T75"> s</text:span><text:span text:style-name="T50">i</text:span><text:span text:style-name="T75"> </text:span><text:span text:style-name="T78">← </text:span><text:span text:style-name="T75"><text:s/>DV(p</text:span><text:span text:style-name="T50">i</text:span><text:span text:style-name="T75">);</text:span></text:p>
      <text:p text:style-name="P2"><text:span text:style-name="T75"><text:tab/><text:tab/><text:tab/></text:span><text:span text:style-name="T76">dev</text:span><text:span text:style-name="T75"> combinación (s</text:span><text:span text:style-name="T50">1</text:span><text:span text:style-name="T75"> … s</text:span><text:span text:style-name="T50">k</text:span><text:span text:style-name="T75">);</text:span></text:p>
      <text:p text:style-name="P2"><text:span text:style-name="T75"><text:tab/><text:tab/></text:span><text:span text:style-name="T76">fsi</text:span></text:p>
      <text:p text:style-name="P3"><text:span text:style-name="T75"><text:tab/></text:span><text:span text:style-name="T76">ffun</text:span></text:p>
      <text:p text:style-name="P11"/>
      <text:p text:style-name="P4"><text:span text:style-name="T81">- </text:span><text:span text:style-name="T5">Identificación con el problema</text:span><text:span text:style-name="T79">:</text:span></text:p>
      <text:p text:style-name="P58"/>
      <text:p text:style-name="P5"><text:span text:style-name="T80">Forma básica (sin el código correspondiente a la traza) de la función particularizada (</text:span><text:span text:style-name="T21">escribeCuadrante</text:span><text:span text:style-name="T80">):</text:span></text:p>
      <text:p text:style-name="P58"/>
      <text:p text:style-name="P16"><text:span text:style-name="T3">void escribeCuadrante (Cuadrante cuadr)</text:span><text:span text:style-name="T59"> {</text:span></text:p>
      <text:p text:style-name="P31"/>
      <text:p text:style-name="P31"><text:s text:c="4"/><text:tab/>if (cuadr.lhs - cuadr.lhi == 1) {</text:p>
      <text:p text:style-name="P31"><text:s text:c="9"/><text:tab/>escribeMinimoCuadrante(cuadr);</text:p>
      <text:p text:style-name="P31"><text:s text:c="10"/><text:tab/>return;</text:p>
      <text:p text:style-name="P31"><text:soft-page-break/><text:s text:c="4"/><text:tab/>}</text:p>
      <text:p text:style-name="P31"><text:s text:c="5"/><text:tab/>Cuadrante h1 = cuadr.Hijo(1);</text:p>
      <text:p text:style-name="P31"><text:s text:c="4"/><text:tab/>escribeLetra(h1);</text:p>
      <text:p text:style-name="P31"><text:s text:c="6"/>Cuadrante h2 = cuadr.Hijo(2);</text:p>
      <text:p text:style-name="P31"><text:tab/>escribeLetra(h2);</text:p>
      <text:p text:style-name="P31"><text:s text:c="6"/>Cuadrante h3 = cuadr.Hijo(3);</text:p>
      <text:p text:style-name="P31"><text:s text:c="6"/>escribeLetra(h3);</text:p>
      <text:p text:style-name="P31"><text:s text:c="6"/>Cuadrante h4 = cuadr.Hijo(4);</text:p>
      <text:p text:style-name="P31"><text:s text:c="6"/>escribeLetra(h4);</text:p>
      <text:p text:style-name="P32"><text:s/><text:tab/>avanzaCaracter();</text:p>
      <text:p text:style-name="P31"><text:s text:c="4"/><text:tab/>escribeCuadrante(h1);</text:p>
      <text:p text:style-name="P31"><text:s text:c="5"/><text:tab/>escribeCuadrante(h2);</text:p>
      <text:p text:style-name="P31"><text:s text:c="6"/>escribeCuadrante(h3);</text:p>
      <text:p text:style-name="P31"><text:s text:c="5"/><text:tab/>escribeCuadrante(h4);</text:p>
      <text:p text:style-name="P59">}</text:p>
      <text:p text:style-name="P66">Identifico las distintos elementos del esquema general, particularizados para este problema:</text:p>
      <text:list xml:id="list1399648901" text:style-name="L4">
        <text:list-item>
          <text:p text:style-name="P41"><text:span text:style-name="T5">“problema”</text:span><text:span text:style-name="T67">: <text:s/>El “problema” </text:span><text:span text:style-name="T73">toma la forma de un objeto</text:span><text:span text:style-name="T67"> </text:span><text:span text:style-name="T68">Cuadrante</text:span><text:span text:style-name="T62"> </text:span><text:span text:style-name="T63">(en la sección de código)</text:span><text:span text:style-name="T62">,</text:span><text:span text:style-name="T67"> que contiene los cuatro límites que lo definen: vertical superior e inferior (</text:span><text:span text:style-name="T68">lvs</text:span><text:span text:style-name="T67"> y </text:span><text:span text:style-name="T68">lvi</text:span><text:span text:style-name="T67">), y horizontal superior e inferior (</text:span><text:span text:style-name="T68">lhs</text:span><text:span text:style-name="T67"> y </text:span><text:span text:style-name="T68">lhi</text:span><text:span text:style-name="T67">). </text:span><text:span text:style-name="T72">Estos objetos se utilizan para delimitar </text:span><text:span text:style-name="T73">regiones o subcuadrantes</text:span><text:span text:style-name="T72"> de la tabla </text:span><text:span text:style-name="T69">Suelo</text:span><text:span text:style-name="T72"> </text:span><text:span text:style-name="T61">(en la sección de código). </text:span><text:span text:style-name="T64">También tiene </text:span><text:span text:style-name="T65">un registro de coordenadas (</text:span><text:span text:style-name="T71">esquinaCentral</text:span><text:span text:style-name="T65">) que indica en qué casilla del cuadrante se escribirá el carácter correspondiente</text:span><text:span text:style-name="T66">.</text:span></text:p>
        </text:list-item>
        <text:list-item>
          <text:p text:style-name="P42"><text:span text:style-name="T5">suficientemente_simple</text:span><text:span text:style-name="T79">: <text:s/>Un objeto </text:span><text:span text:style-name="T22">Cuadrante</text:span><text:span text:style-name="T79"> es suficientemente simple si es de 2 x 2 casillas (</text:span><text:span text:style-name="T22">lhs – lhi = lvs – lvi = 1</text:span><text:span text:style-name="T79">). </text:span></text:p>
        </text:list-item>
        <text:list-item>
          <text:p text:style-name="P42"><text:span text:style-name="T5">solución_ simple</text:span><text:span text:style-name="T79">: <text:s/>función </text:span><text:span text:style-name="T22">escribeMinimoCuadrante</text:span><text:span text:style-name="T79"> (detallada en la sección de código), que escribe un trimino en un objeto </text:span><text:span text:style-name="T22">Cuadrante</text:span><text:span text:style-name="T79"> de 2 x 2 casillas.</text:span></text:p>
        </text:list-item>
        <text:list-item>
          <text:p text:style-name="P44"><text:span text:style-name="T5">descomposición</text:span><text:span text:style-name="T79">: <text:s/></text:span><text:span text:style-name="T80">la descomposición del problema (objeto </text:span><text:span text:style-name="T21">Cuadrante</text:span><text:span text:style-name="T80"> argumento) está implícita </text:span><text:span text:style-name="T85">en </text:span><text:span text:style-name="T81">la</text:span><text:span text:style-name="T80"> función </text:span><text:span text:style-name="T21">Hijo </text:span><text:span text:style-name="T29">del </text:span><text:span text:style-name="T31">mismo </text:span><text:span text:style-name="T29">objeto (en la sección de código), que produce cada uno de sus subcuadrantes (subproblema</text:span><text:span text:style-name="T34">s</text:span><text:span text:style-name="T29"> p</text:span><text:span text:style-name="T51">i</text:span><text:span text:style-name="T58">;</text:span><text:span text:style-name="T51"> </text:span><text:span text:style-name="T29">divide el objeto</text:span><text:span text:style-name="T21"> Cuadrante</text:span><text:span text:style-name="T29"> en 4 objetos </text:span><text:span text:style-name="T32">menores del mismo tipo</text:span><text:span text:style-name="T29"> </text:span><text:span text:style-name="T31">de lado mitad</text:span><text:span text:style-name="T29">).</text:span></text:p>
        </text:list-item>
        <text:list-item>
          <text:p text:style-name="P44"><text:span text:style-name="T6">combinación</text:span><text:span text:style-name="T29">: <text:s/>la combinación de las soluciones de los subproblemas también está implícita de este modo: </text:span><text:span text:style-name="T33">En cada llamada a </text:span><text:span text:style-name="T21">escribeCuadrante</text:span><text:span text:style-name="T29"> </text:span><text:span text:style-name="T32">(en la sección de código) </text:span><text:span text:style-name="T33">se </text:span><text:span text:style-name="T29">añade un nuevo carácter (solución parcial s</text:span><text:span text:style-name="T51">i</text:span><text:span text:style-name="T29">) </text:span><text:span text:style-name="T34">del trimino actual</text:span><text:span text:style-name="T29"> </text:span><text:span text:style-name="T30">a la tabla </text:span><text:span text:style-name="T23">Suelo</text:span><text:span text:style-name="T30">. </text:span><text:span text:style-name="T34">Dicho carácter se coloca</text:span><text:span text:style-name="T30"> en las coordenadas determinadas por </text:span><text:span text:style-name="T33">tres de los hijos o subcuadrantes </text:span><text:span text:style-name="T29">(subproblema</text:span><text:span text:style-name="T34">s</text:span><text:span text:style-name="T29"> p</text:span><text:span text:style-name="T51">i</text:span><text:span text:style-name="T29">) </text:span><text:span text:style-name="T33">d</text:span><text:span text:style-name="T30">el </text:span><text:span text:style-name="T29">objeto </text:span><text:span text:style-name="T21">Cuadrante</text:span><text:span text:style-name="T29"> argumento </text:span><text:span text:style-name="T30">mediante una llamada al procedimiento </text:span><text:span text:style-name="T23">escribeLetra</text:span><text:span text:style-name="T30"> (en la sección de código). De esta forma, la combinación está implícita en las sucesivas modificaciones de la tabla </text:span><text:span text:style-name="T23">Suelo</text:span><text:span text:style-name="T30">.</text:span></text:p>
          <text:p text:style-name="P43"><text:span text:style-name="T32"/></text:p>
        </text:list-item>
      </text:list>
      <text:p text:style-name="P52"><text:span text:style-name="T63">- <text:s/></text:span><text:span text:style-name="T7">Estructuras de datos u</text:span><text:span text:style-name="T8">tiliz</text:span><text:span text:style-name="T7">adas</text:span><text:span text:style-name="T63">:</text:span></text:p>
      <text:p text:style-name="P11"/>
      <text:list xml:id="list914028620" text:style-name="L8">
        <text:list-item>
          <text:p text:style-name="P45"><text:span text:style-name="T82">Objetos </text:span><text:span text:style-name="T24">Cuadrante</text:span><text:span text:style-name="T82">, para representar los distintos subproblemas. </text:span><text:span text:style-name="T87">Como ya he dicho, se componen de los límites (</text:span><text:span text:style-name="T26">lvi, lvs, lhi y lhs</text:span><text:span text:style-name="T87">) y el objeto </text:span><text:span text:style-name="T26">Coordenadas esquinaCentral</text:span><text:span text:style-name="T87">, y tienen el método </text:span><text:span text:style-name="T26">Hijo</text:span><text:span text:style-name="T87"> para generar sus cuatro subcuadrantes .</text:span></text:p>
        </text:list-item>
        <text:list-item>
          <text:p text:style-name="P45"><text:span text:style-name="T82">La tabla </text:span><text:span text:style-name="T83">de caracteres </text:span><text:span text:style-name="T24">Suelo</text:span><text:span text:style-name="T82">, </text:span><text:span text:style-name="T83">de dos dimensiones d x d, siendo d la dimensión tomada como argumento en el comando (8 por defecto); en ella, cada trimino se representa como una “L” (que puede estar girada en cualquier posición) formada por tres caracteres iguales. Esta tabla </text:span><text:span text:style-name="T82">conten</text:span><text:span text:style-name="T83">drá</text:span><text:span text:style-name="T82"> la solución, que se va formando en ella paso a paso.</text:span></text:p>
        </text:list-item>
        <text:list-item>
          <text:p text:style-name="P46"><text:span text:style-name="T83">Objetos </text:span><text:span text:style-name="T25">Coordenadas</text:span><text:span text:style-name="T83">, que son simplemente </text:span><text:span text:style-name="T84">tuplas</text:span><text:span text:style-name="T83"> de fila y columna.</text:span></text:p>
        </text:list-item>
      </text:list>
      <text:p text:style-name="P47"><text:span text:style-name="T84"/></text:p>
      <text:p text:style-name="P52"><text:soft-page-break/><text:tab/>El <text:span text:style-name="T1">cálculo del coste del programa</text:span> se encuentra en la primera parte de la sección de cálculo de costes.</text:p>
      <text:p text:style-name="P52"/>
      <text:p text:style-name="P2"><text:span text:style-name="T1">Pregunta 2</text:span>: </text:p>
      <text:p text:style-name="P2"/>
      <text:p text:style-name="P11">El algoritmo hace lo siguiente: Si lo vemos como un árbol, el cuadrante inicial (toda la tabla) sería la raíz, que genera sus 4 hijos (y los resuelve); el primer hijo, a su vez, genera sus respectivos hijos; el primero de ellos vuelve a hacerlo,... así sucesivamente, hasta llegar al primer hijo que es un nodo “hoja” (un cuadrante elemental), que termina su “rama de recursividad” invocando a la función elemental. El curso del algoritmo vuelve a la invocación de la función elemental para los otros tres nodos hoja del mismo nodo padre. Acto seguido sube hasta el siguiente nodo más profundo sin desarrollar, y genera todos sus sucesores. Después vuelve al siguiente nodo hijo del nodo raíz que esté sin desarrollar. Y así sucesivamente.</text:p>
      <text:p text:style-name="P11"><text:s/></text:p>
      <text:p text:style-name="P12">Aunque hablamos de un algoritmo del tipo divide y vencerás; claramente, este algoritmo realiza un <text:span text:style-name="T1">recorrido en profundidad</text:span> en un árbol con un factor de ramificación de 4 (cada nodo tiene 4 ramas). El recorrido siempre se hace en el mismo orden, del primer al cuarto cuadrante, y siguiendo este orden recursivamente en la expansión de cada nodo.</text:p>
      <text:p text:style-name="P12"><text:s/></text:p>
      <text:p text:style-name="P12">He encontrado algunas alternativas: Si en lugar de hacer un “recorrido en profundidad” lo hacemos en amplitud, se podría usar una algoritmo iterativo junto con una lista enlazada. La principal diferencia estaría en el coste espacial, ya que hay que usar una estructura de datos ; a cambio, al no tener recursividad cargaríamos menos la pila (que puede desbordarse por una llamada con un tamaño de problema grande, al producir tantas llamadas recursivas). </text:p>
      <text:p text:style-name="P12"/>
      <text:p text:style-name="P12">Otra alternativa, usando el mismo recorrido en profundidad, consistiría en resolver en la función recursiva todos los cuadrantes hasta los de 4 x 4 casillas inclusive. Entonces podemos invocar una función iterativa que rellene todos los cuadrantes elementales de 2 x 2 restantes. Esta opción resta tiempo y carga de pila al algoritmo recursivo principal, pero es menos elegante.</text:p>
      <text:p text:style-name="P12"/>
      <text:p text:style-name="P2"><text:tab/>Usaré como comparativa el recorrido en amplitud. Funciona de este modo: Tenemos una lista enlazada, en la que ponemos el nodo raíz (toda la tabla) del árbol de cuadrantes; acto seguido generamos sus cuatro cuadrantes (escribiendo un carácter del trimino actual en cada cuadrante que corresponda). Entonces avanzamos un lugar la cabeza de la lista enlazada, para dejar a su suerte al nodo ya desarrollado, que será limpiado por el depurador de memoria. </text:p>
      <text:p text:style-name="P2"><text:tab/>Así sucesivamente, vamos desarrollando el primer nodo de la lista, escribiendo el trimino en sus hijos e introduciéndolos al final de la lista, y de nuevo avanzando la cabeza. </text:p>
      <text:p text:style-name="P2"><text:tab/>El cálculo del coste de esta alternativa y su comparación con la primera opción de divide y vencerás se encuentran en la segunda parte de la sección de costes.</text:p>
      <text:p text:style-name="P12"/>
      <text:p text:style-name="P2"><text:span text:style-name="T1">Pregunta 3</text:span>:</text:p>
      <text:p text:style-name="P2"/>
      <text:p text:style-name="P2"><text:tab/>Podemos ver que, aunque el coste temporal no es descabellado (ya que es cuadrático, o lineal con el número de casillas de la tabla), el coste espacial es exponencial con base 4. Tenemos que almacenar en el montículo de memoria de java un máximo de unos 4<text:span text:style-name="T10">N</text:span> subcuadrantes, siendo N, como antes, el tamaño del problema, es decir, la dimensión de la tabla. Claramente, en cuestiones de espacio es un problema intratable para valores grandes. </text:p>
      <text:p text:style-name="P2"/>
      <text:p text:style-name="P2"><text:tab/>Temporalmente, aunque no sea para tanto, llegará un valor para el cual también será intratable. Además está el punto de escribir la tabla en pantalla: Aunque para valores razonablemente grandes <text:soft-page-break/>el problema va a ser tratable (sólo resolver el problema en sí, sin escribir la tabla en pantalla), la impresión de la tabla en pantalla tiene una constante oculta enorme, que es mucho menor al escribir en un archivo; sin tener en cuenta que el buffer de la consola del SO o bien de un archivo de texto no es infinito (como sí existe la opción en la consola de BlueJ), y para algún valor de la dimensión produce saltos de línea en cada fila de la tabla escrita.</text:p>
      <text:p text:style-name="P2"><text:tab/>Además, queda la cuestión adicional del desbordamiento de pila, que ocurrirá para valores grandes de la dimensión en la opción recursiva.</text:p>
      <text:p text:style-name="P2"/>
      <text:p text:style-name="P2"><text:tab/>También habría que hacer un pequeño inciso para hablar de la opción de traza: Esto supone una escritura de la tabla por cada trimino, es decir (N<text:span text:style-name="T10">2</text:span> – 1) / 3 escrituras. Es decir, lo que antes era una gran constante (el coste de sacar la tabla por pantalla), ahora pasa a tener un coste cuadrático, multiplicado además por esa gran constante. Luego, si invocamos el problema en el modo de traza, llegará mucho antes a ser intratable.</text:p>
      <text:p text:style-name="P2"><text:tab/>Espacialmente, en realidad estamos diciendo que desbordamos los recursos de la máquina virtual de java. Pero aunque usáramos toda la memoria de la máquina, o incluso más:</text:p>
      <text:p text:style-name="P12">Podemos decir que aunque tuviéramos el ordenador más rápido y la mayor memoria, siempre existirá un valor del exponente de la potencia de dos que representa la dimensión de la tabla con el cual rápidamente desbordaríamos la memoria, y rápidamente el algoritmo tardaría demasiado en resolver el problema.</text:p>
      <text:p text:style-name="P12">El problema es intratable para valores grandes (sobre todo espacialmente, incluso aunque no contáramos con escribir la tabla).</text:p>
      <text:list xml:id="list583874097" text:continue-list="list1815695961" text:style-name="L3">
        <text:list-item>
          <text:list>
            <text:list-item>
              <text:list>
                <text:list-item>
                  <text:list>
                    <text:list-item>
                      <text:list>
                        <text:list-header>
                          <text:p text:style-name="P51"/>
                        </text:list-header>
                      </text:list>
                    </text:list-item>
                  </text:list>
                </text:list-item>
              </text:list>
            </text:list-item>
          </text:list>
        </text:list-item>
      </text:list>
      <text:p text:style-name="P6"/>
      <text:list xml:id="list1443476848" text:style-name="L5">
        <text:list-item>
          <text:p text:style-name="P54">EJEMPLOS DE EJECUCIÓN DEL PROGRAMA</text:p>
        </text:list-item>
      </text:list>
      <text:p text:style-name="P6"/>
      <text:p text:style-name="P7">SALIDA DEL COMANDO TRIMINO </text:p>
      <text:p text:style-name="P7">========================== </text:p>
      <text:p text:style-name="P7"/>
      <text:p text:style-name="P7">Los argumentos fueron: </text:p>
      <text:p text:style-name="P7">trazar = false; x = 1; y = 2; dimensión = 2; fichero = prueba2.txt </text:p>
      <text:p text:style-name="P7"/>
      <text:p text:style-name="P7"/>
      <text:p text:style-name="P7">. . </text:p>
      <text:p text:style-name="P7"># . </text:p>
      <text:p text:style-name="P7"/>
      <text:p text:style-name="P7"/>
      <text:p text:style-name="P7"/>
      <text:p text:style-name="P7"/>
      <text:p text:style-name="P7"/>
      <text:p text:style-name="P7"/>
      <text:p text:style-name="P7">0 0 </text:p>
      <text:p text:style-name="P7"># 0 </text:p>
      <text:p text:style-name="P7"/>
      <text:p text:style-name="P7"/>
      <text:p text:style-name="P7"/>
      <text:p text:style-name="P7"/>
      <text:p text:style-name="P7"/>
      <text:p text:style-name="P7"/>
      <text:p text:style-name="P7">FIN DE LA SALIDA</text:p>
      <text:p text:style-name="P7"/>
      <text:p text:style-name="P7"/>
      <text:p text:style-name="P7"/>
      <text:p text:style-name="P7"><text:soft-page-break/>SALIDA DEL COMANDO TRIMINO </text:p>
      <text:p text:style-name="P7">========================== </text:p>
      <text:p text:style-name="P7"/>
      <text:p text:style-name="P7">Los argumentos fueron: </text:p>
      <text:p text:style-name="P7">trazar = false; x = 4; y = 2; dimensión = 4; fichero = prueba4.txt </text:p>
      <text:p text:style-name="P7"/>
      <text:p text:style-name="P7"/>
      <text:p text:style-name="P7">. . . . </text:p>
      <text:p text:style-name="P7">. . . # </text:p>
      <text:p text:style-name="P7">. . . . </text:p>
      <text:p text:style-name="P7">. . . . </text:p>
      <text:p text:style-name="P7"/>
      <text:p text:style-name="P7"/>
      <text:p text:style-name="P7"/>
      <text:p text:style-name="P7"/>
      <text:p text:style-name="P7"/>
      <text:p text:style-name="P7"/>
      <text:p text:style-name="P7">1 1 2 2 </text:p>
      <text:p text:style-name="P7">1 0 2 # </text:p>
      <text:p text:style-name="P7">3 0 0 4 </text:p>
      <text:p text:style-name="P7">3 3 4 4 </text:p>
      <text:p text:style-name="P7"/>
      <text:p text:style-name="P7"/>
      <text:p text:style-name="P7"/>
      <text:p text:style-name="P7"/>
      <text:p text:style-name="P7">FIN DE LA SALIDA</text:p>
      <text:p text:style-name="P7">SALIDA DEL COMANDO TRIMINO</text:p>
      <text:p text:style-name="P7">==========================</text:p>
      <text:p text:style-name="P7"/>
      <text:p text:style-name="P7">Los argumentos fueron:</text:p>
      <text:p text:style-name="P7">trazar = true; x = 4; y = 2; dimensión = 4; fichero = prueba4traza.txt</text:p>
      <text:p text:style-name="P7"/>
      <text:p text:style-name="P7"/>
      <text:p text:style-name="P7">. . . . </text:p>
      <text:p text:style-name="P7">. . . # </text:p>
      <text:p text:style-name="P7">. . . . </text:p>
      <text:p text:style-name="P7">. . . . </text:p>
      <text:p text:style-name="P7"/>
      <text:p text:style-name="P7"/>
      <text:p text:style-name="P7"/>
      <text:p text:style-name="P7"/>
      <text:p text:style-name="P7">. . . . </text:p>
      <text:p text:style-name="P7">. 0 . # </text:p>
      <text:p text:style-name="P7">. 0 0 . </text:p>
      <text:p text:style-name="P7">. . . . </text:p>
      <text:p text:style-name="P7"/>
      <text:p text:style-name="P7"/>
      <text:p text:style-name="P7"/>
      <text:p text:style-name="P7"/>
      <text:p text:style-name="P7"/>
      <text:p text:style-name="P7"/>
      <text:p text:style-name="P7"/>
      <text:p text:style-name="P7"><text:soft-page-break/>1 1 . . </text:p>
      <text:p text:style-name="P7">1 0 . # </text:p>
      <text:p text:style-name="P7">. 0 0 . </text:p>
      <text:p text:style-name="P7">. . . . </text:p>
      <text:p text:style-name="P7"/>
      <text:p text:style-name="P7"/>
      <text:p text:style-name="P7"/>
      <text:p text:style-name="P7"/>
      <text:p text:style-name="P7">1 1 2 2 </text:p>
      <text:p text:style-name="P7">1 0 2 # </text:p>
      <text:p text:style-name="P7">. 0 0 . </text:p>
      <text:p text:style-name="P7">. . . . </text:p>
      <text:p text:style-name="P7"/>
      <text:p text:style-name="P7"/>
      <text:p text:style-name="P7"/>
      <text:p text:style-name="P7"/>
      <text:p text:style-name="P7">1 1 2 2 </text:p>
      <text:p text:style-name="P7">1 0 2 # </text:p>
      <text:p text:style-name="P7">3 0 0 . </text:p>
      <text:p text:style-name="P7">3 3 . . </text:p>
      <text:p text:style-name="P7"/>
      <text:p text:style-name="P7"/>
      <text:p text:style-name="P7"/>
      <text:p text:style-name="P7"/>
      <text:p text:style-name="P7">1 1 2 2 </text:p>
      <text:p text:style-name="P7">1 0 2 # </text:p>
      <text:p text:style-name="P7">3 0 0 4 </text:p>
      <text:p text:style-name="P7">3 3 4 4 </text:p>
      <text:p text:style-name="P7"/>
      <text:p text:style-name="P7"/>
      <text:p text:style-name="P7"/>
      <text:p text:style-name="P7"/>
      <text:p text:style-name="P7"/>
      <text:p text:style-name="P7">FIN DE LA SALIDA</text:p>
      <text:p text:style-name="P7"/>
      <text:p text:style-name="P7"/>
      <text:p text:style-name="P7">SALIDA DEL COMANDO TRIMINO</text:p>
      <text:p text:style-name="P7">==========================</text:p>
      <text:p text:style-name="P7"/>
      <text:p text:style-name="P7">Los argumentos fueron:</text:p>
      <text:p text:style-name="P7">trazar = false; x = 3; y = 7; dimensión = 8; fichero = prueba8.txt</text:p>
      <text:p text:style-name="P7"/>
      <text:p text:style-name="P7"/>
      <text:p text:style-name="P7">. . . . . . . . </text:p>
      <text:p text:style-name="P7">. . . . . . . . </text:p>
      <text:p text:style-name="P7">. . . . . . . . </text:p>
      <text:p text:style-name="P7">. . . . . . . . </text:p>
      <text:p text:style-name="P7">. . . . . . . . </text:p>
      <text:p text:style-name="P7">. . . . . . . . </text:p>
      <text:p text:style-name="P7">. . # . . . . . </text:p>
      <text:p text:style-name="P7">. . . . . . . . </text:p>
      <text:p text:style-name="P7"/>
      <text:p text:style-name="P7"/>
      <text:p text:style-name="P7"><text:soft-page-break/>2 2 3 3 7 7 8 8 </text:p>
      <text:p text:style-name="P7">2 1 1 3 7 6 6 8 </text:p>
      <text:p text:style-name="P7">4 1 5 5 9 9 6 A </text:p>
      <text:p text:style-name="P7">4 4 5 0 0 9 A A </text:p>
      <text:p text:style-name="P7">C C D D 0 H I I </text:p>
      <text:p text:style-name="P7">C B B D H H G I </text:p>
      <text:p text:style-name="P7">E B # F J G G K </text:p>
      <text:p text:style-name="P7">E E F F J J K K </text:p>
      <text:p text:style-name="P7"/>
      <text:p text:style-name="P7"/>
      <text:p text:style-name="P7"/>
      <text:p text:style-name="P7">FIN DE LA SALIDA</text:p>
      <text:p text:style-name="P7"/>
      <text:p text:style-name="P7"/>
      <text:p text:style-name="P7">SALIDA DEL COMANDO TRIMINO</text:p>
      <text:p text:style-name="P7">==========================</text:p>
      <text:p text:style-name="P7"/>
      <text:p text:style-name="P7">Los argumentos fueron:</text:p>
      <text:p text:style-name="P7">trazar = true; x = 3; y = 7; dimensión = 8; fichero = prueba8traza.txt</text:p>
      <text:p text:style-name="P7">. . . . . . . . </text:p>
      <text:p text:style-name="P7">. . . . . . . . </text:p>
      <text:p text:style-name="P7">. . . . . . . . </text:p>
      <text:p text:style-name="P7">. . . . . . . . </text:p>
      <text:p text:style-name="P7">. . . . . . . . </text:p>
      <text:p text:style-name="P7">. . . . . . . . </text:p>
      <text:p text:style-name="P7">. . # . . . . . </text:p>
      <text:p text:style-name="P7">. . . . . . . . </text:p>
      <text:p text:style-name="P7"/>
      <text:p text:style-name="P7"/>
      <text:p text:style-name="P7"/>
      <text:p text:style-name="P7"/>
      <text:p text:style-name="P7">. . . . . . . . </text:p>
      <text:p text:style-name="P7">. . . . . . . . </text:p>
      <text:p text:style-name="P7">. . . . . . . . </text:p>
      <text:p text:style-name="P7">. . . 0 0 . . . </text:p>
      <text:p text:style-name="P7">. . . . 0 . . . </text:p>
      <text:p text:style-name="P7">. . . . . . . . </text:p>
      <text:p text:style-name="P7">. . # . . . . . </text:p>
      <text:p text:style-name="P7">. . . . . . . . </text:p>
      <text:p text:style-name="P7"/>
      <text:p text:style-name="P7"/>
      <text:p text:style-name="P7"/>
      <text:p text:style-name="P7"/>
      <text:p text:style-name="P7">. . . . . . . . </text:p>
      <text:p text:style-name="P7">. 1 1 . . . . . </text:p>
      <text:p text:style-name="P7">. 1 . . . . . . </text:p>
      <text:p text:style-name="P7">. . . 0 0 . . . </text:p>
      <text:p text:style-name="P7">. . . . 0 . . . </text:p>
      <text:p text:style-name="P7">. . . . . . . . </text:p>
      <text:p text:style-name="P7">. . # . . . . . </text:p>
      <text:p text:style-name="P7">. . . . . . . . </text:p>
      <text:p text:style-name="P7"/>
      <text:p text:style-name="P7"><text:soft-page-break/>2 2 . . . . . . </text:p>
      <text:p text:style-name="P7">2 1 1 . . . . . </text:p>
      <text:p text:style-name="P7">. 1 . . . . . . </text:p>
      <text:p text:style-name="P7">. . . 0 0 . . . </text:p>
      <text:p text:style-name="P7">. . . . 0 . . . </text:p>
      <text:p text:style-name="P7">. . . . . . . . </text:p>
      <text:p text:style-name="P7">. . # . . . . . </text:p>
      <text:p text:style-name="P7">. . . . . . . . </text:p>
      <text:p text:style-name="P7"/>
      <text:p text:style-name="P7"/>
      <text:p text:style-name="P7"/>
      <text:p text:style-name="P7"/>
      <text:p text:style-name="P7">2 2 3 3 . . . . </text:p>
      <text:p text:style-name="P7">2 1 1 3 . . . . </text:p>
      <text:p text:style-name="P7">. 1 . . . . . . </text:p>
      <text:p text:style-name="P7">. . . 0 0 . . . </text:p>
      <text:p text:style-name="P7">. . . . 0 . . . </text:p>
      <text:p text:style-name="P7">. . . . . . . . </text:p>
      <text:p text:style-name="P7">. . # . . . . . </text:p>
      <text:p text:style-name="P7">. . . . . . . . </text:p>
      <text:p text:style-name="P7"/>
      <text:p text:style-name="P7"/>
      <text:p text:style-name="P7"/>
      <text:p text:style-name="P7"/>
      <text:p text:style-name="P7">2 2 3 3 . . . . </text:p>
      <text:p text:style-name="P7">2 1 1 3 . . . . </text:p>
      <text:p text:style-name="P7">4 1 . . . . . . </text:p>
      <text:p text:style-name="P7">4 4 . 0 0 . . . </text:p>
      <text:p text:style-name="P7">. . . . 0 . . . </text:p>
      <text:p text:style-name="P7">. . . . . . . . </text:p>
      <text:p text:style-name="P7">. . # . . . . . </text:p>
      <text:p text:style-name="P7">. . . . . . . . </text:p>
      <text:p text:style-name="P7"/>
      <text:p text:style-name="P7"/>
      <text:p text:style-name="P7"/>
      <text:p text:style-name="P7"/>
      <text:p text:style-name="P7">2 2 3 3 . . . . </text:p>
      <text:p text:style-name="P7">2 1 1 3 . . . . </text:p>
      <text:p text:style-name="P7">4 1 5 5 . . . . </text:p>
      <text:p text:style-name="P7">4 4 5 0 0 . . . </text:p>
      <text:p text:style-name="P7">. . . . 0 . . . </text:p>
      <text:p text:style-name="P7">. . . . . . . . </text:p>
      <text:p text:style-name="P7">. . # . . . . . </text:p>
      <text:p text:style-name="P7">. . . . . . . . </text:p>
      <text:p text:style-name="P7"/>
      <text:p text:style-name="P7"/>
      <text:p text:style-name="P7"/>
      <text:p text:style-name="P7"/>
      <text:p text:style-name="P7"/>
      <text:p text:style-name="P7"/>
      <text:p text:style-name="P7"/>
      <text:p text:style-name="P7"/>
      <text:p text:style-name="P7"/>
      <text:p text:style-name="P7"><text:soft-page-break/>2 2 3 3 . . . . </text:p>
      <text:p text:style-name="P7">2 1 1 3 . 6 6 . </text:p>
      <text:p text:style-name="P7">4 1 5 5 . . 6 . </text:p>
      <text:p text:style-name="P7">4 4 5 0 0 . . . </text:p>
      <text:p text:style-name="P7">. . . . 0 . . . </text:p>
      <text:p text:style-name="P7">. . . . . . . . </text:p>
      <text:p text:style-name="P7">. . # . . . . . </text:p>
      <text:p text:style-name="P7">. . . . . . . . </text:p>
      <text:p text:style-name="P7"/>
      <text:p text:style-name="P7"/>
      <text:p text:style-name="P7"/>
      <text:p text:style-name="P7"/>
      <text:p text:style-name="P7">2 2 3 3 7 7 . . </text:p>
      <text:p text:style-name="P7">2 1 1 3 7 6 6 . </text:p>
      <text:p text:style-name="P7">4 1 5 5 . . 6 . </text:p>
      <text:p text:style-name="P7">4 4 5 0 0 . . . </text:p>
      <text:p text:style-name="P7">. . . . 0 . . . </text:p>
      <text:p text:style-name="P7">. . . . . . . . </text:p>
      <text:p text:style-name="P7">. . # . . . . . </text:p>
      <text:p text:style-name="P7">. . . . . . . . </text:p>
      <text:p text:style-name="P7"/>
      <text:p text:style-name="P7"/>
      <text:p text:style-name="P7"/>
      <text:p text:style-name="P7"/>
      <text:p text:style-name="P7">2 2 3 3 7 7 8 8 </text:p>
      <text:p text:style-name="P7">2 1 1 3 7 6 6 8 </text:p>
      <text:p text:style-name="P7">4 1 5 5 . . 6 . </text:p>
      <text:p text:style-name="P7">4 4 5 0 0 . . . </text:p>
      <text:p text:style-name="P7">. . . . 0 . . . </text:p>
      <text:p text:style-name="P7">. . . . . . . . </text:p>
      <text:p text:style-name="P7">. . # . . . . . </text:p>
      <text:p text:style-name="P7">. . . . . . . . </text:p>
      <text:p text:style-name="P7"/>
      <text:p text:style-name="P7"/>
      <text:p text:style-name="P7"/>
      <text:p text:style-name="P7"/>
      <text:p text:style-name="P7">2 2 3 3 7 7 8 8 </text:p>
      <text:p text:style-name="P7">2 1 1 3 7 6 6 8 </text:p>
      <text:p text:style-name="P7">4 1 5 5 9 9 6 . </text:p>
      <text:p text:style-name="P7">4 4 5 0 0 9 . . </text:p>
      <text:p text:style-name="P7">. . . . 0 . . . </text:p>
      <text:p text:style-name="P7">. . . . . . . . </text:p>
      <text:p text:style-name="P7">. . # . . . . . </text:p>
      <text:p text:style-name="P7">. . . . . . . . </text:p>
      <text:p text:style-name="P7"/>
      <text:p text:style-name="P7"/>
      <text:p text:style-name="P7"/>
      <text:p text:style-name="P7"/>
      <text:p text:style-name="P7"/>
      <text:p text:style-name="P7"/>
      <text:p text:style-name="P7"/>
      <text:p text:style-name="P7"/>
      <text:p text:style-name="P7"/>
      <text:p text:style-name="P7"><text:soft-page-break/>2 2 3 3 7 7 8 8 </text:p>
      <text:p text:style-name="P7">2 1 1 3 7 6 6 8 </text:p>
      <text:p text:style-name="P7">4 1 5 5 9 9 6 A </text:p>
      <text:p text:style-name="P7">4 4 5 0 0 9 A A </text:p>
      <text:p text:style-name="P7">. . . . 0 . . . </text:p>
      <text:p text:style-name="P7">. . . . . . . . </text:p>
      <text:p text:style-name="P7">. . # . . . . . </text:p>
      <text:p text:style-name="P7">. . . . . . . . </text:p>
      <text:p text:style-name="P7"/>
      <text:p text:style-name="P7"/>
      <text:p text:style-name="P7"/>
      <text:p text:style-name="P7"/>
      <text:p text:style-name="P7">2 2 3 3 7 7 8 8 </text:p>
      <text:p text:style-name="P7">2 1 1 3 7 6 6 8 </text:p>
      <text:p text:style-name="P7">4 1 5 5 9 9 6 A </text:p>
      <text:p text:style-name="P7">4 4 5 0 0 9 A A </text:p>
      <text:p text:style-name="P7">. . . . 0 . . . </text:p>
      <text:p text:style-name="P7">. B B . . . . . </text:p>
      <text:p text:style-name="P7">. B # . . . . . </text:p>
      <text:p text:style-name="P7">. . . . . . . . </text:p>
      <text:p text:style-name="P7"/>
      <text:p text:style-name="P7"/>
      <text:p text:style-name="P7"/>
      <text:p text:style-name="P7"/>
      <text:p text:style-name="P7">2 2 3 3 7 7 8 8 </text:p>
      <text:p text:style-name="P7">2 1 1 3 7 6 6 8 </text:p>
      <text:p text:style-name="P7">4 1 5 5 9 9 6 A </text:p>
      <text:p text:style-name="P7">4 4 5 0 0 9 A A </text:p>
      <text:p text:style-name="P7">C C . . 0 . . . </text:p>
      <text:p text:style-name="P7">C B B . . . . . </text:p>
      <text:p text:style-name="P7">. B # . . . . . </text:p>
      <text:p text:style-name="P7">. . . . . . . . </text:p>
      <text:p text:style-name="P7"/>
      <text:p text:style-name="P7"/>
      <text:p text:style-name="P7"/>
      <text:p text:style-name="P7"/>
      <text:p text:style-name="P7">2 2 3 3 7 7 8 8 </text:p>
      <text:p text:style-name="P7">2 1 1 3 7 6 6 8 </text:p>
      <text:p text:style-name="P7">4 1 5 5 9 9 6 A </text:p>
      <text:p text:style-name="P7">4 4 5 0 0 9 A A </text:p>
      <text:p text:style-name="P7">C C D D 0 . . . </text:p>
      <text:p text:style-name="P7">C B B D . . . . </text:p>
      <text:p text:style-name="P7">. B # . . . . . </text:p>
      <text:p text:style-name="P7">. . . . . . . . </text:p>
      <text:p text:style-name="P7"/>
      <text:p text:style-name="P7"/>
      <text:p text:style-name="P7"/>
      <text:p text:style-name="P7"/>
      <text:p text:style-name="P7"/>
      <text:p text:style-name="P7"/>
      <text:p text:style-name="P7"/>
      <text:p text:style-name="P7"/>
      <text:p text:style-name="P7"/>
      <text:p text:style-name="P7"><text:soft-page-break/>2 2 3 3 7 7 8 8 </text:p>
      <text:p text:style-name="P7">2 1 1 3 7 6 6 8 </text:p>
      <text:p text:style-name="P7">4 1 5 5 9 9 6 A</text:p>
      <text:p text:style-name="P7">4 4 5 0 0 9 A A </text:p>
      <text:p text:style-name="P7">C C D D 0 . . . </text:p>
      <text:p text:style-name="P7">C B B D . . . . </text:p>
      <text:p text:style-name="P7">E B # . . . . . </text:p>
      <text:p text:style-name="P7">E E . . . . . . </text:p>
      <text:p text:style-name="P7"/>
      <text:p text:style-name="P7"/>
      <text:p text:style-name="P7"/>
      <text:p text:style-name="P7"/>
      <text:p text:style-name="P7">2 2 3 3 7 7 8 8 </text:p>
      <text:p text:style-name="P7">2 1 1 3 7 6 6 8 </text:p>
      <text:p text:style-name="P7">4 1 5 5 9 9 6 A </text:p>
      <text:p text:style-name="P7">4 4 5 0 0 9 A A </text:p>
      <text:p text:style-name="P7">C C D D 0 . . . </text:p>
      <text:p text:style-name="P7">C B B D . . . . </text:p>
      <text:p text:style-name="P7">E B # F . . . . </text:p>
      <text:p text:style-name="P7">E E F F . . . . </text:p>
      <text:p text:style-name="P7"/>
      <text:p text:style-name="P7"/>
      <text:p text:style-name="P7"/>
      <text:p text:style-name="P7"/>
      <text:p text:style-name="P7">2 2 3 3 7 7 8 8 </text:p>
      <text:p text:style-name="P7">2 1 1 3 7 6 6 8 </text:p>
      <text:p text:style-name="P7">4 1 5 5 9 9 6 A </text:p>
      <text:p text:style-name="P7">4 4 5 0 0 9 A A </text:p>
      <text:p text:style-name="P7">C C D D 0 . . . </text:p>
      <text:p text:style-name="P7">C B B D . . G . </text:p>
      <text:p text:style-name="P7">E B # F . G G . </text:p>
      <text:p text:style-name="P7">E E F F . . . . </text:p>
      <text:p text:style-name="P7"/>
      <text:p text:style-name="P7"/>
      <text:p text:style-name="P7"/>
      <text:p text:style-name="P7"/>
      <text:p text:style-name="P7">2 2 3 3 7 7 8 8 </text:p>
      <text:p text:style-name="P7">2 1 1 3 7 6 6 8 </text:p>
      <text:p text:style-name="P7">4 1 5 5 9 9 6 A </text:p>
      <text:p text:style-name="P7">4 4 5 0 0 9 A A </text:p>
      <text:p text:style-name="P7">C C D D 0 H . . </text:p>
      <text:p text:style-name="P7">C B B D H H G . </text:p>
      <text:p text:style-name="P7">E B # F . G G . </text:p>
      <text:p text:style-name="P7">E E F F . . . . </text:p>
      <text:p text:style-name="P7"/>
      <text:p text:style-name="P7"/>
      <text:p text:style-name="P7"/>
      <text:p text:style-name="P7"/>
      <text:p text:style-name="P7"/>
      <text:p text:style-name="P7"/>
      <text:p text:style-name="P7"/>
      <text:p text:style-name="P7"/>
      <text:p text:style-name="P7"/>
      <text:p text:style-name="P7"><text:soft-page-break/>2 2 3 3 7 7 8 8 </text:p>
      <text:p text:style-name="P7">2 1 1 3 7 6 6 8 </text:p>
      <text:p text:style-name="P7">4 1 5 5 9 9 6 A </text:p>
      <text:p text:style-name="P7">4 4 5 0 0 9 A A </text:p>
      <text:p text:style-name="P7">C C D D 0 H I I </text:p>
      <text:p text:style-name="P7">C B B D H H G I </text:p>
      <text:p text:style-name="P7">E B # F . G G . </text:p>
      <text:p text:style-name="P7">E E F F . . . . </text:p>
      <text:p text:style-name="P7"/>
      <text:p text:style-name="P7"/>
      <text:p text:style-name="P7"/>
      <text:p text:style-name="P7"/>
      <text:p text:style-name="P7">2 2 3 3 7 7 8 8 </text:p>
      <text:p text:style-name="P7">2 1 1 3 7 6 6 8 </text:p>
      <text:p text:style-name="P7">4 1 5 5 9 9 6 A </text:p>
      <text:p text:style-name="P7">4 4 5 0 0 9 A A </text:p>
      <text:p text:style-name="P7">C C D D 0 H I I </text:p>
      <text:p text:style-name="P7">C B B D H H G I </text:p>
      <text:p text:style-name="P7">E B # F J G G . </text:p>
      <text:p text:style-name="P7">E E F F J J . . </text:p>
      <text:p text:style-name="P7"/>
      <text:p text:style-name="P7"/>
      <text:p text:style-name="P7"/>
      <text:p text:style-name="P7"/>
      <text:p text:style-name="P7">2 2 3 3 7 7 8 8 </text:p>
      <text:p text:style-name="P7">2 1 1 3 7 6 6 8 </text:p>
      <text:p text:style-name="P7">4 1 5 5 9 9 6 A </text:p>
      <text:p text:style-name="P7">4 4 5 0 0 9 A A </text:p>
      <text:p text:style-name="P7">C C D D 0 H I I </text:p>
      <text:p text:style-name="P7">C B B D H H G I </text:p>
      <text:p text:style-name="P7">E B # F J G G K </text:p>
      <text:p text:style-name="P7">E E F F J J K K </text:p>
      <text:p text:style-name="P7"/>
      <text:p text:style-name="P7"/>
      <text:p text:style-name="P7"/>
      <text:p text:style-name="P7"/>
      <text:p text:style-name="P7">FIN DE LA SALID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ALIDA DEL COMANDO TRIMINO </text:p>
      <text:p text:style-name="P7">========================== </text:p>
      <text:p text:style-name="P7"/>
      <text:p text:style-name="P7">Los argumentos fueron: </text:p>
      <text:p text:style-name="P7">trazar = false; x = 13; y = 7; dimensión = 16; fichero = prueba16.txt </text:p>
      <text:p text:style-name="P7"/>
      <text:p text:style-name="P7"/>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 . . . . . . . . . . . . . . </text:p>
      <text:p text:style-name="P7"/>
      <text:p text:style-name="P7"/>
      <text:p text:style-name="P7"/>
      <text:p text:style-name="P7"/>
      <text:p text:style-name="P7">3 3 4 4 8 8 9 9 O O P P T T U U</text:p>
      <text:p text:style-name="P7">3 2 2 4 8 7 7 9 O N N P T S S U </text:p>
      <text:p text:style-name="P7">5 2 6 6 A A 7 B Q N R R V V S W </text:p>
      <text:p text:style-name="P7">5 5 6 1 1 A B B Q Q R M M V W W </text:p>
      <text:p text:style-name="P7">D D E 1 I I J J Y Y Z M d d e e </text:p>
      <text:p text:style-name="P7">D C E E I H H J Y X Z Z d c c e </text:p>
      <text:p text:style-name="P7">F C C G K H L L a X X b # f c g </text:p>
      <text:p text:style-name="P7">F F G G K K L 0 a a b b f f g g </text:p>
      <text:p text:style-name="P7">j j k k o o p 0 0 4 5 5 9 9 A A </text:p>
      <text:p text:style-name="P7">j i i k o n p p 4 4 3 5 9 8 8 A </text:p>
      <text:p text:style-name="P7">l i m m q n n r 6 3 3 7 B B 8 C </text:p>
      <text:p text:style-name="P7">l l m h q q r r 6 6 7 7 2 B C C </text:p>
      <text:p text:style-name="P7">t t u h h y z z E E F 2 2 J K K </text:p>
      <text:p text:style-name="P7">t s u u y y x z E D F F J J I K </text:p>
      <text:p text:style-name="P7">v s s w 0 x x 1 G D D H L I I M </text:p>
      <text:p text:style-name="P7">v v w w 0 0 1 1 G G H H L L M M </text:p>
      <text:p text:style-name="P7"/>
      <text:p text:style-name="P7"/>
      <text:p text:style-name="P7"/>
      <text:p text:style-name="P7"/>
      <text:p text:style-name="P7">FIN DE LA SALIDA</text:p>
      <text:p text:style-name="P7"/>
      <text:p text:style-name="P7"/>
      <text:p text:style-name="P7"/>
      <text:p text:style-name="P7"/>
      <text:p text:style-name="P7"><text:soft-page-break/>SALIDA DEL COMANDO TRIMINO</text:p>
      <text:p text:style-name="P7">==========================</text:p>
      <text:p text:style-name="P7"/>
      <text:p text:style-name="P7">Los argumentos fueron:</text:p>
      <text:p text:style-name="P7">trazar = false; x = 13; y = 29; dimensión = 32; fichero = prueba32.txt</text:p>
      <text:p text:style-name="P7"/>
      <text:p text:style-name="P7"/>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 . . . . . . . . . . . . . . . . . . . . . . . . . . . . .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4 4 5 5 9 9 A A P P Q Q U U V V R R S S W W X X m m n n r r s s </text:p>
      <text:p text:style-name="P8">4 3 3 5 9 8 8 A P O O Q U T T V R Q Q S W V V X m l l n r q q s </text:p>
      <text:p text:style-name="P8">6 3 7 7 B B 8 C R O S S W W T X T Q U U Y Y V Z o l p p t t q u </text:p>
      <text:p text:style-name="P8">6 6 7 2 2 B C C R R S N N W X X T T U P P Y Z Z o o p k k t u u </text:p>
      <text:p text:style-name="P8">E E F 2 J J K K Z Z a a N e f f b b c P g g h h w w x x k 1 2 2 </text:p>
      <text:p text:style-name="P8">E D F F J I I K Z Y Y a e e d f b a c c g f f h w v v x 1 1 0 2 </text:p>
      <text:p text:style-name="P8">G D D H L I M M b b Y c g d d h d a a e i f j j y y v z 3 0 0 4 </text:p>
      <text:p text:style-name="P8">G G H H L L M 1 1 b c c g g h h d d e e i i j O O y z z 3 3 4 4 </text:p>
      <text:p text:style-name="P8">k k l l p p q 1 5 5 6 6 A A B B 7 7 8 8 C C D D O S T T X X Y Y </text:p>
      <text:p text:style-name="P8">k j j l p o q q 5 4 4 6 A 9 9 B 7 6 6 8 C B B D S S R T X W W Y </text:p>
      <text:p text:style-name="P8">m j n n r o o s 7 4 8 8 C C 9 D 9 6 A A E E B F U R R V Z Z W a </text:p>
      <text:p text:style-name="P8">m m n i r r s s 7 7 8 3 3 C D D 9 9 A 5 5 E F F U U V V Q Z a a </text:p>
      <text:p text:style-name="P8">u u v i i z 0 0 F F G 3 K K L L H H I I 5 M N N c c d Q Q h i i </text:p>
      <text:p text:style-name="P8">u t v v z z y 0 F E G G K J J L H G G I M M L N c b d d h h g i </text:p>
      <text:p text:style-name="P8">w t t x 1 y y 2 H E E I M J N N J J G K O L L P e b b f j g g k </text:p>
      <text:p text:style-name="P8">w w x x 1 1 2 2 H H I I M M N 0 0 J K K O O P P e e f f j j k k </text:p>
      <text:p text:style-name="P8">o o p p t t u u 9 9 A A E E F F 0 B C C G G H H W W X X b b c c </text:p>
      <text:p text:style-name="P8">o n n p t s s u 9 8 8 A E D D F B B A C G F F H W V V X b a a c </text:p>
      <text:p text:style-name="P8">q n r r v v s w B 8 C C G G D H D A A E I I F J Y V Z Z d d a e </text:p>
      <text:p text:style-name="P8">q q r m m v w w B B C 7 7 G H H D D E E 9 I J J Y Y Z U U d e e </text:p>
      <text:p text:style-name="P8">y y z m 3 3 4 4 J J K K 7 O P P L L M 9 9 Q R R g g h h U l m m </text:p>
      <text:p text:style-name="P8">y x z z 3 2 2 4 J I I K O O N P L K M M Q Q P R g f f h l l k m </text:p>
      <text:p text:style-name="P8">0 x x 1 5 2 6 6 L L I M Q N N R N K K O S P P T i i f j n k k o </text:p>
      <text:p text:style-name="P8">0 0 1 1 5 5 6 l l L M M Q Q R R N N O O S S T T 8 i j j n n o o </text:p>
      <text:p text:style-name="P8">U U V V Z Z a l p p q q u u v v r r s s w w x 8 8 C D D H H I I </text:p>
      <text:p text:style-name="P8">U T T V Z Y a a p o o q u t t v r q q s w v x x C C B D H G G I </text:p>
      <text:p text:style-name="P8">W T X X b Y Y c r o s s w w t x t q u u y v v z E B B F J J G K </text:p>
      <text:p text:style-name="P8">W W X S b b c c r r s n n w x x t t u p y y z z E E F F A J K K </text:p>
      <text:p text:style-name="P8">e e f S S j k k z z 0 n # 4 5 5 1 1 2 p p 6 7 7 M M N A A R S S </text:p>
      <text:p text:style-name="P8">e d f f j j i k z y 0 0 4 4 3 5 1 0 2 2 6 6 5 7 M L N N R R Q S </text:p>
      <text:p text:style-name="P8">g d d h l i i m 1 y y 2 6 3 3 7 3 0 0 4 8 5 5 9 O L L P T Q Q U </text:p>
      <text:p text:style-name="P8">g g h h l l m m 1 1 2 2 6 6 7 7 3 3 4 4 8 8 9 9 O O P P T T U U </text:p>
      <text:p text:style-name="P8"/>
      <text:p text:style-name="P7"/>
      <text:p text:style-name="P7"/>
      <text:p text:style-name="P7"/>
      <text:p text:style-name="P7">FIN DE LA SALIDA</text:p>
      <text:p text:style-name="P7"><text:tab/></text:p>
      <text:p text:style-name="P9"><text:span text:style-name="T18"><text:tab/></text:span>Estos ejemplos de ejecución junto con el de dimensión 64, que no cabe en el ancho del documento y algunos otros se encuentran en el CD adjunto a la memoria.</text:p>
      <text:p text:style-name="P9"/>
      <text:list xml:id="list1807734214" text:style-name="L6">
        <text:list-item>
          <text:p text:style-name="P60">ESTUDIO DEL COSTE</text:p>
        </text:list-item>
      </text:list>
      <text:p text:style-name="P9"/>
      <text:p text:style-name="P14"><text:span text:style-name="T1">Aclaraciones a la notación</text:span>:</text:p>
      <text:p text:style-name="P14"><text:tab/></text:p>
      <text:p text:style-name="P14"><text:tab/>Aquí está copiado el código fuente, con un texto a modo de comentario //, después de cada sentencia, que indica el coste de la misma. El coste resultante de un método completo está comentado entre corchetes [ ] tras la declaración subrayada de la misma. Simplemente con comentarios están indicados los costes de las sentencias que intervienen directamente en el coste de la función, mientras que las instrucciones que están anidadas dentro de otras, tienen tras de ellas el comentario del coste entre paréntesis // ( ). Llamo “N” al tamaño del problema.</text:p>
      <text:p text:style-name="P14"/>
      <text:p text:style-name="P14"><text:soft-page-break/>En el caso de las sentencias if - else if … else:</text:p>
      <text:p text:style-name="P14"><text:tab/>Si no figura ningún comentario de coste dentro del paréntesis del propio if (condición), o del else if, se entiende que la comprobación de esa condición tiene un coste constante (asintóticamente unitario, O(1)).</text:p>
      <text:p text:style-name="P14"><text:tab/>El coste de todo el bloque if - else if … else <text:s/>es el que figura en el comentario tras el primer if. Este coste es el de la sentencia que lo tenga máximo de entre todas las condiciones y todas las <text:s/>acciones asociadas a ellas, en ese bloque.</text:p>
      <text:p text:style-name="P14"/>
      <text:p text:style-name="P14">En el caso de las sentencias switch:</text:p>
      <text:p text:style-name="P14"><text:tab/>El coste se halla de forma casi idéntica al del if – else, con la diferencia de que no hay que evaluar el coste de cada condición, ya que las condiciones de las sentencias case del switch tienen siempre coste constante (se compara el argumento del switch con valores constantes).</text:p>
      <text:p text:style-name="P14"/>
      <text:p text:style-name="P17">En la clase Funciones:</text:p>
      <text:p text:style-name="P18"/>
      <text:p text:style-name="P14"><text:span text:style-name="T1">void mostrarAyuda ()</text:span> { <text:s/><text:span text:style-name="T19">// [ cte = O(1) ] </text:span><text:span text:style-name="T28">(Abreviatura cte = costante).</text:span></text:p>
      <text:p text:style-name="P22"/>
      <text:p text:style-name="P14"><text:span text:style-name="T36"><text:tab/>StringBuilder s = new StringBuilder(); <text:s/></text:span><text:span text:style-name="T38">// cte</text:span></text:p>
      <text:p text:style-name="P14"><text:span text:style-name="T36"><text:s text:c="3"/><text:tab/>s.append(" <text:s text:c="19"/>SINTAXIS \n"); <text:s/></text:span><text:span text:style-name="T38">// cte; lo supongo acotado por un máximo de <text:tab/>longitud de cadena de texto que no depende del tamaño del problema.</text:span></text:p>
      <text:p text:style-name="P14"><text:span text:style-name="T36"><text:s text:c="3"/><text:tab/>s.append(" <text:s text:c="12"/>====================== \n\n"); <text:s/></text:span><text:span text:style-name="T38">// cte</text:span></text:p>
      <text:p text:style-name="P22"><text:s text:c="8"/></text:p>
      <text:p text:style-name="P14"><text:span text:style-name="T36"><text:s text:c="5"/><text:tab/>s.append(" java trimino [-t] [-h] x y [d] [fichero] \n"); <text:s/></text:span><text:span text:style-name="T38">// cte</text:span></text:p>
      <text:p text:style-name="P14"><text:span text:style-name="T36"><text:s text:c="5"/><text:tab/>s.append(" Nota: Los argumentos entre corchetes ([ ]) son opcionales."); <text:s/></text:span><text:span text:style-name="T38">// cte</text:span></text:p>
      <text:p text:style-name="P14"><text:span text:style-name="T36"><text:s text:c="5"/><text:tab/>s.append("\n\n"); <text:s/></text:span><text:span text:style-name="T38">// cte</text:span></text:p>
      <text:p text:style-name="P22"/>
      <text:p text:style-name="P14"><text:span text:style-name="T36"><text:tab/>s.append(" Descripción de los argumentos: \n"); <text:s/></text:span><text:span text:style-name="T38">// cte</text:span></text:p>
      <text:p text:style-name="P14"><text:span text:style-name="T36"><text:tab/>s.append(" ----------------------------- \n\n"); <text:s/></text:span><text:span text:style-name="T38">// cte</text:span></text:p>
      <text:p text:style-name="P22"/>
      <text:p text:style-name="P15"><text:span text:style-name="T43"><text:tab/>s.append(" '-t' (opcional): Traza el algoritmo, imprimiendo la tabla de"); <text:s/></text:span><text:span text:style-name="T39">// cte</text:span></text:p>
      <text:p text:style-name="P28"><text:span text:style-name="T44"><text:s text:c="4"/><text:tab/>s.append(" caracteres en cada trimino colocado. \n\n"); <text:s/></text:span><text:span text:style-name="T39">// cte</text:span></text:p>
      <text:p text:style-name="P26"><text:s text:c="8"/></text:p>
      <text:p text:style-name="P28"><text:span text:style-name="T44"><text:s text:c="4"/><text:tab/>s.append(" '-h' (opcional): Ayuda que vuelve a recordar la sintaxis; este"); <text:s/></text:span><text:span text:style-name="T39">// cte</text:span><text:span text:style-name="T44"> </text:span></text:p>
      <text:p text:style-name="P28"><text:span text:style-name="T44"><text:s text:c="4"/><text:tab/>s.append(" argumento puede estar en cualquier posición, y se ejecuta aunque"); <text:s/></text:span><text:span text:style-name="T39">// cte</text:span><text:span text:style-name="T44"> </text:span></text:p>
      <text:p text:style-name="P28"><text:span text:style-name="T44"><text:s text:c="6"/>s.append(" haya errores en los demás argumentos.\n\n"); </text:span><text:span text:style-name="T39">// cte</text:span></text:p>
      <text:p text:style-name="P26"><text:s text:c="8"/></text:p>
      <text:p text:style-name="P28"><text:span text:style-name="T44"><text:s text:c="6"/>s.append(" 'x' e 'y' (los únicos argumentos obligatorios): Coordenadas"); <text:s/></text:span><text:span text:style-name="T39">// cte</text:span><text:span text:style-name="T44"> </text:span></text:p>
      <text:p text:style-name="P28"><text:span text:style-name="T44"><text:s text:c="6"/>s.append(" (horizontal de izquierda a derecha y vertical de arriba a abajo,"); </text:span><text:span text:style-name="T39">// cte</text:span></text:p>
      <text:p text:style-name="P28"><text:span text:style-name="T44"><text:s text:c="6"/>s.append(" respectivamente), donde se colocará la marca \n"); <text:s/></text:span><text:span text:style-name="T39">// cte</text:span></text:p>
      <text:p text:style-name="P28"><text:span text:style-name="T44"><text:s text:c="6"/>s.append(" especial '#'. Deben estar entre 1 y d, ambos inclusive. \n\n"); <text:s/></text:span><text:span text:style-name="T39">// cte</text:span><text:span text:style-name="T44"> </text:span></text:p>
      <text:p text:style-name="P26"><text:s text:c="8"/></text:p>
      <text:p text:style-name="P28"><text:span text:style-name="T44"><text:s text:c="6"/>s.append(" 'd' (opcional): Dimensión de la tabla (número de filas y"); </text:span><text:span text:style-name="T39">// cte</text:span></text:p>
      <text:p text:style-name="P28"><text:span text:style-name="T44"><text:s text:c="6"/>s.append(" columnas) a rellenar; debe ser mayor que 0 y potencia de 2."); <text:s/></text:span><text:span text:style-name="T39">// cte</text:span></text:p>
      <text:p text:style-name="P28"><text:span text:style-name="T44"><text:s text:c="6"/>s.append(" Por defecto, si no se introduce este argumento, se hará \n"); <text:s/></text:span><text:span text:style-name="T39">// cte</text:span></text:p>
      <text:p text:style-name="P28"><text:span text:style-name="T44"><text:s text:c="6"/>s.append(" con una tabla de 8 x 8. \n\n"); <text:s/></text:span><text:span text:style-name="T39">// cte</text:span></text:p>
      <text:p text:style-name="P22"><text:tab/><text:tab/></text:p>
      <text:p text:style-name="P14"><text:span text:style-name="T36"><text:tab/>s.append(" 'fichero' (opcional): <text:s/>Archivo de salida donde se desee imprimir"); <text:s/></text:span><text:span text:style-name="T38">// cte</text:span></text:p>
      <text:p text:style-name="P14"><text:span text:style-name="T36"><text:tab/>s.append(" la salida del programa. Si el archivo existe, el programa"); <text:s/></text:span><text:span text:style-name="T38">// cte</text:span></text:p>
      <text:p text:style-name="P14"><text:span text:style-name="T36"><text:tab/>s.append(" pregunta al usuario si quiere sobreescribirlo. \n"); <text:s/></text:span><text:span text:style-name="T38">// cte</text:span></text:p>
      <text:p text:style-name="P14"><text:span text:style-name="T36"><text:tab/>s.append(" Si la respuesta es no, el programa termina en ese punto. Si no"); <text:s/></text:span><text:span text:style-name="T38">// cte</text:span></text:p>
      <text:p text:style-name="P14"><text:soft-page-break/><text:span text:style-name="T36"><text:tab/>s.append(" existe el archivo lo crea el programa, siempre que tenga un"); <text:s/></text:span><text:span text:style-name="T38">// cte</text:span></text:p>
      <text:p text:style-name="P14"><text:span text:style-name="T36"><text:tab/>s.append(" formato válido. \n"); <text:s/></text:span><text:span text:style-name="T38">// cte</text:span></text:p>
      <text:p text:style-name="P14"><text:span text:style-name="T36"><text:tab/>s.append(" Para que el formato sea correcto, la ruta de directorios escrita"); <text:s/></text:span><text:span text:style-name="T38">// cte</text:span></text:p>
      <text:p text:style-name="P14"><text:span text:style-name="T36"><text:tab/>s.append(" en el argumento (si se escribió una ruta) ha de existir; el"); <text:s/></text:span><text:span text:style-name="T38">// cte</text:span></text:p>
      <text:p text:style-name="P14"><text:span text:style-name="T36"><text:tab/>s.append(" nombre del archivo ha de estar formado por letras, \n números, o"); <text:s/></text:span><text:span text:style-name="T38">// cte</text:span><text:span text:style-name="T36"> </text:span></text:p>
      <text:p text:style-name="P14"><text:span text:style-name="T36"><text:tab/>s.append(" símbolos '-', '_', 'ñ' ó 'Ñ'; después ha de tener un punto '.' y"); <text:s/></text:span><text:span text:style-name="T38">// cte</text:span></text:p>
      <text:p text:style-name="P14"><text:span text:style-name="T36"><text:tab/>s.append(" una extensión, formada por caracteres (entre uno y tres, ambos\n"); <text:s/></text:span><text:span text:style-name="T38">// cte</text:span></text:p>
      <text:p text:style-name="P14"><text:span text:style-name="T36"><text:tab/>s.append(" inclusive) que han de ser letras o números.\n"); <text:s/></text:span><text:span text:style-name="T38">// cte</text:span></text:p>
      <text:p text:style-name="P14"><text:span text:style-name="T36"><text:tab/>s.append(" Si no se introduce este argumento se imprimirá la salida en la"); <text:s/></text:span><text:span text:style-name="T38">// cte</text:span></text:p>
      <text:p text:style-name="P14"><text:span text:style-name="T36"><text:tab/>s.append(" consola."); <text:s/></text:span><text:span text:style-name="T38">// cte</text:span></text:p>
      <text:p text:style-name="P14"><text:span text:style-name="T36"><text:tab/>s.append("\n\n\n\n"); <text:s/></text:span><text:span text:style-name="T38">// cte</text:span></text:p>
      <text:p text:style-name="P14"><text:span text:style-name="T36"><text:s text:c="5"/><text:tab/>System.err.print(s); <text:s text:c="2"/></text:span><text:span text:style-name="T38">// cte</text:span></text:p>
      <text:p text:style-name="P22">}</text:p>
      <text:p text:style-name="P14"><text:s text:c="2"/></text:p>
      <text:p text:style-name="P14"><text:tab/>En el caso de esta función, como en muchas otras que figuran después, el coste es una constante, e igual al mayor de los costes de las sentencias dispuestas en secuencia.</text:p>
      <text:p text:style-name="P14"><text:s text:c="2"/></text:p>
      <text:p text:style-name="P14"><text:span text:style-name="T1">int compruebaEntero (String a)</text:span> { <text:s/><text:span text:style-name="T19">// [ cte = O(1) ]</text:span></text:p>
      <text:p text:style-name="P14"/>
      <text:p text:style-name="P14"><text:s text:c="4"/><text:tab/>try { <text:span text:style-name="T19">// cte</text:span></text:p>
      <text:p text:style-name="P14"><text:s text:c="12"/><text:tab/>return Integer.parseInt(a); <text:s/><text:span text:style-name="T19">// (cte, ya que supongo la longitud del String de entrada <text:tab/><text:tab/><text:tab/><text:tab/>// acotada por un valor constante que no guarda relación con el tamaño del <text:tab/><text:tab/><text:tab/><text:tab/> <text:s text:c="2"/><text:tab/><text:tab/>// problema). <text:s/></text:span></text:p>
      <text:p text:style-name="P22"><text:s text:c="5"/><text:tab/>}</text:p>
      <text:p text:style-name="P14"><text:span text:style-name="T36"><text:s text:c="5"/><text:tab/>catch(NumberFormatException e) { </text:span><text:span text:style-name="T38">// cte</text:span></text:p>
      <text:p text:style-name="P14"><text:span text:style-name="T36"><text:s text:c="9"/><text:tab/>return -1; <text:s/></text:span><text:span text:style-name="T38">// (cte)</text:span></text:p>
      <text:p text:style-name="P22"><text:s text:c="5"/><text:tab/>} <text:s text:c="13"/></text:p>
      <text:p text:style-name="P14">}</text:p>
      <text:p text:style-name="P14"><text:s/></text:p>
      <text:p text:style-name="P14"><text:span text:style-name="T1">boolean potenciaDeDos (int n)</text:span> { <text:s/><text:span text:style-name="T19">// [ O(log</text:span><text:span text:style-name="T45">2</text:span><text:span text:style-name="T19">(n)) ]</text:span></text:p>
      <text:p text:style-name="P14"/>
      <text:p text:style-name="P14"><text:s text:c="4"/><text:tab/>return (Integer.toBinaryString(n).matches("1?0*")); <text:span text:style-name="T19"><text:s/>// Cuando esta función es usada en el <text:tab/>// programa, </text:span><text:span text:style-name="T2">su argumento es el propio tamaño del problema</text:span><text:span text:style-name="T19">. Se convierte el entero de </text:span></text:p>
      <text:p text:style-name="P14"><text:span text:style-name="T19"><text:tab/>// entrada a <text:s/>binario realizando sucesivas divisiones entre dos hasta llegar al cociente de 1; <text:tab/>// es decir, se hacen </text:span><text:bookmark-start text:name="__DdeLink__4318_1473604831"/><text:span text:style-name="T19">log</text:span><text:span text:style-name="T45">2</text:span><text:span text:style-name="T53">(n)</text:span><text:bookmark-end text:name="__DdeLink__4318_1473604831"/><text:span text:style-name="T53"> divisiones, consideradas de coste constante. Así tenemos <text:tab/></text:span></text:p>
      <text:p text:style-name="P14"><text:span text:style-name="T53"><text:tab/>// </text:span><text:bookmark-start text:name="__DdeLink__4320_1473604831"/><text:span text:style-name="T53">log</text:span><text:span text:style-name="T45">2</text:span><text:span text:style-name="T53">(n)</text:span><text:bookmark-end text:name="__DdeLink__4320_1473604831"/><text:span text:style-name="T53"> * cte = O(log</text:span><text:span text:style-name="T45">2</text:span><text:span text:style-name="T53">(n));</text:span></text:p>
      <text:p text:style-name="P14">}</text:p>
      <text:p text:style-name="P14"/>
      <text:p text:style-name="P14"><text:span text:style-name="T1">String leerConsola ()</text:span> { <text:s/><text:span text:style-name="T19">// [ cte = O(1) ]</text:span></text:p>
      <text:p text:style-name="P14"/>
      <text:p text:style-name="P14"><text:s text:c="3"/><text:tab/>String respuesta = null; <text:s/><text:span text:style-name="T19">// cte</text:span></text:p>
      <text:p text:style-name="P14"><text:s text:c="5"/><text:tab/>int fallos = 0; <text:s/><text:span text:style-name="T19">// cte</text:span></text:p>
      <text:p text:style-name="P14"><text:s text:c="4"/><text:tab/>BufferedReader br = new BufferedReader (new InputStreamReader(System.in)); <text:s/><text:span text:style-name="T19">// cte</text:span> </text:p>
      <text:p text:style-name="P14"><text:s text:c="6"/>System.err.print (</text:p>
      <text:p text:style-name="P14"><text:s text:c="5"/><text:tab/>"AVISO: el archivo ya existe; ¿desea sobreescribirlo? (s, n): "); <text:s/><text:span text:style-name="T19">// cte</text:span></text:p>
      <text:p text:style-name="P14"><text:s text:c="5"/><text:tab/>while(fallos &lt; 5) { <text:s/><text:span text:style-name="T19">// 5 * cte = cte</text:span></text:p>
      <text:p text:style-name="P14"><text:s text:c="9"/><text:tab/>try { <text:s/><text:span text:style-name="T19">// (cte)</text:span></text:p>
      <text:p text:style-name="P14"><text:s text:c="13"/><text:tab/>respuesta = br.readLine(); <text:s/><text:span text:style-name="T19">// (cte)</text:span> </text:p>
      <text:p text:style-name="P14"><text:s text:c="9"/><text:tab/>}</text:p>
      <text:p text:style-name="P14"><text:s text:c="9"/><text:tab/>catch (IOException e) { <text:s/><text:span text:style-name="T19">// (cte)</text:span></text:p>
      <text:p text:style-name="P14"><text:soft-page-break/><text:s text:c="13"/><text:tab/>System.err.println(</text:p>
      <text:p text:style-name="P14"><text:s text:c="16"/><text:tab/>"error de lectura de consola; el fichero no se sobreescribirá."); <text:s/><text:span text:style-name="T19">// (cte)</text:span></text:p>
      <text:p text:style-name="P14"><text:s text:c="15"/><text:tab/>respuesta = "n"; <text:s/><text:span text:style-name="T19">// (cte)</text:span></text:p>
      <text:p text:style-name="P14"><text:s text:c="10"/><text:tab/>}</text:p>
      <text:p text:style-name="P14"><text:s text:c="9"/><text:tab/>if ((respuesta.equals("s")) || (respuesta.equals("n"))) <text:s/><text:span text:style-name="T19">// (cte)</text:span></text:p>
      <text:p text:style-name="P14"><text:s text:c="14"/><text:tab/>break; <text:s/><text:span text:style-name="T19">// (cte)</text:span></text:p>
      <text:p text:style-name="P14"><text:s text:c="10"/><text:tab/>else {</text:p>
      <text:p text:style-name="P14"><text:tab/><text:tab/><text:tab/>if (fallos &lt; 4) <text:s/><text:span text:style-name="T19">// (cte)</text:span></text:p>
      <text:p text:style-name="P14"><text:s text:c="13"/><text:tab/><text:tab/>System.err.print("error; escriba 's' o 'n': "); <text:s/><text:span text:style-name="T19">// (cte)</text:span> </text:p>
      <text:p text:style-name="P14"><text:s text:c="16"/><text:tab/>fallos ++; <text:s/><text:span text:style-name="T19">// (cte)</text:span></text:p>
      <text:p text:style-name="P14"><text:s text:c="8"/><text:tab/>}</text:p>
      <text:p text:style-name="P14"><text:s text:c="5"/><text:tab/>}</text:p>
      <text:p text:style-name="P14"><text:s text:c="4"/><text:tab/>return respuesta; <text:s/><text:span text:style-name="T19">// cte</text:span></text:p>
      <text:p text:style-name="P14">}</text:p>
      <text:p text:style-name="P14"/>
      <text:p text:style-name="P14"><text:span text:style-name="T1">int patronArchivo (String a)</text:span> { <text:s/><text:span text:style-name="T19">// [ cte = O(1) ]</text:span></text:p>
      <text:p text:style-name="P14"/>
      <text:p text:style-name="P14"><text:s text:c="5"/><text:tab/>if (new File(a).isFile()) <text:s/><text:span text:style-name="T19">// cte</text:span></text:p>
      <text:p text:style-name="P14"><text:s text:c="8"/><text:tab/>return EXISTE_ARCHIVO; <text:s/><text:span text:style-name="T19">// (cte)</text:span> <text:s text:c="5"/></text:p>
      <text:p text:style-name="P14"><text:s text:c="4"/><text:tab/>else if (a.matches("(\\w+ñ*Ñ*-*_*)+[.]<text:a xlink:type="simple" xlink:href="smb://w//w%3F//w">\\w\\w?\\w</text:a>?")) <text:s/><text:span text:style-name="T19">// (cte;<text:tab/> acotado <text:s/>superiormente por el<text:tab/>// largo máximo de un nombre de archivo).</text:span></text:p>
      <text:p text:style-name="P14"><text:s text:c="6"/><text:tab/>return ARCHIVO_VALIDO; <text:s/><text:span text:style-name="T19">// (cte)</text:span></text:p>
      <text:p text:style-name="P14"><text:s text:c="2"/><text:tab/>else if (a.matches(".?\\w+.?[.]\\w\\w?\\w?")) { <text:s/><text:span text:style-name="T19">// (cte;<text:tab/> acotado)</text:span></text:p>
      <text:p text:style-name="P14"><text:tab/><text:tab/>String[] tabla = a.split(File.separator); <text:s/><text:span text:style-name="T19">// cte; acotado superiormente por el número de <text:tab/></text:span></text:p>
      <text:p text:style-name="P17"><text:tab/><text:tab/>// niveles de la ruta de directorios hasta llegar al archivo. </text:p>
      <text:p text:style-name="P14"><text:span text:style-name="T36"><text:s text:c="4"/><text:tab/><text:tab/>StringBuilder s = new StringBuilder(); </text:span><text:span text:style-name="T38">// cte</text:span></text:p>
      <text:p text:style-name="P22"><text:s text:c="4"/><text:tab/><text:tab/>int i;</text:p>
      <text:p text:style-name="P14"><text:span text:style-name="T36"><text:s text:c="4"/><text:tab/><text:tab/>for (i = 1; i &lt; tabla.length - 1; i ++) { <text:s/></text:span><text:span text:style-name="T38">// (largo de la ruta – 1) * cte = cte</text:span></text:p>
      <text:p text:style-name="P14"><text:span text:style-name="T36"><text:s text:c="12"/><text:tab/>s.append(File.separator); s.append(tabla[i]); <text:s/></text:span><text:span text:style-name="T38">// (cte)</text:span></text:p>
      <text:p text:style-name="P22"><text:s text:c="2"/><text:tab/><text:tab/>}</text:p>
      <text:p text:style-name="P14"><text:span text:style-name="T36"><text:tab/><text:tab/>if ((new File(s.toString()).isDirectory()) &amp;&amp; (tabla[i].matches("(\\w+ñ*Ñ*-*_*)+<text:tab/><text:tab/><text:tab/><text:tab/><text:tab/>[.]\\w\\w?\\w?"))) <text:s/></text:span><text:span text:style-name="T19">// cte; acotado.</text:span></text:p>
      <text:p text:style-name="P14"><text:s text:c="6"/><text:tab/><text:tab/>return ARCHIVO_VALIDO; <text:s/><text:span text:style-name="T19">// (cte)</text:span> <text:s text:c="38"/></text:p>
      <text:p text:style-name="P14"><text:s text:c="5"/><text:tab/><text:tab/>else <text:s/></text:p>
      <text:p text:style-name="P14"><text:tab/><text:tab/><text:tab/>return ERROR_ARCHIVO; <text:s/><text:span text:style-name="T19">// (cte)</text:span></text:p>
      <text:p text:style-name="P14"><text:span text:style-name="T19"><text:tab/></text:span><text:span text:style-name="T28">}<text:tab/></text:span></text:p>
      <text:p text:style-name="P27"><text:tab/>else</text:p>
      <text:p text:style-name="P27"><text:s text:c="9"/><text:tab/>return ERROR_ARCHIVO; <text:s/><text:span text:style-name="T19">// (cte)</text:span></text:p>
      <text:p text:style-name="P14">}<text:tab/> </text:p>
      <text:p text:style-name="P14"/>
      <text:p text:style-name="P17">En la clase Cuadrante:</text:p>
      <text:p text:style-name="P17"/>
      <text:p text:style-name="P14"><text:span text:style-name="T1">Cuadrante (int N)</text:span> { <text:s/><text:bookmark-start text:name="__DdeLink__4322_1473604831"/><text:span text:style-name="T19">// [ cte = O(1) ]</text:span><text:bookmark-end text:name="__DdeLink__4322_1473604831"/></text:p>
      <text:p text:style-name="P27"/>
      <text:p text:style-name="P14"><text:s text:c="3"/><text:tab/>lvi = lhi = 0; lvs = lhs = N - 1; EsquinaCentral = null; <text:s/><text:span text:style-name="T19">// cte</text:span></text:p>
      <text:p text:style-name="P14">}</text:p>
      <text:p text:style-name="P18"/>
      <text:p text:style-name="P18"/>
      <text:p text:style-name="P18"/>
      <text:p text:style-name="P18"/>
      <text:p text:style-name="P14"><text:soft-page-break/><text:span text:style-name="T1">Cuadrante (Cuadrante padre, int nhijo)</text:span> { <text:s/><text:span text:style-name="T19">// [ cte = O(1) ]</text:span></text:p>
      <text:p text:style-name="P14"/>
      <text:p text:style-name="P14"><text:s text:c="2"/><text:tab/><text:span text:style-name="T36">switch (nhijo) { <text:s/></text:span><text:span text:style-name="T38">// cte</text:span></text:p>
      <text:p text:style-name="P14"><text:span text:style-name="T36"><text:s text:c="7"/><text:tab/>case 1: <text:s/></text:span><text:span text:style-name="T38">// (cte)</text:span><text:span text:style-name="T36"> <text:s text:c="2"/></text:span></text:p>
      <text:p text:style-name="P14"><text:span text:style-name="T36"><text:s text:c="13"/><text:tab/></text:span>lvi = padre.lvi; <text:s/><text:span text:style-name="T19">// (cte)</text:span></text:p>
      <text:p text:style-name="P14"><text:s text:c="16"/><text:tab/>lvs = padre.lvi + ((padre.lvs - padre.lvi) / 2); <text:s/><text:span text:style-name="T19">// (cte) (consideramos las divisiones de <text:tab/></text:span><text:span text:style-name="T19"><text:tab/><text:tab/><text:tab/>// coste constante)</text:span></text:p>
      <text:p text:style-name="P14"><text:s text:c="16"/><text:tab/>lhi = padre.lhi; <text:s/><text:span text:style-name="T19">// (cte)</text:span></text:p>
      <text:p text:style-name="P14"><text:s text:c="16"/><text:tab/>lhs = padre.lhi + ((padre.lhs - padre.lhi) / 2); <text:s/><text:span text:style-name="T19">// (cte)</text:span></text:p>
      <text:p text:style-name="P14"><text:s text:c="16"/><text:tab/>EsquinaCentral = new Coordenadas(lvs, lhs); <text:s/><text:span text:style-name="T19">// (cte)</text:span></text:p>
      <text:p text:style-name="P14"><text:s text:c="16"/><text:tab/><text:span text:style-name="T36">break; <text:s/></text:span><text:span text:style-name="T38">// (cte)</text:span></text:p>
      <text:p text:style-name="P14"><text:span text:style-name="T36"><text:s text:c="9"/><text:tab/>case 2: <text:s/></text:span><text:span text:style-name="T38">// (cte)</text:span></text:p>
      <text:p text:style-name="P14"><text:span text:style-name="T36"><text:s text:c="16"/><text:tab/>lvi = padre.lvi; <text:s/></text:span><text:span text:style-name="T38">// (cte)</text:span></text:p>
      <text:p text:style-name="P14"><text:span text:style-name="T36"><text:s text:c="16"/><text:tab/></text:span>lvs = padre.lvi + ((padre.lvs - padre.lvi) / 2); <text:s/><text:span text:style-name="T19">// (cte)</text:span></text:p>
      <text:p text:style-name="P14"><text:s text:c="16"/><text:tab/>lhi = padre.lhi + ((padre.lhs - padre.lhi) / 2) + 1; <text:s/><text:span text:style-name="T19">// (cte)</text:span></text:p>
      <text:p text:style-name="P14"><text:s text:c="16"/><text:tab/>lhs = padre.lhs; <text:s/><text:span text:style-name="T19">// (cte)</text:span></text:p>
      <text:p text:style-name="P14"><text:s text:c="16"/><text:tab/>EsquinaCentral = new Coordenadas(lvs, lhi); <text:s/><text:span text:style-name="T19">// (cte)</text:span></text:p>
      <text:p text:style-name="P14"><text:s text:c="16"/><text:tab/>break; <text:s/><text:span text:style-name="T19">// (cte)</text:span></text:p>
      <text:p text:style-name="P14"><text:s text:c="9"/><text:tab/>case 3: <text:s/><text:span text:style-name="T19">// (cte)</text:span></text:p>
      <text:p text:style-name="P14"><text:s text:c="16"/><text:tab/>lvi = padre.lvi + ((padre.lvs - padre.lvi) / 2) + 1; <text:s/><text:span text:style-name="T19">// (cte)</text:span></text:p>
      <text:p text:style-name="P14"><text:s text:c="16"/><text:tab/>lvs = padre.lvs; <text:s/><text:span text:style-name="T19">// (cte)</text:span></text:p>
      <text:p text:style-name="P14"><text:s text:c="16"/><text:tab/>lhi = padre.lhi; <text:s/><text:span text:style-name="T19">// (cte)</text:span></text:p>
      <text:p text:style-name="P14"><text:s text:c="16"/><text:tab/>lhs = padre.lhi + ((padre.lhs - padre.lhi) / 2); <text:s/><text:span text:style-name="T19">// (cte)</text:span></text:p>
      <text:p text:style-name="P14"><text:s text:c="16"/><text:tab/>EsquinaCentral = new Coordenadas(lvi, lhs); <text:s/><text:span text:style-name="T19">// (cte)</text:span></text:p>
      <text:p text:style-name="P14"><text:s text:c="16"/><text:tab/>break; <text:s/><text:span text:style-name="T19">// (cte)</text:span></text:p>
      <text:p text:style-name="P14"><text:s text:c="9"/><text:tab/>default: <text:span text:style-name="T19">// (cte)</text:span></text:p>
      <text:p text:style-name="P14"><text:s text:c="16"/><text:tab/>lvi = padre.lvi + ((padre.lvs - padre.lvi) / 2) + 1; <text:s/><text:span text:style-name="T19">// (cte)</text:span></text:p>
      <text:p text:style-name="P14"><text:s text:c="16"/><text:tab/>lvs = padre.lvs; <text:s/><text:span text:style-name="T19">// (cte)</text:span></text:p>
      <text:p text:style-name="P14"><text:s text:c="16"/><text:tab/>lhi = padre.lhi + ((padre.lhs - padre.lhi) / 2) + 1; <text:s/><text:span text:style-name="T19">// (cte)</text:span></text:p>
      <text:p text:style-name="P14"><text:s text:c="16"/><text:tab/>lhs = padre.lhs; <text:s/><text:span text:style-name="T19">// (cte)</text:span></text:p>
      <text:p text:style-name="P14"><text:s text:c="16"/><text:tab/>EsquinaCentral = new Coordenadas(lvi, lhi); <text:s/><text:span text:style-name="T19">// (cte)</text:span></text:p>
      <text:p text:style-name="P14"><text:s text:c="16"/><text:tab/>break; <text:s/><text:span text:style-name="T19">// (cte)</text:span></text:p>
      <text:p text:style-name="P14"><text:s text:c="3"/><text:tab/>}</text:p>
      <text:p text:style-name="P14">}</text:p>
      <text:p text:style-name="P14"/>
      <text:p text:style-name="P14"><text:span text:style-name="T1">Cuadrante Hijo (int nhijo)</text:span> { <text:s/><text:span text:style-name="T19">// [ cte = O(1) ]</text:span></text:p>
      <text:p text:style-name="P15"><text:s text:c="5"/><text:tab/></text:p>
      <text:p text:style-name="P15"><text:tab/>return new Cuadrante(this, nhijo); <text:s/><text:span text:style-name="T38">// cte</text:span></text:p>
      <text:p text:style-name="P14">}</text:p>
      <text:p text:style-name="P14"/>
      <text:p text:style-name="P17">En la clase Baldosas:</text:p>
      <text:p text:style-name="P14"/>
      <text:p text:style-name="P14"><text:span text:style-name="T1">boolean cuadranteVacio (Cuadrante c)</text:span> { <text:span text:style-name="T19">// [ cte = O(1) ]</text:span></text:p>
      <text:p text:style-name="P17"/>
      <text:p text:style-name="P14"><text:tab/>return(((c.lvi &gt; y) || (c.lhi &gt; x) || (c.lvs &lt; y) || (c.lhs &lt; x)) &amp;&amp;</text:p>
      <text:p text:style-name="P14"><text:tab/>(Suelo[c.lvi][c.lhi] == '.') &amp;&amp; (Suelo[c.lvs][c.lhi] == '.') &amp;&amp; (Suelo[c.lvi][c.lhs] == '.') &amp;&amp; <text:tab/>(Suelo[c.lvs][c.lhs] == '.')); <text:s/><text:span text:style-name="T19">// cte; comprobación de las 4 esquinas de un cuadrante. </text:span></text:p>
      <text:p text:style-name="P22">}</text:p>
      <text:p text:style-name="P23"><text:s/></text:p>
      <text:p text:style-name="P23"><text:s text:c="3"/></text:p>
      <text:p text:style-name="P14"><text:soft-page-break/><text:span text:style-name="T41">void escribeSuelo ()</text:span><text:span text:style-name="T36"> { </text:span><text:bookmark-start text:name="__DdeLink__4352_1473604831"/><text:span text:style-name="T38">// [ O(N</text:span><text:span text:style-name="T11">2</text:span><text:span text:style-name="T38">) ]</text:span><text:bookmark-end text:name="__DdeLink__4352_1473604831"/></text:p>
      <text:p text:style-name="P24"/>
      <text:p text:style-name="P22"><text:tab/>StringBuilder s = new StringBuilder();</text:p>
      <text:p text:style-name="P14"><text:span text:style-name="T36"><text:tab/>for(int i = 0; i &lt; N; i++) { <text:s text:c="2"/></text:span><text:span text:style-name="T38">// O(N) * N = </text:span><text:bookmark-start text:name="__DdeLink__4344_1473604831"/><text:span text:style-name="T38">O(N</text:span><text:span text:style-name="T11">2</text:span><text:span text:style-name="T38">)</text:span><text:bookmark-end text:name="__DdeLink__4344_1473604831"/><text:span text:style-name="T36"> <text:s text:c="6"/></text:span></text:p>
      <text:p text:style-name="P14"><text:span text:style-name="T36"><text:s text:c="12"/>for(int j = 0; j &lt; N; j++) { <text:s/></text:span><text:span text:style-name="T38">// (N * cte = O(N))</text:span></text:p>
      <text:p text:style-name="P14"><text:span text:style-name="T36"><text:s text:c="16"/><text:tab/>s.append(Suelo[i][j]); s.append(" "); </text:span><text:span text:style-name="T38">// (cte)</text:span></text:p>
      <text:p text:style-name="P22"><text:s text:c="12"/>}</text:p>
      <text:p text:style-name="P14"><text:span text:style-name="T36"><text:s text:c="12"/>s.append("\r\n"); </text:span><text:span text:style-name="T38">// (cte)</text:span></text:p>
      <text:p text:style-name="P22"><text:s text:c="3"/><text:tab/>}</text:p>
      <text:p text:style-name="P14"><text:span text:style-name="T36"><text:s text:c="6"/>s.append("\r\n\r\n\r\n\r\n"); </text:span><text:span text:style-name="T38">// cte</text:span></text:p>
      <text:p text:style-name="P14"><text:span text:style-name="T36"><text:s text:c="6"/>System.out.print(s); <text:s text:c="2"/></text:span><text:span text:style-name="T38">// cte</text:span></text:p>
      <text:p text:style-name="P22">}</text:p>
      <text:p text:style-name="P22"><text:s text:c="6"/></text:p>
      <text:p text:style-name="P14"><text:span text:style-name="T1">void avanzaCaracter ()</text:span> { <text:span text:style-name="T19">// [ cte = O(1) ]</text:span></text:p>
      <text:p text:style-name="P17"/>
      <text:p text:style-name="P14"><text:tab/>if (sigCaracter == '9') <text:span text:style-name="T19">// cte</text:span></text:p>
      <text:p text:style-name="P14"><text:tab/><text:tab/><text:span text:style-name="T36">sigCaracter = 'A'; <text:s/></text:span><text:bookmark-start text:name="__DdeLink__4324_1473604831"/><text:span text:style-name="T38">// (cte)</text:span><text:bookmark-end text:name="__DdeLink__4324_1473604831"/></text:p>
      <text:p text:style-name="P14"><text:span text:style-name="T36"><text:s text:c="6"/>else if (sigCaracter == 'Z') <text:s/></text:span><text:span text:style-name="T38">// (cte)</text:span></text:p>
      <text:p text:style-name="P14"><text:span text:style-name="T36"><text:s text:c="8"/><text:tab/>sigCaracter = 'a'; <text:s/></text:span><text:span text:style-name="T38">// (cte)</text:span></text:p>
      <text:p text:style-name="P14"><text:span text:style-name="T36"><text:s text:c="7"/>else if (sigCaracter == 'z') <text:s/></text:span><text:span text:style-name="T38">// (cte)</text:span></text:p>
      <text:p text:style-name="P14"><text:span text:style-name="T36"><text:s text:c="12"/></text:span>sigCaracter = '0'; <text:s/><text:span text:style-name="T19">// (cte)</text:span></text:p>
      <text:p text:style-name="P14"><text:s text:c="7"/>else</text:p>
      <text:p text:style-name="P14"><text:s text:c="12"/>sigCaracter ++; <text:s text:c="2"/><text:span text:style-name="T19">// (cte)</text:span></text:p>
      <text:p text:style-name="P14">}</text:p>
      <text:p text:style-name="P14"><text:s text:c="4"/></text:p>
      <text:p text:style-name="P14"><text:span text:style-name="T1">void escribeLetra (Cuadrante h)</text:span> { <text:span text:style-name="T19">// [ cte = O(1) ]</text:span></text:p>
      <text:p text:style-name="P14"><text:s/></text:p>
      <text:p text:style-name="P14"><text:tab/>if (cuadranteVacio(h)) <text:s/><text:span text:style-name="T19">// cte</text:span></text:p>
      <text:p text:style-name="P14"><text:s text:c="6"/><text:tab/>Suelo[h.EsquinaCentral.Fila][h.EsquinaCentral.Columna] = sigCaracter; <text:s/><text:span text:style-name="T19">// (cte)</text:span></text:p>
      <text:p text:style-name="P14">}</text:p>
      <text:p text:style-name="P14"><text:s text:c="4"/></text:p>
      <text:p text:style-name="P14"><text:span text:style-name="T1">void escribeMinimoCuadrante (Cuadrante c)</text:span> { <text:s/><text:span text:style-name="T19">// [ cte = O(1) ]</text:span></text:p>
      <text:p text:style-name="P14"><text:tab/>for (int i = c.lvi; i &lt;= c.lvs; i ++) { <text:span text:style-name="T19">// Como el mínimo cuadrante siempre tendrá cuatro <text:tab/></text:span></text:p>
      <text:p text:style-name="P17"><text:tab/>// casillas (N = 2), y siempre una llena con un carácter, el coste será constante.</text:p>
      <text:p text:style-name="P14"><text:s text:c="6"/><text:tab/><text:span text:style-name="T36">for (int j = c.lhi; j &lt;= c.lhs; j ++) { </text:span><text:span text:style-name="T38">// (cte)</text:span></text:p>
      <text:p text:style-name="P14"><text:span text:style-name="T36"><text:s text:c="12"/><text:tab/>if(Suelo[i][j] == '.') <text:s/></text:span><text:span text:style-name="T19">// (cte)</text:span></text:p>
      <text:p text:style-name="P14"><text:s text:c="17"/><text:tab/>Suelo[i][j] = sigCaracter; <text:s/><text:span text:style-name="T19">// (cte)</text:span></text:p>
      <text:p text:style-name="P14"><text:s text:c="12"/>}</text:p>
      <text:p text:style-name="P14"><text:s text:c="6"/>}</text:p>
      <text:p text:style-name="P14"><text:s text:c="6"/>avanzaCaracter(); <text:s/><text:span text:style-name="T19">// cte</text:span></text:p>
      <text:p text:style-name="P14">} <text:s text:c="2"/></text:p>
      <text:p text:style-name="P30"/>
      <text:p text:style-name="P14"><text:bookmark-start text:name="__DdeLink__4340_1473604831"/><text:span text:style-name="T3">void escribeCuadrante (Cuadrante cuadr)</text:span><text:span text:style-name="T59"> {</text:span></text:p>
      <text:p text:style-name="P30"/>
      <text:p text:style-name="P30"><text:s text:c="4"/><text:tab/>if (cuadr.lhs - cuadr.lhi == 1) {</text:p>
      <text:p text:style-name="P30"><text:s text:c="9"/><text:tab/>escribeMinimoCuadrante(cuadr);</text:p>
      <text:p text:style-name="P30"><text:s text:c="10"/><text:tab/>return;</text:p>
      <text:p text:style-name="P30"><text:s text:c="4"/><text:tab/>}</text:p>
      <text:p text:style-name="P30"><text:s text:c="5"/><text:tab/>Cuadrante h1 = cuadr.Hijo(1);</text:p>
      <text:p text:style-name="P30"><text:s text:c="4"/><text:tab/>escribeLetra(h1);</text:p>
      <text:p text:style-name="P30"><text:soft-page-break/><text:s text:c="6"/>Cuadrante h2 = cuadr.Hijo(2);</text:p>
      <text:p text:style-name="P30"><text:tab/>escribeLetra(h2);</text:p>
      <text:p text:style-name="P30"><text:s text:c="6"/>Cuadrante h3 = cuadr.Hijo(3);</text:p>
      <text:p text:style-name="P30"><text:s text:c="6"/>escribeLetra(h3);</text:p>
      <text:p text:style-name="P30"><text:s text:c="6"/>Cuadrante h4 = cuadr.Hijo(4);</text:p>
      <text:p text:style-name="P30"><text:s text:c="6"/>escribeLetra(h4);</text:p>
      <text:p text:style-name="P30"><text:tab/>avanzaCaracter();</text:p>
      <text:p text:style-name="P30"><text:s text:c="6"/>if(trazar)</text:p>
      <text:p text:style-name="P30"><text:s text:c="9"/><text:tab/>escribeSuelo(); <text:s/></text:p>
      <text:p text:style-name="P30"><text:s text:c="4"/><text:tab/>escribeCuadrante(h1);</text:p>
      <text:p text:style-name="P30"><text:s text:c="6"/>if(trazar)</text:p>
      <text:p text:style-name="P30"><text:s text:c="9"/><text:tab/>escribeSuelo();</text:p>
      <text:p text:style-name="P30"><text:s text:c="5"/><text:tab/>escribeCuadrante(h2);</text:p>
      <text:p text:style-name="P30"><text:s text:c="6"/>if(trazar)</text:p>
      <text:p text:style-name="P30"><text:s text:c="7"/><text:tab/>escribeSuelo();</text:p>
      <text:p text:style-name="P30"><text:s text:c="6"/>escribeCuadrante(h3);</text:p>
      <text:p text:style-name="P30"><text:s text:c="6"/>if(trazar)</text:p>
      <text:p text:style-name="P30"><text:s text:c="8"/><text:tab/>escribeSuelo();</text:p>
      <text:p text:style-name="P30"><text:s text:c="5"/><text:tab/>escribeCuadrante(h4);</text:p>
      <text:p text:style-name="P30">}<text:bookmark-end text:name="__DdeLink__4340_1473604831"/></text:p>
      <text:p text:style-name="P30"/>
      <text:p text:style-name="P30"><text:tab/>Para facilitar un primer cálculo del coste de esta función recursiva, nos olvidamos por un momento de los fragmentos de código correspondientes a la traza: todas las sentencias</text:p>
      <text:p text:style-name="P30">“if (trazar) escribeSuelo();” entonces podemos reescribir así la función, para efectos de cálculo:</text:p>
      <text:p text:style-name="P30"/>
      <text:p text:style-name="P14"><text:bookmark-start text:name="__DdeLink__4326_1473604831"/><text:span text:style-name="T3">void escribeCuadrante (Cuadrante cuadr)</text:span><text:span text:style-name="T59"> {</text:span></text:p>
      <text:p text:style-name="P30"/>
      <text:p text:style-name="P14"><text:span text:style-name="T59"><text:s text:c="4"/><text:tab/></text:span><text:bookmark-start text:name="__DdeLink__4342_1473604831"/><text:span text:style-name="T59">if (cuadr.lhs - cuadr.lhi == 1) { <text:s/></text:span><text:span text:style-name="T27">// cte = c</text:span></text:p>
      <text:p text:style-name="P14"><text:span text:style-name="T59"><text:s text:c="9"/><text:tab/>escribeMinimoCuadrante(cuadr); <text:s/></text:span><text:span text:style-name="T27">// (cte = c)</text:span></text:p>
      <text:p text:style-name="P14"><text:span text:style-name="T59"><text:s text:c="10"/><text:tab/>return; <text:s/></text:span><text:span text:style-name="T27">// (cte)</text:span></text:p>
      <text:p text:style-name="P30"><text:s text:c="4"/><text:tab/>}</text:p>
      <text:p text:style-name="P14"><text:span text:style-name="T59"><text:s text:c="5"/><text:tab/>Cuadrante h1 = cuadr.Hijo(1); <text:s text:c="2"/></text:span><text:span text:style-name="T27">// cte = h</text:span></text:p>
      <text:p text:style-name="P14"><text:span text:style-name="T59"><text:s text:c="4"/><text:tab/>escribeLetra(h1); <text:s/></text:span><text:span text:style-name="T27">// cte = e</text:span></text:p>
      <text:p text:style-name="P14"><text:span text:style-name="T59"><text:s text:c="6"/>Cuadrante h2 = cuadr.Hijo(2); <text:s/></text:span><text:span text:style-name="T27">// cte = h</text:span></text:p>
      <text:p text:style-name="P14"><text:span text:style-name="T59"><text:tab/>escribeLetra(h2); <text:s/></text:span><text:span text:style-name="T27">// cte = e</text:span></text:p>
      <text:p text:style-name="P14"><text:span text:style-name="T59"><text:s text:c="6"/>Cuadrante h3 = cuadr.Hijo(3); <text:s/></text:span><text:span text:style-name="T27">// cte = h</text:span></text:p>
      <text:p text:style-name="P14"><text:span text:style-name="T59"><text:s text:c="6"/>escribeLetra(h3); <text:s/></text:span><text:span text:style-name="T27">// cte = e</text:span></text:p>
      <text:p text:style-name="P14"><text:span text:style-name="T59"><text:s text:c="6"/>Cuadrante h4 = cuadr.Hijo(4); <text:s/></text:span><text:span text:style-name="T27">// cte = h</text:span></text:p>
      <text:p text:style-name="P14"><text:span text:style-name="T59"><text:s text:c="6"/>escribeLetra(h4); <text:s text:c="2"/></text:span><text:span text:style-name="T27">// cte = e</text:span></text:p>
      <text:p text:style-name="P14"><text:span text:style-name="T59"><text:s text:c="5"/><text:tab/>avanzaCaracter(); <text:s/></text:span><text:span text:style-name="T27">// cte = a</text:span><text:span text:style-name="T59"> </text:span><text:bookmark-end text:name="__DdeLink__4342_1473604831"/><text:span text:style-name="T59"><text:s text:c="3"/></text:span></text:p>
      <text:p text:style-name="P30"><text:s text:c="4"/><text:tab/>escribeCuadrante(h1);</text:p>
      <text:p text:style-name="P30"><text:s text:c="5"/><text:tab/>escribeCuadrante(h2);</text:p>
      <text:p text:style-name="P30"><text:s text:c="6"/>escribeCuadrante(h3);</text:p>
      <text:p text:style-name="P30"><text:s text:c="5"/><text:tab/>escribeCuadrante(h4);</text:p>
      <text:p text:style-name="P30">}<text:bookmark-end text:name="__DdeLink__4326_1473604831"/></text:p>
      <text:p text:style-name="P30"/>
      <text:p text:style-name="P30"><text:tab/>Ahora sólo tenemos la función para el caso básico ( escribeMinimoCuadrante), la escritura del trimino actual (escribeLetra) y las cuatro llamadas recursivas para los cuatro subcuadrantes. Como</text:p>
      <text:p text:style-name="P30">se puede apreciar en el código, he dado nombre a los distintos costes constantes que intervienen en la función, a saber:</text:p>
      <text:p text:style-name="P30"><text:soft-page-break/><text:tab/>c = coste de escribeMinimoCuadrante; h = coste de crear cada subcuadrante hijo; es decir, el coste de la función Hijo más la asignación; e = coste de la función escribeLetra; a = coste de la función avanzaCaracter.</text:p>
      <text:p text:style-name="P30"/>
      <text:p text:style-name="P30">Entonces tenemos esta recurrencia:</text:p>
      <text:p text:style-name="P14"><text:tab/></text:p>
      <text:p text:style-name="P14"><text:tab/><text:bookmark-start text:name="__DdeLink__4328_1473604831"/>T(N) =</text:p>
      <text:p text:style-name="P14"><text:tab/><text:tab/>c si N = 2;</text:p>
      <text:p text:style-name="P14"><text:tab/><text:tab/>4h + 4e + a + 4T(N/2) + c en otro caso.<text:bookmark-end text:name="__DdeLink__4328_1473604831"/></text:p>
      <text:p text:style-name="P14"><text:tab/>Para simplificar la notación y los cálculos, recojo el valor constante (4h + 4 e + a) en una nueva constante que llamaré H. Entonces la recurrencia queda así:</text:p>
      <text:p text:style-name="P14"><text:tab/>T(N) =</text:p>
      <text:p text:style-name="P14"><text:tab/><text:tab/>c si N = 2;</text:p>
      <text:p text:style-name="P14"><text:tab/><text:tab/>H + 4T(N/2) + c en otro caso (N potencia de 2).</text:p>
      <text:p text:style-name="P14"/>
      <text:p text:style-name="P14"><text:tab/>Se puede intentar resolver calculando el coste de la función para distintos valores de N, y buscando un patrón:</text:p>
      <text:p text:style-name="P14"/>
      <text:p text:style-name="P14"><text:tab/>T(2) = T(2<text:span text:style-name="T10">1</text:span>) = c;</text:p>
      <text:p text:style-name="P14"/>
      <text:p text:style-name="P14"><text:tab/>T(4) = <text:s/>T(2<text:span text:style-name="T10">2</text:span>) = H + 4T(2) + c = <text:bookmark-start text:name="__DdeLink__4330_1473604831"/>H<text:bookmark-end text:name="__DdeLink__4330_1473604831"/> + 4c + c = H + (4 + 1)c = 4<text:span text:style-name="T10">0 </text:span>H + (4<text:span text:style-name="T10">1</text:span> +<text:span text:style-name="T10"> </text:span><text:bookmark-start text:name="__DdeLink__4332_1473604831"/>4<text:span text:style-name="T10">0</text:span><text:bookmark-end text:name="__DdeLink__4332_1473604831"/>)c = H + 5c;</text:p>
      <text:p text:style-name="P14"/>
      <text:p text:style-name="P14"><text:tab/>T(8) = <text:s/>T(2<text:span text:style-name="T10">3</text:span>) = H + 4T(4) + c = H + 4(H + (4 + 1)c) + c = (4 + 1)H + (16 + 4 + 1)c = </text:p>
      <text:p text:style-name="P14">(4<text:span text:style-name="T10">1</text:span> +<text:span text:style-name="T10"> </text:span>4<text:span text:style-name="T10">0</text:span>)H + (4<text:span text:style-name="T10">2</text:span> + 4<text:span text:style-name="T10">1</text:span> +<text:span text:style-name="T10"> </text:span>4<text:span text:style-name="T10">0</text:span>)c = 5H + 21c;</text:p>
      <text:p text:style-name="P14"/>
      <text:p text:style-name="P14"><text:tab/>T(16) = <text:s/>T(2<text:span text:style-name="T10">4</text:span>) = H + 4T(8) + c = H + 4((1 + 4)H + (16 + 4 + 1)c) + c = </text:p>
      <text:p text:style-name="P14">(16 + 4 + 1)H + (64 + 16 + 4 + 1)c = (4<text:span text:style-name="T10">2</text:span> + 4<text:span text:style-name="T10">1</text:span> +<text:span text:style-name="T10"> </text:span>4<text:span text:style-name="T10">0</text:span>)H + (4<text:span text:style-name="T10">3</text:span> + 4<text:span text:style-name="T10">2</text:span> + 4<text:span text:style-name="T10">1</text:span> +<text:span text:style-name="T10"> </text:span>4<text:span text:style-name="T10">0</text:span>)c = 21H + 85c;</text:p>
      <text:p text:style-name="P14"><text:tab/>T(N) toma la forma: T(N) = T(2<text:span text:style-name="T10">k</text:span>) = (4<text:span text:style-name="T10">k – 2</text:span> + 4<text:span text:style-name="T10">k – 3</text:span> + … + 4<text:span text:style-name="T10">0</text:span>)H + (4<text:span text:style-name="T10">k – 1</text:span> + 4<text:span text:style-name="T10">k – 2</text:span> + … + 4<text:span text:style-name="T10">0</text:span>)c = </text:p>
      <text:p text:style-name="P14">(4<text:span text:style-name="T10">k – 2</text:span> + 4<text:span text:style-name="T10">k – 3</text:span> + … + 4<text:span text:style-name="T10">0</text:span>)H + (4<text:span text:style-name="T10">k – 1</text:span> + 4<text:span text:style-name="T10">k – 2</text:span> + … + 4<text:span text:style-name="T10">0</text:span>)c = H <text:span text:style-name="T59">∑</text:span><text:span text:style-name="T46">i = 0</text:span><text:span text:style-name="T14">k - 2 </text:span><text:span text:style-name="T59">4</text:span><text:span text:style-name="T14">i </text:span><text:span text:style-name="T59"><text:s/>+ </text:span>c <text:span text:style-name="T59">∑</text:span><text:span text:style-name="T46">i = 0</text:span><text:span text:style-name="T14">k - 1 </text:span><text:span text:style-name="T59">4</text:span><text:span text:style-name="T14">i</text:span><text:span text:style-name="T59">.</text:span></text:p>
      <text:p text:style-name="P30"><text:tab/></text:p>
      <text:p text:style-name="P14"><text:span text:style-name="T59"><text:tab/>Aplicamos ahora la fórmula para series geométricas de la proposición 1.7.10 del libro de texto, para hallar el sumatorio: <text:s/>s</text:span><text:span text:style-name="T46">n</text:span><text:span text:style-name="T59"> = a(1 – r</text:span><text:span text:style-name="T14">n</text:span><text:span text:style-name="T59">) / (1 – r):</text:span></text:p>
      <text:p text:style-name="P30"><text:s/></text:p>
      <text:p text:style-name="P14"><text:span text:style-name="T59"><text:tab/>s</text:span><text:span text:style-name="T46">1 </text:span><text:span text:style-name="T59">= H(1 – 4</text:span><text:span text:style-name="T14">k - 1</text:span><text:span text:style-name="T59">) / (1 – 4) = H(4</text:span><text:span text:style-name="T14">k - 1 </text:span><text:span text:style-name="T59">- 1) / 3 = (1 / 3)(4</text:span><text:span text:style-name="T14">k – 1</text:span><text:span text:style-name="T55">H</text:span><text:span text:style-name="T59"> – H) = (1 / 3)[ </text:span><text:bookmark-start text:name="__DdeLink__4334_1473604831"/><text:span text:style-name="T55">4</text:span><text:span text:style-name="T14">k</text:span><text:span text:style-name="T55">(H</text:span><text:span text:style-name="T59"> / 4) – H</text:span><text:bookmark-end text:name="__DdeLink__4334_1473604831"/><text:span text:style-name="T59"> ];</text:span></text:p>
      <text:p text:style-name="P30"/>
      <text:p text:style-name="P14"><text:span text:style-name="T59"><text:tab/></text:span><text:span text:style-name="T42">s</text:span><text:span text:style-name="T47">2 </text:span><text:span text:style-name="T42">= c(1 – 4</text:span><text:span text:style-name="T13">k</text:span><text:span text:style-name="T42">) / (1 – 4) = c(4</text:span><text:span text:style-name="T13">k</text:span><text:span text:style-name="T42"> - 1) / 3 = (1 / 3)(4</text:span><text:span text:style-name="T13">k</text:span><text:span text:style-name="T42"> c – c);</text:span></text:p>
      <text:p text:style-name="P25"/>
      <text:p text:style-name="P14"><text:span text:style-name="T42"><text:tab/>s1+ s2 = (1 / 3) [ </text:span><text:span text:style-name="T56">4</text:span><text:span text:style-name="T13">k</text:span><text:bookmark-start text:name="__DdeLink__4336_1473604831"/><text:span text:style-name="T56">(H</text:span><text:span text:style-name="T42"> / 4 + c) – H – c ]</text:span><text:bookmark-end text:name="__DdeLink__4336_1473604831"/><text:span text:style-name="T42"> = </text:span><text:span text:style-name="T59">(1 / 3) [ 2</text:span><text:span text:style-name="T14">2k</text:span><text:span text:style-name="T56">(</text:span><text:bookmark-start text:name="__DdeLink__4338_1473604831"/><text:span text:style-name="T56">H / 4 + c) – H – c ]</text:span><text:bookmark-end text:name="__DdeLink__4338_1473604831"/><text:span text:style-name="T55"> </text:span><text:span text:style-name="T59">= </text:span></text:p>
      <text:p text:style-name="P14"><text:span text:style-name="T59">(1 / 3) [ </text:span><text:span text:style-name="T27">N</text:span><text:span text:style-name="T15">2</text:span><text:span text:style-name="T59">(</text:span><text:span text:style-name="T56">H / 4 + c) – H – c ]</text:span><text:span text:style-name="T59">.</text:span></text:p>
      <text:p text:style-name="P30"/>
      <text:p text:style-name="P14"><text:span text:style-name="T59"><text:tab/>Así tenemos que la función escribeCuadrante es del orden </text:span><text:span text:style-name="T27">O(N</text:span><text:span text:style-name="T15">2</text:span><text:span text:style-name="T27">)</text:span><text:span text:style-name="T59">, con o sin la opción de traza, ya que la función escribeSuelo() es del mismo orden.</text:span></text:p>
      <text:p text:style-name="P14"><text:span text:style-name="T59"><text:tab/>Otra forma de resolverlo puede ser usar la fórmula del ejemplo 4.7.13 del texto base para algoritmos de divide y vencerás. Así, tenemos una recursividad de la forma T(n) = LT(n / b) + cn</text:span><text:span text:style-name="T14">k </text:span><text:span text:style-name="T55">para n &gt; n</text:span><text:span text:style-name="T46">0</text:span><text:span text:style-name="T55">.</text:span></text:p>
      <text:p text:style-name="P14"><text:span text:style-name="T55"><text:tab/>Nuestra</text:span><text:span text:style-name="T59"> recurrencia era: <text:s/>T(N) = H + 4T(N/2) + c para N &gt; 2; comparamos ambas expresiones e identificamos los distintos valores: L = 4; n = N; b = 2; c = H + c; k = 0; ahora podemos reescribir la fórmula con nuestros propios valores: <text:s/>T(N) = 4T(N / 2) + (H + c)N</text:span><text:span text:style-name="T14">0</text:span><text:span text:style-name="T55">.</text:span></text:p>
      <text:p text:style-name="P14"><text:span text:style-name="T55"><text:tab/>Entonces, como L = 4 &gt; b</text:span><text:span text:style-name="T14">k</text:span><text:span text:style-name="T55"> = 2</text:span><text:span text:style-name="T14">0</text:span><text:span text:style-name="T55"> = 1, resulta que T(N) = O(N</text:span><text:span text:style-name="T14">log</text:span><text:span text:style-name="T46">b</text:span><text:span text:style-name="T14">L</text:span><text:span text:style-name="T55">); T(N) = O(N</text:span><text:span text:style-name="T14">log</text:span><text:span text:style-name="T46">2</text:span><text:span text:style-name="T14">4</text:span><text:span text:style-name="T55">) = </text:span><text:span text:style-name="T54">O(N</text:span><text:span text:style-name="T15">2</text:span><text:span text:style-name="T54">).</text:span></text:p>
      <text:p text:style-name="P30"><text:span text:style-name="T52">Vemos que estaba acertado el resultado obtenido por el método anterior.</text:span></text:p>
      <text:p text:style-name="P29"><text:soft-page-break/><text:tab/>Ahora podemos escribir la función con todos los costes incluidos:</text:p>
      <text:p text:style-name="P21"/>
      <text:p text:style-name="P14"><text:span text:style-name="T3">void escribeCuadrante (Cuadrante cuadr)</text:span><text:span text:style-name="T59"> { <text:s/></text:span><text:span text:style-name="T40">// [ O(N</text:span><text:span text:style-name="T12">2</text:span><text:span text:style-name="T40">) ]</text:span></text:p>
      <text:p text:style-name="P30"/>
      <text:p text:style-name="P14"><text:span text:style-name="T59"><text:s text:c="4"/><text:tab/>if (cuadr.lhs - cuadr.lhi == 1) { <text:s/></text:span><text:span text:style-name="T27">// cte</text:span></text:p>
      <text:p text:style-name="P14"><text:span text:style-name="T59"><text:s text:c="9"/><text:tab/>escribeMinimoCuadrante(cuadr); <text:s/></text:span><text:span text:style-name="T27">// (cte)</text:span></text:p>
      <text:p text:style-name="P14"><text:span text:style-name="T59"><text:s text:c="10"/><text:tab/>return; <text:s/></text:span><text:span text:style-name="T27">// (cte)</text:span></text:p>
      <text:p text:style-name="P30"><text:s text:c="4"/><text:tab/>}</text:p>
      <text:p text:style-name="P14"><text:span text:style-name="T59"><text:s text:c="5"/><text:tab/>Cuadrante h1 = cuadr.Hijo(1); <text:s text:c="2"/></text:span><text:span text:style-name="T27">// cte</text:span></text:p>
      <text:p text:style-name="P14"><text:span text:style-name="T59"><text:s text:c="4"/><text:tab/>escribeLetra(h1); <text:s/></text:span><text:span text:style-name="T27">// cte</text:span></text:p>
      <text:p text:style-name="P14"><text:span text:style-name="T59"><text:s text:c="6"/>Cuadrante h2 = cuadr.Hijo(2); <text:s/></text:span><text:span text:style-name="T27">// cte</text:span></text:p>
      <text:p text:style-name="P14"><text:span text:style-name="T59"><text:tab/>escribeLetra(h2); <text:s/></text:span><text:span text:style-name="T27">// cte</text:span></text:p>
      <text:p text:style-name="P14"><text:span text:style-name="T59"><text:s text:c="6"/>Cuadrante h3 = cuadr.Hijo(3); <text:s/></text:span><text:span text:style-name="T27">// cte = h</text:span></text:p>
      <text:p text:style-name="P14"><text:span text:style-name="T59"><text:s text:c="6"/>escribeLetra(h3); <text:s/></text:span><text:span text:style-name="T27">// cte</text:span></text:p>
      <text:p text:style-name="P14"><text:span text:style-name="T59"><text:s text:c="6"/>Cuadrante h4 = cuadr.Hijo(4); <text:s/></text:span><text:span text:style-name="T27">// cte</text:span></text:p>
      <text:p text:style-name="P14"><text:span text:style-name="T59"><text:s text:c="6"/>escribeLetra(h4); <text:s text:c="2"/></text:span><text:span text:style-name="T27">// cte</text:span></text:p>
      <text:p text:style-name="P14"><text:span text:style-name="T59"><text:s text:c="5"/><text:tab/>avanzaCaracter(); <text:s/></text:span><text:span text:style-name="T27">// cte</text:span></text:p>
      <text:p text:style-name="P14"><text:span text:style-name="T59"><text:tab/>if(trazar) <text:s/></text:span><text:bookmark-start text:name="__DdeLink__4350_1473604831"/><text:span text:style-name="T27">// </text:span><text:span text:style-name="T40">O(N</text:span><text:span text:style-name="T12">2</text:span><text:span text:style-name="T40">)</text:span><text:bookmark-end text:name="__DdeLink__4350_1473604831"/></text:p>
      <text:p text:style-name="P14"><text:span text:style-name="T59"><text:s text:c="9"/><text:tab/>escribeSuelo(); <text:s/></text:span><text:bookmark-start text:name="__DdeLink__4348_1473604831"/><text:bookmark-start text:name="__DdeLink__4346_1473604831"/><text:span text:style-name="T27">// (</text:span><text:span text:style-name="T40">O(N</text:span><text:span text:style-name="T12">2</text:span><text:span text:style-name="T40">))</text:span><text:bookmark-end text:name="__DdeLink__4348_1473604831"/><text:bookmark-end text:name="__DdeLink__4346_1473604831"/></text:p>
      <text:p text:style-name="P14"><text:span text:style-name="T59"><text:s text:c="4"/><text:tab/>escribeCuadrante(h1); <text:s/></text:span><text:span text:style-name="T27">// </text:span><text:span text:style-name="T40">O(N</text:span><text:span text:style-name="T12">2</text:span><text:span text:style-name="T40">)</text:span></text:p>
      <text:p text:style-name="P14"><text:span text:style-name="T59"><text:s text:c="6"/>if(trazar) <text:s/></text:span><text:span text:style-name="T27">// </text:span><text:span text:style-name="T40">O(N</text:span><text:span text:style-name="T12">2</text:span><text:span text:style-name="T40">)</text:span></text:p>
      <text:p text:style-name="P14"><text:span text:style-name="T59"><text:s text:c="9"/><text:tab/>escribeSuelo(); <text:s/></text:span><text:span text:style-name="T27">// (</text:span><text:span text:style-name="T40">O(N</text:span><text:span text:style-name="T12">2</text:span><text:span text:style-name="T40">))</text:span></text:p>
      <text:p text:style-name="P14"><text:span text:style-name="T59"><text:s text:c="5"/><text:tab/>escribeCuadrante(h2); <text:s/></text:span><text:span text:style-name="T27">// </text:span><text:span text:style-name="T40">O(N</text:span><text:span text:style-name="T12">2</text:span><text:span text:style-name="T40">)</text:span></text:p>
      <text:p text:style-name="P14"><text:span text:style-name="T59"><text:s text:c="6"/>if(trazar) <text:s/></text:span><text:span text:style-name="T27">// </text:span><text:span text:style-name="T40">O(N</text:span><text:span text:style-name="T12">2</text:span><text:span text:style-name="T40">)</text:span></text:p>
      <text:p text:style-name="P14"><text:span text:style-name="T59"><text:s text:c="7"/><text:tab/>escribeSuelo(); <text:s/></text:span><text:span text:style-name="T27">// (</text:span><text:span text:style-name="T40">O(N</text:span><text:span text:style-name="T12">2</text:span><text:span text:style-name="T40">))</text:span></text:p>
      <text:p text:style-name="P14"><text:span text:style-name="T59"><text:s text:c="6"/>escribeCuadrante(h3); <text:s/></text:span><text:span text:style-name="T27">// </text:span><text:span text:style-name="T40">O(N</text:span><text:span text:style-name="T12">2</text:span><text:span text:style-name="T40">)</text:span></text:p>
      <text:p text:style-name="P14"><text:span text:style-name="T59"><text:s text:c="6"/>if(trazar) <text:s/></text:span><text:span text:style-name="T27">// </text:span><text:span text:style-name="T40">O(N</text:span><text:span text:style-name="T12">2</text:span><text:span text:style-name="T40">)</text:span></text:p>
      <text:p text:style-name="P14"><text:span text:style-name="T59"><text:s text:c="8"/><text:tab/>escribeSuelo(); <text:s/></text:span><text:bookmark-start text:name="__DdeLink__4376_1473604831"/><text:span text:style-name="T27">// (</text:span><text:span text:style-name="T40">O(N</text:span><text:span text:style-name="T12">2</text:span><text:span text:style-name="T40">))</text:span><text:bookmark-end text:name="__DdeLink__4376_1473604831"/></text:p>
      <text:p text:style-name="P14"><text:span text:style-name="T59"><text:s text:c="5"/><text:tab/>escribeCuadrante(h4); <text:s/></text:span><text:span text:style-name="T27">// </text:span><text:span text:style-name="T40">O(N</text:span><text:span text:style-name="T12">2</text:span><text:span text:style-name="T40">)</text:span></text:p>
      <text:p text:style-name="P29">}</text:p>
      <text:p text:style-name="P30"/>
      <text:p text:style-name="P14"><text:span text:style-name="T1">void baldosas ()</text:span> { <text:s/><text:bookmark-start text:name="__DdeLink__4380_1473604831"/><text:bookmark-start text:name="__DdeLink__4368_1473604831"/><text:span text:style-name="T19">// [ O(N</text:span><text:span text:style-name="T16">2</text:span><text:span text:style-name="T19">) ]</text:span><text:bookmark-end text:name="__DdeLink__4380_1473604831"/><text:bookmark-end text:name="__DdeLink__4368_1473604831"/></text:p>
      <text:p text:style-name="P14"/>
      <text:p text:style-name="P14"><text:tab/>if (N &gt; 0) { <text:s/><text:span text:style-name="T19">// O(N</text:span><text:span text:style-name="T16">2</text:span><text:span text:style-name="T19">)</text:span></text:p>
      <text:p text:style-name="P14"><text:s text:c="8"/><text:tab/>Suelo = new char[N][N]; <text:s/><text:span text:style-name="T19">// (cte)</text:span></text:p>
      <text:p text:style-name="P14"><text:s text:c="8"/><text:tab/><text:span text:style-name="T36">for(int i = 0; i &lt; N; i++) { <text:s/></text:span><text:span text:style-name="T38">// (O(N) * N = O(N</text:span><text:span text:style-name="T11">2</text:span><text:span text:style-name="T38">))</text:span></text:p>
      <text:p text:style-name="P14"><text:span text:style-name="T36"><text:s text:c="12"/><text:tab/>for(int j = 0; j &lt; N; j++) { <text:s/></text:span><text:span text:style-name="T38">// </text:span><text:span text:style-name="T36">(</text:span><text:span text:style-name="T38">N * cte = O(N))</text:span></text:p>
      <text:p text:style-name="P14"><text:span text:style-name="T36"><text:s text:c="16"/><text:tab/><text:tab/></text:span>Suelo[i][j] = '.'; <text:s/><text:span text:style-name="T19">// (cte)</text:span></text:p>
      <text:p text:style-name="P14"><text:s text:c="12"/><text:tab/>}</text:p>
      <text:p text:style-name="P14"><text:s text:c="8"/><text:tab/>}</text:p>
      <text:p text:style-name="P14"><text:s text:c="8"/><text:tab/>Suelo[y][x] = '#'; <text:s/><text:span text:style-name="T19">// (cte)</text:span></text:p>
      <text:p text:style-name="P14"><text:s text:c="8"/><text:tab/>escribeSuelo(); <text:s text:c="2"/><text:span text:style-name="T19">// (O(N</text:span><text:span text:style-name="T16">2</text:span><text:span text:style-name="T19">))</text:span></text:p>
      <text:p text:style-name="P14"><text:s text:c="8"/><text:tab/>if (N &gt; 1) <text:s text:c="2"/><text:span text:style-name="T19">// (O(N</text:span><text:span text:style-name="T16">2</text:span><text:span text:style-name="T19">))</text:span></text:p>
      <text:p text:style-name="P14"><text:s text:c="12"/><text:tab/>escribeCuadrante(new Cuadrante(N)); <text:s/><text:bookmark-start text:name="__DdeLink__2443_1603720133"/><text:span text:style-name="T19">// (O(N</text:span><text:span text:style-name="T16">2</text:span><text:span text:style-name="T19">))</text:span><text:bookmark-end text:name="__DdeLink__2443_1603720133"/></text:p>
      <text:p text:style-name="P14"><text:s text:c="8"/><text:tab/>escribeSuelo(); <text:s/><text:span text:style-name="T19">// (O(N</text:span><text:span text:style-name="T16">2</text:span><text:span text:style-name="T19">))</text:span></text:p>
      <text:p text:style-name="P14"><text:tab/>}</text:p>
      <text:p text:style-name="P14">}</text:p>
      <text:p text:style-name="P14"><text:s text:c="3"/></text:p>
      <text:p text:style-name="P18"/>
      <text:p text:style-name="P18"/>
      <text:p text:style-name="P14"><text:soft-page-break/><text:span text:style-name="T1">int examinaEntrada (String[] args)</text:span> { <text:s/><text:span text:style-name="T19">// [ </text:span><text:span text:style-name="T38">O(log</text:span><text:span text:style-name="T48">2</text:span><text:span text:style-name="T38">(N))</text:span><text:span text:style-name="T19"> ]</text:span></text:p>
      <text:p text:style-name="P14"><text:s text:c="8"/></text:p>
      <text:p text:style-name="P14"><text:tab/>for(int i = 0; i &lt; args.length; i ++) { <text:s text:c="2"/><text:span text:style-name="T19">// cte; ya que el número de argumentos no depende del <text:tab/>// tamaño del problema, y supongo que está acotado por un máximo.</text:span></text:p>
      <text:p text:style-name="P14"><text:span text:style-name="T36"><text:s text:c="6"/><text:tab/>if(args[i].matches("-h")) <text:s/></text:span><text:span text:style-name="T38">// (cte)</text:span></text:p>
      <text:p text:style-name="P14"><text:span text:style-name="T36"><text:s text:c="6"/><text:tab/><text:tab/>return AYUDA; <text:s/></text:span><text:span text:style-name="T38">// (cte)</text:span></text:p>
      <text:p text:style-name="P22"><text:s text:c="6"/>} <text:s/></text:p>
      <text:p text:style-name="P14"><text:span text:style-name="T36"><text:s text:c="4"/><text:tab/>textoError = new StringBuilder(); <text:s/></text:span><text:span text:style-name="T38">// cte</text:span></text:p>
      <text:p text:style-name="P22"><text:s text:c="8"/></text:p>
      <text:p text:style-name="P14"><text:span text:style-name="T36"><text:s text:c="3"/><text:tab/></text:span>if (args.length &lt; 2) { <text:s/><text:span text:style-name="T19">// cte</text:span></text:p>
      <text:p text:style-name="P14"><text:s text:c="9"/><text:tab/>textoError.append("Error: faltan argumentos obligatorios"); <text:s/><text:span text:style-name="T19">// (cte)</text:span></text:p>
      <text:p text:style-name="P14"><text:s text:c="9"/><text:tab/><text:span text:style-name="T36">return ERROR; <text:s text:c="2"/></text:span><text:span text:style-name="T38">// (cte)</text:span></text:p>
      <text:p text:style-name="P22"><text:s text:c="3"/><text:tab/>}</text:p>
      <text:p text:style-name="P22"><text:s text:c="8"/></text:p>
      <text:p text:style-name="P14"><text:span text:style-name="T36"><text:s text:c="5"/><text:tab/>if (args.length &gt; 5) { <text:s/></text:span><text:span text:style-name="T38">// cte</text:span></text:p>
      <text:p text:style-name="P14"><text:span text:style-name="T36"><text:s text:c="9"/><text:tab/></text:span>textoError.append("Error: demasiados argumentos"); <text:s text:c="2"/><text:span text:style-name="T19">// (cte)</text:span></text:p>
      <text:p text:style-name="P14"><text:s text:c="8"/><text:tab/><text:span text:style-name="T36">return ERROR; <text:s/></text:span><text:span text:style-name="T38">// (cte)</text:span></text:p>
      <text:p text:style-name="P22"><text:s text:c="4"/><text:tab/>}</text:p>
      <text:p text:style-name="P22"><text:s text:c="8"/></text:p>
      <text:p text:style-name="P14"><text:span text:style-name="T36"><text:s text:c="3"/><text:tab/>int estado = 0, sigEstado = 0; int i = 0; int naux = -1; <text:s/></text:span><text:span text:style-name="T38">// cte</text:span></text:p>
      <text:p text:style-name="P14"><text:span text:style-name="T36"><text:s text:c="5"/><text:tab/>while (i &lt; args.length) { <text:s/></text:span><text:span text:style-name="T38">// cte * </text:span><text:bookmark-start text:name="__DdeLink__4366_1473604831"/><text:span text:style-name="T38">O(log</text:span><text:span text:style-name="T48">2</text:span><text:span text:style-name="T38">(N)) </text:span><text:bookmark-end text:name="__DdeLink__4366_1473604831"/><text:span text:style-name="T38">= </text:span><text:bookmark-start text:name="__DdeLink__4374_1473604831"/><text:bookmark-start text:name="__DdeLink__4370_1473604831"/><text:span text:style-name="T38">O(log</text:span><text:span text:style-name="T48">2</text:span><text:span text:style-name="T38">(N))</text:span><text:bookmark-end text:name="__DdeLink__4374_1473604831"/><text:bookmark-end text:name="__DdeLink__4370_1473604831"/><text:span text:style-name="T38"> </text:span></text:p>
      <text:p text:style-name="P14"><text:span text:style-name="T36"><text:s text:c="4"/><text:tab/>String entrada = args[i]; <text:s/></text:span><text:span text:style-name="T38">// (cte)</text:span></text:p>
      <text:p text:style-name="P14"><text:span text:style-name="T36"><text:s text:c="6"/></text:span>estado = sigEstado; <text:s/><text:span text:style-name="T19">// (cte)</text:span></text:p>
      <text:p text:style-name="P14"><text:s text:c="2"/><text:tab/>switch (estado) { <text:s/><text:bookmark-start text:name="__DdeLink__4364_1473604831"/><text:span text:style-name="T19">// (O(log</text:span><text:span text:style-name="T45">2</text:span><text:span text:style-name="T19">(N)))</text:span><text:bookmark-end text:name="__DdeLink__4364_1473604831"/></text:p>
      <text:p text:style-name="P14"><text:s text:c="3"/></text:p>
      <text:p text:style-name="P14"><text:s text:c="8"/><text:tab/><text:span text:style-name="T36">case 0: </text:span><text:span text:style-name="T38">// (cte)</text:span></text:p>
      <text:p text:style-name="P14"><text:span text:style-name="T36"><text:s text:c="12"/><text:tab/>if (entrada.matches("-t")) { <text:s/></text:span><text:span text:style-name="T37">// (cte)</text:span></text:p>
      <text:p text:style-name="P14"><text:span text:style-name="T36"><text:s text:c="17"/><text:tab/></text:span>trazar = true;<text:tab/><text:span text:style-name="T19">// (cte)</text:span></text:p>
      <text:p text:style-name="P14"><text:s text:c="21"/><text:tab/>sigEstado = 1; <text:s/><text:span text:style-name="T19">// (cte)</text:span></text:p>
      <text:p text:style-name="P14"><text:s text:c="14"/><text:tab/>}</text:p>
      <text:p text:style-name="P14"><text:s text:c="15"/><text:tab/>else if ((x = Funciones.compruebaEntero(entrada) - 1) &gt;= 0) <text:s/><text:span text:style-name="T19">// (cte)</text:span></text:p>
      <text:p text:style-name="P14"><text:s text:c="21"/><text:tab/>sigEstado = 2; <text:s/><text:bookmark-start text:name="__DdeLink__4354_1473604831"/><text:span text:style-name="T19">// (cte)</text:span><text:bookmark-end text:name="__DdeLink__4354_1473604831"/></text:p>
      <text:p text:style-name="P14"><text:s text:c="16"/><text:tab/>else {</text:p>
      <text:p text:style-name="P14"><text:tab/><text:tab/><text:tab/><text:tab/>textoError.append("Error en el argumento "); <text:s/><text:span text:style-name="T19">// (cte)</text:span> </text:p>
      <text:p text:style-name="P14"><text:s text:c="23"/>textoError.append((i + 1)); textoError.append(": "); <text:s/><text:span text:style-name="T19">// (cte)</text:span></text:p>
      <text:p text:style-name="P14"><text:tab/><text:tab/><text:tab/><text:tab/>textoError.append(entrada); textoError.append(" no es "); <text:s/><text:span text:style-name="T19">// (cte)</text:span></text:p>
      <text:p text:style-name="P14"><text:s text:c="21"/><text:tab/><text:span text:style-name="T36">if (entrada.matches("-?\\d+.*")) <text:s text:c="2"/></text:span><text:span text:style-name="T38">// (cte)</text:span></text:p>
      <text:p text:style-name="P14"><text:span text:style-name="T36"><text:s text:c="27"/><text:tab/></text:span>textoError.append("una coordenada x válida"); <text:s/><text:span text:style-name="T19">// (cte)</text:span></text:p>
      <text:p text:style-name="P14"><text:s text:c="20"/><text:tab/>else</text:p>
      <text:p text:style-name="P14"><text:s text:c="26"/><text:tab/>textoError.append("una opción válida"); <text:s text:c="2"/><text:span text:style-name="T19">// (cte)</text:span></text:p>
      <text:p text:style-name="P14"><text:s text:c="21"/><text:tab/><text:span text:style-name="T36">return ERROR; <text:s/></text:span><text:span text:style-name="T38">// (cte)</text:span></text:p>
      <text:p text:style-name="P22"><text:s text:c="15"/><text:tab/>}</text:p>
      <text:p text:style-name="P14"><text:span text:style-name="T36"><text:s text:c="17"/>break; <text:s/></text:span><text:span text:style-name="T38">// (cte)</text:span></text:p>
      <text:p text:style-name="P22"><text:s text:c="16"/></text:p>
      <text:p text:style-name="P14"><text:span text:style-name="T36"><text:tab/><text:tab/></text:span>case 1: <text:s/><text:span text:style-name="T19">// (cte)</text:span></text:p>
      <text:p text:style-name="P14"><text:s text:c="13"/><text:tab/>if ((x = Funciones.compruebaEntero(entrada) - 1) &gt;= 0) <text:s/><text:span text:style-name="T19">// (cte)</text:span></text:p>
      <text:p text:style-name="P14"><text:s text:c="19"/><text:tab/>sigEstado = 2; <text:s/><text:span text:style-name="T19">// (cte)</text:span></text:p>
      <text:p text:style-name="P14"><text:s text:c="16"/><text:tab/>else {</text:p>
      <text:p text:style-name="P14"><text:s text:c="17"/><text:tab/>textoError.append("Error en el argumento "); <text:s/><text:span text:style-name="T19">// (cte)</text:span> </text:p>
      <text:p text:style-name="P14"><text:span text:style-name="T19"><text:s text:c="23"/></text:span><text:span text:style-name="T28">textoError.append((i + 1)); textoError.append(": ");</text:span><text:span text:style-name="T19"> <text:s/>// (cte)</text:span></text:p>
      <text:p text:style-name="P14"><text:soft-page-break/><text:tab/><text:tab/><text:tab/><text:tab/>textoError.append(entrada); textoError.append(" no es "); <text:s text:c="2"/><text:span text:style-name="T19">// (cte)</text:span></text:p>
      <text:p text:style-name="P14"><text:s text:c="23"/>textoError.append("una coordenada x válida"); <text:s/><text:span text:style-name="T19">// (cte)</text:span></text:p>
      <text:p text:style-name="P14"><text:s text:c="23"/><text:span text:style-name="T36">return ERROR; <text:s/></text:span><text:span text:style-name="T38">// (cte)</text:span></text:p>
      <text:p text:style-name="P22"><text:s text:c="15"/><text:tab/>}</text:p>
      <text:p text:style-name="P14"><text:span text:style-name="T36"><text:s text:c="17"/>break; <text:s/></text:span><text:span text:style-name="T38">// (cte)</text:span></text:p>
      <text:p text:style-name="P22"><text:s text:c="16"/></text:p>
      <text:p text:style-name="P14"><text:span text:style-name="T36"><text:s text:c="9"/><text:tab/></text:span>case 2: <text:s/><text:span text:style-name="T19">// (cte)</text:span></text:p>
      <text:p text:style-name="P14"><text:s text:c="15"/><text:tab/>if ((y = Funciones.compruebaEntero(entrada) - 1) &gt;= 0) <text:s/><text:span text:style-name="T19">// (cte)</text:span></text:p>
      <text:p text:style-name="P14"><text:s text:c="20"/><text:tab/>sigEstado = 3; <text:s/><text:span text:style-name="T19">// (cte)</text:span></text:p>
      <text:p text:style-name="P14"><text:s text:c="15"/><text:tab/>else { <text:s/></text:p>
      <text:p text:style-name="P14"><text:s text:c="20"/><text:tab/>textoError.append("Error en el argumento "); <text:s/><text:span text:style-name="T19">// (cte)</text:span> </text:p>
      <text:p text:style-name="P14"><text:span text:style-name="T19"><text:s text:c="23"/></text:span><text:span text:style-name="T28">textoError.append((i + 1)); textoError.append(": ");</text:span><text:span text:style-name="T19"> <text:s/>// (cte)</text:span></text:p>
      <text:p text:style-name="P14"><text:tab/><text:tab/><text:tab/><text:tab/>textoError.append(entrada); textoError.append(" no es "); <text:s/><text:span text:style-name="T19">// (cte)</text:span></text:p>
      <text:p text:style-name="P14"><text:s text:c="22"/><text:tab/>textoError.append("una coordenada y válida"); <text:s/><text:span text:style-name="T19">// (cte)</text:span></text:p>
      <text:p text:style-name="P14"><text:s text:c="21"/><text:tab/><text:span text:style-name="T36">return ERROR; <text:s/></text:span><text:span text:style-name="T38">// (cte)</text:span></text:p>
      <text:p text:style-name="P22"><text:s text:c="14"/><text:tab/>}</text:p>
      <text:p text:style-name="P22"><text:tab/><text:tab/><text:tab/>if (i == args.length - 1) { <text:s/><text:span text:style-name="T19">// (cte)</text:span></text:p>
      <text:p text:style-name="P22"><text:s text:c="19"/><text:tab/>if ( x &gt;= N) { <text:s/><text:span text:style-name="T19">// (cte)</text:span></text:p>
      <text:p text:style-name="P22"><text:s text:c="24"/><text:tab/>textoError.append("Error en el argumento "); <text:s/><text:span text:style-name="T19">// (cte)</text:span></text:p>
      <text:p text:style-name="P22"><text:s text:c="27"/><text:tab/>textoError.append(i); textoError.append(": "); <text:s/><text:span text:style-name="T19">// (cte)</text:span></text:p>
      <text:p text:style-name="P22"><text:s text:c="28"/><text:tab/>textoError.append(args[i - 1]); textoError.append(" es "); <text:s/><text:span text:style-name="T19">// (cte)</text:span></text:p>
      <text:p text:style-name="P22"><text:s text:c="28"/><text:tab/>textoError.append("una coordenada 'x' mayor que la "); <text:s/><text:span text:style-name="T19">// (cte)</text:span></text:p>
      <text:p text:style-name="P22"><text:s text:c="28"/><text:tab/>textoError.append("dimensión"); <text:s/><text:span text:style-name="T19">// (cte)</text:span></text:p>
      <text:p text:style-name="P22"><text:s text:c="28"/><text:tab/>return ERROR; <text:s/><text:span text:style-name="T19">// (cte)</text:span></text:p>
      <text:p text:style-name="P22"><text:s text:c="18"/><text:tab/>}</text:p>
      <text:p text:style-name="P22"><text:s text:c="21"/><text:tab/>else if ( y &gt;= N) { <text:s/><text:span text:style-name="T19">// (cte)</text:span></text:p>
      <text:p text:style-name="P22"><text:s text:c="28"/><text:tab/>textoError.append("Error en el argumento "); <text:s/><text:span text:style-name="T19">// (cte)</text:span></text:p>
      <text:p text:style-name="P22"><text:s text:c="28"/><text:tab/>textoError.append((i + 1)); textoError.append(": "); <text:s/><text:span text:style-name="T19">// (cte)</text:span></text:p>
      <text:p text:style-name="P22"><text:s text:c="28"/><text:tab/>textoError.append(args[i]); textoError.append(" es "); <text:s/><text:span text:style-name="T19">// (cte)</text:span></text:p>
      <text:p text:style-name="P22"><text:s text:c="28"/><text:tab/>textoError.append("una coordenada 'y' mayor que la "); <text:s/><text:span text:style-name="T19">// (cte)</text:span></text:p>
      <text:p text:style-name="P22"><text:s text:c="28"/><text:tab/>textoError.append("dimensión"); <text:s/><text:span text:style-name="T19">// (cte)</text:span></text:p>
      <text:p text:style-name="P22"><text:s text:c="28"/><text:tab/>return ERROR; <text:s/><text:span text:style-name="T19">// (cte)</text:span></text:p>
      <text:p text:style-name="P22"><text:s text:c="20"/><text:tab/>}</text:p>
      <text:p text:style-name="P22"><text:s text:c="14"/><text:tab/>}</text:p>
      <text:p text:style-name="P14"><text:span text:style-name="T36"><text:s text:c="14"/><text:tab/>break; <text:s/></text:span><text:span text:style-name="T38">// (cte)</text:span></text:p>
      <text:p text:style-name="P22"><text:s text:c="15"/></text:p>
      <text:p text:style-name="P14"><text:span text:style-name="T36"><text:s text:c="9"/><text:tab/></text:span>case 3: <text:s/><text:bookmark-start text:name="__DdeLink__4362_1473604831"/><text:span text:style-name="T19">// (O log</text:span><text:span text:style-name="T45">2</text:span><text:span text:style-name="T19">(N))</text:span><text:bookmark-end text:name="__DdeLink__4362_1473604831"/></text:p>
      <text:p text:style-name="P14"><text:s text:c="12"/><text:tab/>if (((naux = Funciones.compruebaEntero(entrada)) &gt;= 0)</text:p>
      <text:p text:style-name="P14"><text:tab/><text:tab/><text:tab/>&amp;&amp; (naux &gt; y) &amp;&amp; (naux &gt; x)</text:p>
      <text:p text:style-name="P14"><text:tab/><text:tab/><text:tab/>&amp;&amp; (Funciones.potenciaDeDos(naux) <text:span text:style-name="T19">/* </text:span><text:bookmark-start text:name="__DdeLink__4356_1473604831"/><text:span text:style-name="T19">(O(log</text:span><text:span text:style-name="T45">2</text:span><text:span text:style-name="T19">(N)))</text:span><text:bookmark-end text:name="__DdeLink__4356_1473604831"/><text:span text:style-name="T19"> */</text:span>)) { <text:s/><text:bookmark-start text:name="__DdeLink__4358_1473604831"/><text:span text:style-name="T19">// </text:span><text:bookmark-start text:name="__DdeLink__4372_1473604831"/><text:span text:style-name="T19">(O(log</text:span><text:span text:style-name="T45">2</text:span><text:span text:style-name="T19">(N)))</text:span><text:bookmark-end text:name="__DdeLink__4358_1473604831"/><text:bookmark-end text:name="__DdeLink__4372_1473604831"/></text:p>
      <text:p text:style-name="P14"><text:s text:c="19"/><text:tab/>N = naux; <text:s/><text:span text:style-name="T19">// (cte)</text:span> <text:s text:c="104"/></text:p>
      <text:p text:style-name="P14"><text:s text:c="21"/><text:tab/>sigEstado = 4; <text:s/><text:bookmark-start text:name="__DdeLink__4360_1473604831"/><text:span text:style-name="T19">// (cte)</text:span><text:bookmark-end text:name="__DdeLink__4360_1473604831"/> <text:s text:c="78"/></text:p>
      <text:p text:style-name="P14"><text:s text:c="12"/><text:tab/>} <text:s text:c="118"/></text:p>
      <text:p text:style-name="P14"><text:s text:c="13"/><text:tab/>else if ((arch = Funciones.patronArchivo(entrada)) &gt;= 0) { <text:s/><text:span text:style-name="T19">// (cte)</text:span> <text:s text:c="16"/></text:p>
      <text:p text:style-name="P14"><text:s text:c="17"/><text:tab/><text:span text:style-name="T36">if ( x &gt;= N) { <text:s/></text:span><text:span text:style-name="T38">// (cte)</text:span></text:p>
      <text:p text:style-name="P22"><text:s text:c="24"/><text:tab/>textoError.append("Error en el argumento "); <text:s/><text:span text:style-name="T19">// (cte)</text:span></text:p>
      <text:p text:style-name="P22"><text:s text:c="27"/><text:tab/>textoError.append(i); textoError.append(": "); <text:s/><text:span text:style-name="T19">// (cte)</text:span></text:p>
      <text:p text:style-name="P22"><text:s text:c="28"/><text:tab/>textoError.append(args[i - 1]); textoError.append(" es "); <text:s/><text:span text:style-name="T19">// (cte)</text:span></text:p>
      <text:p text:style-name="P22"><text:s text:c="28"/><text:tab/>textoError.append("una coordenada 'x' mayor que la "); <text:s/><text:span text:style-name="T19">// (cte)</text:span></text:p>
      <text:p text:style-name="P22"><text:s text:c="28"/><text:tab/>textoError.append("dimensión"); <text:s/><text:span text:style-name="T19">// (cte)</text:span></text:p>
      <text:p text:style-name="P22"><text:soft-page-break/><text:s text:c="28"/><text:tab/>return ERROR; <text:s/><text:span text:style-name="T19">// (cte)</text:span></text:p>
      <text:p text:style-name="P22"><text:s text:c="18"/><text:tab/>}</text:p>
      <text:p text:style-name="P22"><text:s text:c="21"/><text:tab/>else if ( y &gt;= N) { <text:s/><text:span text:style-name="T19">// (cte)</text:span></text:p>
      <text:p text:style-name="P22"><text:s text:c="28"/><text:tab/>textoError.append("Error en el argumento "); <text:s/><text:span text:style-name="T19">// (cte)</text:span></text:p>
      <text:p text:style-name="P22"><text:s text:c="28"/><text:tab/>textoError.append((i + 1)); textoError.append(": "); <text:s/><text:span text:style-name="T19">// (cte)</text:span></text:p>
      <text:p text:style-name="P22"><text:s text:c="28"/><text:tab/>textoError.append(args[i]); textoError.append(" es "); <text:s/><text:span text:style-name="T19">// (cte)</text:span></text:p>
      <text:p text:style-name="P22"><text:s text:c="28"/><text:tab/>textoError.append("una coordenada 'y' mayor que la "); <text:s/><text:span text:style-name="T19">// (cte)</text:span></text:p>
      <text:p text:style-name="P22"><text:s text:c="28"/><text:tab/>textoError.append("dimensión"); <text:s/><text:span text:style-name="T19">// (cte)</text:span></text:p>
      <text:p text:style-name="P22"><text:s text:c="28"/><text:tab/>return ERROR; <text:s/><text:span text:style-name="T19">// (cte)</text:span></text:p>
      <text:p text:style-name="P22"><text:s text:c="20"/><text:tab/>}</text:p>
      <text:p text:style-name="P14"><text:tab/><text:tab/><text:tab/><text:tab/>archivo = entrada; <text:s/><text:span text:style-name="T19">// (cte)</text:span> <text:s text:c="89"/></text:p>
      <text:p text:style-name="P14"><text:s text:c="21"/><text:tab/>sigEstado = 5; <text:s/><text:span text:style-name="T19">// (cte)</text:span></text:p>
      <text:p text:style-name="P14"><text:s text:c="15"/><text:tab/>}</text:p>
      <text:p text:style-name="P14"><text:s text:c="15"/><text:tab/>else { <text:s/></text:p>
      <text:p text:style-name="P14"><text:s text:c="17"/><text:tab/>textoError.append("Error en el argumento "); <text:s/><text:span text:style-name="T19">// (cte)</text:span> </text:p>
      <text:p text:style-name="P14"><text:span text:style-name="T19"><text:s text:c="23"/></text:span><text:span text:style-name="T28">textoError.append((i + 1)); textoError.append(": ");</text:span><text:span text:style-name="T19"> <text:s/>// (cte)</text:span></text:p>
      <text:p text:style-name="P14"><text:tab/><text:tab/><text:tab/><text:tab/>textoError.append(entrada); textoError.append(" no es "); <text:s/><text:span text:style-name="T19">// (cte)</text:span></text:p>
      <text:p text:style-name="P14"><text:s text:c="20"/><text:tab/><text:span text:style-name="T36">if (entrada.matches("-?\\d+.*")) <text:s/></text:span><text:span text:style-name="T38">// (cte)</text:span></text:p>
      <text:p text:style-name="P14"><text:span text:style-name="T36"><text:s text:c="23"/><text:tab/></text:span>textoError.append("un número válido para la dimensión de la tabla"); <text:s/><text:span text:style-name="T19">// (cte)</text:span></text:p>
      <text:p text:style-name="P14"><text:s text:c="22"/><text:tab/><text:span text:style-name="T36">else</text:span></text:p>
      <text:p text:style-name="P14"><text:span text:style-name="T36"><text:s text:c="22"/><text:tab/><text:tab/>textoError.append("un archivo válido"); <text:s/></text:span><text:span text:style-name="T38">// (cte)</text:span></text:p>
      <text:p text:style-name="P14"><text:span text:style-name="T36"><text:s text:c="21"/><text:tab/>return ERROR; <text:s text:c="2"/></text:span><text:span text:style-name="T38">// (cte)</text:span></text:p>
      <text:p text:style-name="P22"><text:s text:c="15"/><text:tab/>}</text:p>
      <text:p text:style-name="P14"><text:span text:style-name="T36"><text:s text:c="17"/>break; <text:s/></text:span><text:span text:style-name="T38">// (cte)</text:span></text:p>
      <text:p text:style-name="P22"><text:s text:c="16"/></text:p>
      <text:p text:style-name="P14"><text:span text:style-name="T36"><text:s text:c="8"/><text:tab/>case 4: <text:s/></text:span><text:span text:style-name="T38">// (cte)</text:span></text:p>
      <text:p text:style-name="P14"><text:span text:style-name="T36"><text:s text:c="12"/><text:tab/></text:span>if ((arch = Funciones.patronArchivo(entrada)) &gt;= 0) { <text:s/><text:span text:style-name="T19">// (cte)</text:span></text:p>
      <text:p text:style-name="P14"><text:s text:c="17"/><text:tab/>archivo = entrada; <text:s/><text:span text:style-name="T19">// (cte)</text:span></text:p>
      <text:p text:style-name="P14"><text:s text:c="20"/><text:tab/>sigEstado = 5; <text:s/><text:span text:style-name="T19">// (cte)</text:span></text:p>
      <text:p text:style-name="P14"><text:s text:c="15"/><text:tab/>}</text:p>
      <text:p text:style-name="P14"><text:s text:c="15"/><text:tab/>else {</text:p>
      <text:p text:style-name="P14"><text:s text:c="19"/><text:tab/>textoError.append("Error en el argumento "); <text:s/><text:span text:style-name="T19">// (cte)</text:span> </text:p>
      <text:p text:style-name="P14"><text:span text:style-name="T19"><text:s text:c="23"/></text:span><text:span text:style-name="T28">textoError.append((i + 1)); textoError.append(": ");</text:span><text:span text:style-name="T19"> <text:s/>// (cte)</text:span></text:p>
      <text:p text:style-name="P14"><text:tab/><text:tab/><text:tab/><text:tab/>textoError.append(entrada); textoError.append(" no es "); <text:s text:c="2"/><text:span text:style-name="T19">// (cte)</text:span></text:p>
      <text:p text:style-name="P14"><text:s text:c="23"/>textoError.append("un archivo válido"); <text:s/><text:span text:style-name="T19">// (cte)</text:span></text:p>
      <text:p text:style-name="P14"><text:s text:c="21"/><text:tab/><text:span text:style-name="T36">return ERROR; <text:s/></text:span><text:span text:style-name="T38">// (cte)</text:span></text:p>
      <text:p text:style-name="P22"><text:s text:c="15"/><text:tab/>}</text:p>
      <text:p text:style-name="P14"><text:span text:style-name="T36"><text:s text:c="17"/>break; <text:s/></text:span><text:span text:style-name="T38">// (cte)</text:span></text:p>
      <text:p text:style-name="P22"><text:s text:c="16"/></text:p>
      <text:p text:style-name="P14"><text:span text:style-name="T36"><text:s text:c="11"/><text:tab/></text:span>case 5: <text:s/><text:span text:style-name="T19">// (cte)</text:span></text:p>
      <text:p text:style-name="P14"><text:s text:c="12"/><text:tab/>textoError.append("Error: sobran argumentos al final: "); <text:s text:c="2"/><text:span text:style-name="T19">// (cte)</text:span></text:p>
      <text:p text:style-name="P14"><text:tab/><text:tab/><text:tab/>textoError.append(entrada); textoError.append(" y los que le siguen"); <text:s/><text:span text:style-name="T19">// (cte)</text:span></text:p>
      <text:p text:style-name="P14"><text:s text:c="15"/><text:tab/><text:span text:style-name="T36">return ERROR; <text:s/></text:span><text:span text:style-name="T38">// (cte)</text:span></text:p>
      <text:p text:style-name="P22"><text:s text:c="9"/><text:tab/>}</text:p>
      <text:p text:style-name="P14"><text:span text:style-name="T36"><text:s text:c="11"/><text:tab/>i ++; <text:s/></text:span><text:span text:style-name="T38">// (cte)</text:span></text:p>
      <text:p text:style-name="P14"><text:span text:style-name="T36"><text:tab/></text:span>}<text:tab/></text:p>
      <text:p text:style-name="P14"><text:tab/>if ((arch == 0) &amp;&amp; !Funciones.leerConsola(archivo).equals("s")) { <text:s/><text:span text:style-name="T19">// cte</text:span></text:p>
      <text:p text:style-name="P14"><text:s text:c="7"/><text:tab/>textoError.append("No se usará el archivo"); <text:s/><text:span text:style-name="T19">// (cte)</text:span></text:p>
      <text:p text:style-name="P14"><text:s text:c="7"/><text:tab/>return ERROR; <text:s/><text:span text:style-name="T19">// (cte)</text:span></text:p>
      <text:p text:style-name="P14"><text:s text:c="3"/><text:tab/>}</text:p>
      <text:p text:style-name="P14"><text:soft-page-break/><text:s text:c="4"/><text:tab/>return estado; <text:s/><text:span text:style-name="T19">// cte</text:span></text:p>
      <text:p text:style-name="P14">}</text:p>
      <text:p text:style-name="P14"><text:s text:c="3"/></text:p>
      <text:p text:style-name="P14"><text:span text:style-name="T1">void titulo ()</text:span> { <text:s/><text:bookmark-start text:name="__DdeLink__2298_469027422"/><text:span text:style-name="T19">// [ cte = O(1) ]</text:span><text:bookmark-end text:name="__DdeLink__2298_469027422"/></text:p>
      <text:p text:style-name="P14"/>
      <text:p text:style-name="P14"><text:tab/><text:span text:style-name="T36">StringBuilder s = new StringBuilder(); <text:s/></text:span><text:span text:style-name="T38"><text:s/>// cte</text:span></text:p>
      <text:p text:style-name="P14"><text:span text:style-name="T36"><text:s text:c="5"/><text:tab/>s.append("SALIDA DEL COMANDO TRIMINO\r\n"); <text:s/></text:span><text:span text:style-name="T38">// cte</text:span></text:p>
      <text:p text:style-name="P14"><text:span text:style-name="T36"><text:s text:c="5"/><text:tab/></text:span>s.append("============================\r\n\r\n"); <text:span text:style-name="T19">// cte</text:span></text:p>
      <text:p text:style-name="P14"><text:s text:c="4"/><text:tab/>s.append("Los argumentos fueron:\r\n"); <text:span text:style-name="T19">// cte</text:span></text:p>
      <text:p text:style-name="P14"><text:s text:c="4"/><text:tab/><text:span text:style-name="T36">s.append("trazar = "); s.append(trazar); s.append("; x = "); <text:s/></text:span><text:span text:style-name="T38">// cte</text:span></text:p>
      <text:p text:style-name="P14"><text:span text:style-name="T36"><text:tab/>s.append(x); s.append("; y = "); s.append(y); <text:s/></text:span><text:span text:style-name="T38">// cte</text:span></text:p>
      <text:p text:style-name="P14"><text:span text:style-name="T36"><text:tab/>s.append("; dimensión = "); s.append(N); <text:s/></text:span><text:span text:style-name="T38">// cte</text:span></text:p>
      <text:p text:style-name="P14"><text:span text:style-name="T36"><text:s text:c="4"/><text:tab/>s.append("; fichero = "); s.append(archivo); <text:s text:c="2"/></text:span><text:span text:style-name="T38">// cte</text:span></text:p>
      <text:p text:style-name="P14"><text:span text:style-name="T36"><text:tab/>s.append("\r\n\r\n\r\n"); System.out.print(s); <text:s/></text:span><text:span text:style-name="T38">// cte</text:span></text:p>
      <text:p text:style-name="P14">}</text:p>
      <text:p text:style-name="P14"/>
      <text:p text:style-name="P17">En la clase trimino:</text:p>
      <text:p text:style-name="P17"/>
      <text:p text:style-name="P14"><text:span text:style-name="T1">void main (String[] args)</text:span> { <text:bookmark-start text:name="__DdeLink__2445_1603720133"/><text:s/><text:span text:style-name="T19">// [ O(N</text:span><text:span text:style-name="T16">2</text:span><text:span text:style-name="T19">) ]</text:span><text:bookmark-end text:name="__DdeLink__2445_1603720133"/></text:p>
      <text:p text:style-name="P14"/>
      <text:p text:style-name="P14"><text:tab/><text:span text:style-name="T36">PrintStream salidaConsola = System.out, salidaArchivo = null; <text:s/></text:span><text:span text:style-name="T38">// cte</text:span></text:p>
      <text:p text:style-name="P14"><text:span text:style-name="T36"><text:s text:c="6"/>Baldosas b = new Baldosas(); <text:s/></text:span><text:bookmark-start text:name="__DdeLink__2296_469027422"/><text:span text:style-name="T38">// cte</text:span><text:bookmark-end text:name="__DdeLink__2296_469027422"/></text:p>
      <text:p text:style-name="P22"><text:s text:c="6"/>int res;</text:p>
      <text:p text:style-name="P14"><text:s text:c="6"/>if ((res = b.examinaEntrada(args) <text:span text:style-name="T19">/* (O(log</text:span><text:span text:style-name="T45">2</text:span><text:span text:style-name="T19">(N))) */</text:span>) &gt;= 0) { <text:s/><text:bookmark-start text:name="__DdeLink__4378_1473604831"/><text:span text:style-name="T19">// </text:span><text:span text:style-name="T40">O(N</text:span><text:span text:style-name="T12">2</text:span><text:span text:style-name="T40">)</text:span><text:bookmark-end text:name="__DdeLink__4378_1473604831"/></text:p>
      <text:p text:style-name="P14"><text:tab/><text:tab/><text:span text:style-name="T36">if(b.archivo != null) { <text:s/></text:span><text:span text:style-name="T38">// (cte) <text:s/></text:span></text:p>
      <text:p text:style-name="P22"><text:s text:c="6"/><text:tab/><text:tab/>salidaArchivo = new PrintStream(new BufferedOutputStream(new <text:tab/><text:tab/><text:tab/><text:tab/><text:tab/></text:p>
      <text:p text:style-name="P14"><text:span text:style-name="T36"><text:tab/><text:tab/><text:tab/>FileOutputStream(b.archivo))); <text:s text:c="2"/></text:span><text:span text:style-name="T38">// (cte)</text:span></text:p>
      <text:p text:style-name="P14"><text:span text:style-name="T36"><text:s text:c="10"/><text:tab/><text:tab/>System.setOut(salidaArchivo); <text:s text:c="2"/></text:span><text:span text:style-name="T38">// (cte)</text:span></text:p>
      <text:p text:style-name="P14"><text:span text:style-name="T36"><text:s text:c="11"/><text:tab/><text:tab/>b.titulo(); <text:s/></text:span><text:span text:style-name="T38">// (cte)</text:span></text:p>
      <text:p text:style-name="P22"><text:s text:c="5"/><text:tab/><text:tab/>}</text:p>
      <text:p text:style-name="P22"><text:s text:c="6"/><text:tab/>else <text:s/></text:p>
      <text:p text:style-name="P14"><text:span text:style-name="T36"><text:s text:c="6"/><text:tab/><text:tab/>System.out.format("\n\n"); <text:s/></text:span><text:span text:style-name="T38">// (cte)</text:span></text:p>
      <text:p text:style-name="P14"><text:span text:style-name="T36"><text:s text:c="11"/><text:tab/></text:span>b.baldosas(); <text:s/><text:span text:style-name="T19">// (</text:span><text:span text:style-name="T40">O(N</text:span><text:span text:style-name="T12">2</text:span><text:span text:style-name="T40">))</text:span></text:p>
      <text:p text:style-name="P14"><text:s text:c="10"/><text:tab/>if(b.archivo != null) { <text:s/><text:span text:style-name="T19">// (cte)</text:span></text:p>
      <text:p text:style-name="P14"><text:s text:c="13"/><text:tab/>System.out.print("FIN DE LA SALIDA"); <text:s/><text:span text:style-name="T19">// (cte)</text:span></text:p>
      <text:p text:style-name="P14"><text:s text:c="16"/><text:tab/><text:span text:style-name="T36">salidaArchivo.close(); <text:s/></text:span><text:span text:style-name="T38">// (cte)</text:span></text:p>
      <text:p text:style-name="P14"><text:span text:style-name="T36"><text:s text:c="16"/><text:tab/>System.setOut(salidaConsola); <text:s/></text:span><text:span text:style-name="T38">// (cte)</text:span></text:p>
      <text:p text:style-name="P22"><text:s text:c="9"/><text:tab/>}</text:p>
      <text:p text:style-name="P22"><text:s text:c="5"/><text:tab/>}</text:p>
      <text:p text:style-name="P14"><text:span text:style-name="T36"><text:s text:c="3"/><text:tab/>else</text:span><text:span text:style-name="T38"> </text:span><text:span text:style-name="T36">{</text:span></text:p>
      <text:p text:style-name="P14"><text:span text:style-name="T36"><text:s text:c="10"/><text:tab/>System.out.format("\n\n"); <text:s/></text:span><text:span text:style-name="T38">// (cte)</text:span></text:p>
      <text:p text:style-name="P14"><text:span text:style-name="T36"><text:s text:c="11"/><text:tab/>if (res == Baldosas.ERROR) { <text:s/></text:span><text:span text:style-name="T38">// (cte) </text:span><text:span text:style-name="T36"><text:s/></text:span></text:p>
      <text:p text:style-name="P14"><text:span text:style-name="T36"><text:s text:c="12"/><text:tab/></text:span>b.textoError.append("; el programa no se ejecutará.\n\n"); <text:s/><text:span text:style-name="T19">// (cte)</text:span></text:p>
      <text:p text:style-name="P14"><text:s text:c="16"/><text:tab/><text:span text:style-name="T36">System.err.print(b.textoError); <text:s/></text:span><text:span text:style-name="T38">// (cte)</text:span></text:p>
      <text:p text:style-name="P14"><text:span text:style-name="T36"><text:s text:c="10"/><text:tab/></text:span>}</text:p>
      <text:p text:style-name="P14"><text:s text:c="10"/><text:tab/>Funciones.mostrarAyuda(); <text:s/><text:span text:style-name="T19">// (cte)</text:span></text:p>
      <text:p text:style-name="P14"><text:s text:c="5"/><text:tab/>}</text:p>
      <text:p text:style-name="P14">}</text:p>
      <text:p text:style-name="P14"/>
      <text:p text:style-name="P14"/>
      <text:p text:style-name="P14"><text:soft-page-break/>CÁLCULO DEL COSTE DE LA ALTERNATIVA DE RECORRIDO EN AMPLITUD</text:p>
      <text:p text:style-name="P14"/>
      <text:p text:style-name="P27">Sólo calcularé los costes de las funciones que no se calcularon anteriormente o que han sufrido modificaciones.</text:p>
      <text:p text:style-name="P27"/>
      <text:p text:style-name="P17">En la clase NodoLista:</text:p>
      <text:p text:style-name="P14"/>
      <text:p text:style-name="P14"><text:span text:style-name="T1">NodoLista (Cuadrante nuevoval)</text:span> { <text:s/><text:bookmark-start text:name="__DdeLink__2302_469027422"/><text:span text:style-name="T19">// [ cte = O(1) ]</text:span><text:bookmark-end text:name="__DdeLink__2302_469027422"/></text:p>
      <text:p text:style-name="P14"/>
      <text:p text:style-name="P14"><text:s text:c="2"/><text:tab/>Valor = nuevoval; <text:s/><text:bookmark-start text:name="__DdeLink__2300_469027422"/><text:span text:style-name="T38">// cte</text:span><text:bookmark-end text:name="__DdeLink__2300_469027422"/></text:p>
      <text:p text:style-name="P14">}</text:p>
      <text:p text:style-name="P14"/>
      <text:p text:style-name="P17">En la clase Lista:</text:p>
      <text:p text:style-name="P14"/>
      <text:p text:style-name="P14"><text:span text:style-name="T1">Lista (Cuadrante c)</text:span> { <text:s/><text:span text:style-name="T19">// [ cte = O(1) ]</text:span></text:p>
      <text:p text:style-name="P14"><text:s text:c="3"/><text:tab/></text:p>
      <text:p text:style-name="P14"><text:tab/>Fin = new NodoLista (c); <text:s/><text:span text:style-name="T38">// cte</text:span></text:p>
      <text:p text:style-name="P14">}</text:p>
      <text:p text:style-name="P14"/>
      <text:p text:style-name="P14"><text:span text:style-name="T1">void insertar (Cuadrante nval)</text:span> { <text:s/><text:span text:style-name="T19">// [ cte = O(1) ]</text:span></text:p>
      <text:p text:style-name="P14"><text:s text:c="3"/><text:tab/>Fin.Siguiente = new NodoLista (nval); <text:s/><text:span text:style-name="T38">// cte</text:span></text:p>
      <text:p text:style-name="P14"><text:s text:c="4"/><text:tab/>Fin = Fin.Siguiente; <text:s/><text:span text:style-name="T38">// cte</text:span></text:p>
      <text:p text:style-name="P14">}</text:p>
      <text:p text:style-name="P14"/>
      <text:p text:style-name="P17">En la clase Baldosas:</text:p>
      <text:p text:style-name="P27"/>
      <text:p text:style-name="P27"><text:span text:style-name="T1">void escribeCuadrantes ()</text:span> { </text:p>
      <text:p text:style-name="P27"/>
      <text:p text:style-name="P27"><text:s text:c="3"/><text:tab/>Lista listaArbol = new Lista (new Cuadrante (N)); <text:s/></text:p>
      <text:p text:style-name="P27"><text:s text:c="3"/><text:tab/>NodoLista actual = listaArbol.Fin; </text:p>
      <text:p text:style-name="P27"><text:s text:c="4"/><text:tab/>while (actual != null) { </text:p>
      <text:p text:style-name="P27"><text:s text:c="5"/><text:tab/><text:tab/>if ((actual.Valor.lhs - actual.Valor.lhi) == 1)</text:p>
      <text:p text:style-name="P27"><text:s text:c="12"/><text:tab/>escribeMinimoCuadrante (actual.Valor); </text:p>
      <text:p text:style-name="P27"><text:s text:c="8"/><text:tab/>else {</text:p>
      <text:p text:style-name="P27"><text:s text:c="12"/><text:tab/>for (int nhijo = 1; nhijo &lt;= 4; nhijo ++) { <text:s/></text:p>
      <text:p text:style-name="P27"><text:s text:c="17"/><text:tab/>Cuadrante h = actual.Valor.Hijo (nhijo); <text:s/></text:p>
      <text:p text:style-name="P27"><text:s text:c="20"/><text:tab/>escribeLetra (h); </text:p>
      <text:p text:style-name="P27"><text:s text:c="20"/><text:tab/>listaArbol.insertar (h); </text:p>
      <text:p text:style-name="P27"><text:s text:c="12"/><text:tab/>}</text:p>
      <text:p text:style-name="P27"><text:s text:c="16"/><text:tab/>avanzaCaracter (); </text:p>
      <text:p text:style-name="P27"><text:s text:c="8"/><text:tab/>}</text:p>
      <text:p text:style-name="P27"><text:s text:c="10"/><text:tab/>actual = actual.Siguiente; </text:p>
      <text:p text:style-name="P27"><text:s text:c="9"/><text:tab/>if (trazar) <text:s/></text:p>
      <text:p text:style-name="P27"><text:s text:c="12"/><text:tab/>escribeSuelo (); </text:p>
      <text:p text:style-name="P27"><text:s text:c="2"/><text:tab/>} <text:s text:c="3"/></text:p>
      <text:p text:style-name="P27">} <text:s/></text:p>
      <text:p text:style-name="P27"/>
      <text:p text:style-name="P27"><text:tab/>De nuevo inicialmente nos olvidaremos de la instrucción escribeSuelo, que es la que imprime la tabla de caracteres en pantalla, para facilitar el cálculo del coste del algoritmo:</text:p>
      <text:p text:style-name="P27"><text:s/></text:p>
      <text:p text:style-name="P27"><text:soft-page-break/><text:span text:style-name="T1">void escribeCuadrantes()</text:span> { </text:p>
      <text:p text:style-name="P27"/>
      <text:p text:style-name="P27"><text:s text:c="3"/><text:tab/>Lista listaArbol = new Lista (new Cuadrante (N)); <text:s/><text:span text:style-name="T38">// cte</text:span></text:p>
      <text:p text:style-name="P27"><text:s text:c="3"/><text:tab/>NodoLista actual = listaArbol.Fin; <text:s/><text:span text:style-name="T38">// cte</text:span></text:p>
      <text:p text:style-name="P27"><text:s text:c="4"/><text:tab/>while (actual != null) { </text:p>
      <text:p text:style-name="P27"><text:s text:c="5"/><text:tab/><text:tab/>if ((actual.Valor.lhs - actual.Valor.lhi) == 1) <text:s/><text:span text:style-name="T38">// (cte)</text:span></text:p>
      <text:p text:style-name="P27"><text:s text:c="12"/><text:tab/>escribeMinimoCuadrante (actual.Valor); <text:s/><text:span text:style-name="T19">// (cte)</text:span></text:p>
      <text:p text:style-name="P27"><text:s text:c="8"/><text:tab/>else {</text:p>
      <text:p text:style-name="P27"><text:s text:c="12"/><text:tab/>for (int nhijo = 1; nhijo &lt;= 4; nhijo ++) { <text:s/><text:span text:style-name="T19">// (4 * cte = cte)</text:span></text:p>
      <text:p text:style-name="P27"><text:s text:c="17"/><text:tab/>Cuadrante h = actual.Valor.Hijo (nhijo); <text:s/>// <text:span text:style-name="T19">(cte)</text:span> </text:p>
      <text:p text:style-name="P27"><text:s text:c="20"/><text:tab/>escribeLetra (h); <text:s/><text:span text:style-name="T19">// (cte)</text:span></text:p>
      <text:p text:style-name="P27"><text:s text:c="20"/><text:tab/>listaArbol.insertar (h); <text:s/><text:bookmark-start text:name="__DdeLink__2441_160372013311"/><text:span text:style-name="T19">// (cte)</text:span><text:bookmark-end text:name="__DdeLink__2441_160372013311"/></text:p>
      <text:p text:style-name="P27"><text:s text:c="12"/><text:tab/>}</text:p>
      <text:p text:style-name="P27"><text:s text:c="16"/><text:tab/>avanzaCaracter (); <text:s/><text:span text:style-name="T19">// (cte)</text:span> </text:p>
      <text:p text:style-name="P27"><text:s text:c="8"/><text:tab/>}</text:p>
      <text:p text:style-name="P27"><text:s text:c="10"/><text:tab/>actual = actual.Siguiente; <text:s/><text:span text:style-name="T19">// (cte)</text:span></text:p>
      <text:p text:style-name="P27"><text:s text:c="2"/><text:tab/>} <text:s text:c="3"/></text:p>
      <text:p text:style-name="P27">} <text:s text:c="3"/></text:p>
      <text:p text:style-name="P27"/>
      <text:p text:style-name="P27"><text:tab/>Como podemos observar hay un bucle while con un coste constante en su interior. Así pues, para saber el coste total del bucle, necesitamos saber el número de ciclos que hace. Vemos que recorre el “árbol de cuadrantes” tomando como primer nodo el cuadrante inicial, que corresponde a toda la tabla y a la raíz del árbol. </text:p>
      <text:p text:style-name="P27"><text:tab/>Vamos desarrollando el primer nodo de la lista e introduciendo sus hijos al final de la misma, luego avanzando la cabeza al siguiente nodo, etc. Así recorremos todo el árbol hasta el último de sus nodos hoja. Luego el número de ciclos del while equivale exactamente al número de nodos o subcuadrantes generados. Claramente esto depende del tamaño del problema. </text:p>
      <text:p text:style-name="P27"><text:tab/>En cada nivel del árbol se generan cuatro veces el número de nodos del nivel anterior, puesto que cada nodo produce cuatro hijos.</text:p>
      <text:p text:style-name="P27"><text:tab/>Al igual que hicimos en el caso de la recurrencia, podemos calcular el total de nodos generados para algunos casos y buscar un patrón:</text:p>
      <text:p text:style-name="P27"/>
      <text:p text:style-name="P14"><text:tab/>2 = 2<text:span text:style-name="T10">1</text:span>: 1 sólo nodo raíz (solución fundamental, se invoca a la función “básica”);</text:p>
      <text:p text:style-name="P14"/>
      <text:p text:style-name="P14"><text:tab/>4 = <text:s/>2<text:span text:style-name="T10">2</text:span>: 1 (raíz, tamaño 4) + 1 * 4 (tamaño 2) = 1 + 4<text:bookmark-start text:name="__DdeLink__4330_14736048311"/> = 4<text:bookmark-end text:name="__DdeLink__4330_14736048311"/><text:span text:style-name="T10">1 </text:span><text:span text:style-name="T52">+ 4</text:span><text:span text:style-name="T10">0</text:span><text:span text:style-name="T52"> = 5</text:span> <text:bookmark-start text:name="__DdeLink__4332_14736048311"/>n<text:bookmark-end text:name="__DdeLink__4332_14736048311"/>odos;</text:p>
      <text:p text:style-name="P14"/>
      <text:p text:style-name="P14"><text:tab/>8 = <text:s/>2<text:span text:style-name="T10">3</text:span>: 1 (raíz, tamaño 8) + 1 * 4 (tamaño 4) + 1 * 4 * 4 (tamaño 2) = 1 + 4<text:bookmark-start text:name="__DdeLink__4330_147360483111"/> + 16 = 4<text:bookmark-end text:name="__DdeLink__4330_147360483111"/><text:span text:style-name="T10">2</text:span> + 4<text:span text:style-name="T10">1 </text:span><text:span text:style-name="T52">+ 4</text:span><text:span text:style-name="T10">0</text:span><text:span text:style-name="T52"> = 21</text:span> <text:bookmark-start text:name="__DdeLink__4332_147360483111"/>n<text:bookmark-end text:name="__DdeLink__4332_147360483111"/>odos; </text:p>
      <text:p text:style-name="P14"/>
      <text:p text:style-name="P14"><text:tab/>16 = <text:s/>2<text:span text:style-name="T10">4</text:span>: 1 (raíz, tamaño 16) + 1 * 4 (tamaño 8) + 1 * 4 * 4 (tamaño 4) + 1 * 4 * 4 * 4 (tamaño 2) = 1 + 4<text:bookmark-start text:name="__DdeLink__4330_1473604831111"/> + 16 + 64 = 4<text:bookmark-end text:name="__DdeLink__4330_1473604831111"/><text:span text:style-name="T10">3</text:span> + 4<text:span text:style-name="T10">2</text:span> + 4<text:span text:style-name="T10">1 </text:span><text:span text:style-name="T52">+ 4</text:span><text:span text:style-name="T10">0</text:span><text:span text:style-name="T52"> = 85</text:span> <text:bookmark-start text:name="__DdeLink__4332_1473604831111"/>n<text:bookmark-end text:name="__DdeLink__4332_1473604831111"/>odos; </text:p>
      <text:p text:style-name="P27"/>
      <text:p text:style-name="P27"><text:tab/>El número total de nodos generados toma la forma: </text:p>
      <text:p text:style-name="P14"><text:span text:style-name="T28">Nodos(N) = Nodos(2</text:span><text:span text:style-name="T17">k</text:span><text:span text:style-name="T28">) = 4</text:span><text:span text:style-name="T17">k – 1</text:span><text:span text:style-name="T28"> + 4</text:span><text:span text:style-name="T17">k – 2</text:span><text:span text:style-name="T28"> + … + 4</text:span><text:span text:style-name="T17">0</text:span><text:span text:style-name="T28"> = </text:span><text:span text:style-name="T59">∑</text:span><text:span text:style-name="T46">i = 0</text:span><text:span text:style-name="T14">k - 1 </text:span><text:span text:style-name="T59">4</text:span><text:span text:style-name="T14">i</text:span><text:span text:style-name="T59">.</text:span></text:p>
      <text:p text:style-name="P14"><text:span text:style-name="T59"><text:tab/>Aplicamos ahora la fórmula para series geométricas de la proposición 1.7.10 del libro de texto, para hallar el sumatorio: <text:s/>s</text:span><text:span text:style-name="T46">n</text:span><text:span text:style-name="T59"> = a(1 – r</text:span><text:span text:style-name="T14">n</text:span><text:span text:style-name="T59">) / (1 – r); (en este caso a = 1): </text:span></text:p>
      <text:p text:style-name="P30"><text:s/></text:p>
      <text:p text:style-name="P14"><text:span text:style-name="T59"><text:tab/>s</text:span><text:span text:style-name="T46">1 </text:span><text:span text:style-name="T59">= H(1 – 4</text:span><text:span text:style-name="T14">k - 1</text:span><text:span text:style-name="T59">) / (1 – 4) = H(4</text:span><text:span text:style-name="T14">k - 1 </text:span><text:span text:style-name="T59">- 1) / 3 = (1 / 3)(4</text:span><text:span text:style-name="T14">k – 1</text:span><text:span text:style-name="T55">H</text:span><text:span text:style-name="T59"> – H) = (1 / 3)[ </text:span><text:bookmark-start text:name="__DdeLink__4334_14736048311"/><text:span text:style-name="T55">4</text:span><text:span text:style-name="T14">k</text:span><text:span text:style-name="T55">(H</text:span><text:span text:style-name="T59"> / 4) – H</text:span><text:bookmark-end text:name="__DdeLink__4334_14736048311"/><text:span text:style-name="T59"> ];</text:span></text:p>
      <text:p text:style-name="P30"/>
      <text:p text:style-name="P14"><text:span text:style-name="T59"><text:tab/></text:span><text:span text:style-name="T42">s</text:span><text:span text:style-name="T47">N </text:span><text:span text:style-name="T42">= (1 – 4</text:span><text:span text:style-name="T13">k</text:span><text:span text:style-name="T42">) / (1 – 4) = (4</text:span><text:span text:style-name="T13">k</text:span><text:span text:style-name="T42"> - 1) / 3 = (1 / 3)(4</text:span><text:span text:style-name="T13">k</text:span><text:span text:style-name="T42"> – 1) = <text:s/></text:span><text:span text:style-name="T59">(1 / 3) ( 2</text:span><text:span text:style-name="T14">2k</text:span><text:bookmark-start text:name="__DdeLink__4338_14736048311"/><text:span text:style-name="T56"> – 1 </text:span><text:bookmark-end text:name="__DdeLink__4338_14736048311"/><text:span text:style-name="T56">)</text:span><text:span text:style-name="T55"> </text:span><text:span text:style-name="T59">= </text:span><text:span text:style-name="T35">(1 / 3) ( </text:span><text:span text:style-name="T27">N</text:span><text:span text:style-name="T15">2</text:span><text:span text:style-name="T57"> – 1);<text:tab/></text:span></text:p>
      <text:p text:style-name="P14"><text:soft-page-break/><text:span text:style-name="T57"><text:tab/>De nuevo tenemos que la función escribeCuadrantes tiene un coste del orden de </text:span><text:span text:style-name="T54">N</text:span><text:span text:style-name="T15">2</text:span><text:span text:style-name="T57"> ya sea con o </text:span><text:span text:style-name="T57">sin traza. Su coste es también cuadrático, al igual que en el caso de divide y vencerás. Aunque tiene una diferencia oculta, como dije antes: añade el coste, tanto espacial como temporal que conlleva el manejo de la lista enlazada; y a cambio, al no tener llamadas recursivas, no carga tanto la pila (pero sí el montículo de memoria de java con los objetos y además la lista enlazada).</text:span></text:p>
      <text:p text:style-name="P27"><text:s text:c="2"/></text:p>
      <text:p text:style-name="P27"><text:span text:style-name="T1">void escribeCuadrantes()</text:span> { <text:s/><text:span text:style-name="T19">// [ O(N</text:span><text:span text:style-name="T16">2</text:span><text:span text:style-name="T19">) ]</text:span></text:p>
      <text:p text:style-name="P27"/>
      <text:p text:style-name="P27"><text:s text:c="3"/><text:tab/>Lista listaArbol = new Lista (new Cuadrante (N)); <text:s/><text:span text:style-name="T38">// cte</text:span></text:p>
      <text:p text:style-name="P27"><text:s text:c="3"/><text:tab/>NodoLista actual = listaArbol.Fin; <text:s/><text:span text:style-name="T38">// cte</text:span></text:p>
      <text:p text:style-name="P27"><text:span text:style-name="T36"><text:s text:c="4"/><text:tab/>while (actual != null) { </text:span><text:s/><text:span text:style-name="T19">// O(N</text:span><text:span text:style-name="T16">2</text:span><text:span text:style-name="T19">) * cte = O(N</text:span><text:span text:style-name="T16">2</text:span><text:span text:style-name="T19">)</text:span></text:p>
      <text:p text:style-name="P27"><text:s text:c="5"/><text:tab/><text:tab/>if ((actual.Valor.lhs - actual.Valor.lhi) == 1) <text:s/><text:bookmark-start text:name="__DdeLink__2306_469027422"/><text:span text:style-name="T38">// (cte</text:span><text:bookmark-end text:name="__DdeLink__2306_469027422"/><text:span text:style-name="T38">)</text:span></text:p>
      <text:p text:style-name="P27"><text:s text:c="12"/><text:tab/>escribeMinimoCuadrante (actual.Valor); <text:s/><text:span text:style-name="T19">// (cte)</text:span></text:p>
      <text:p text:style-name="P27"><text:s text:c="8"/><text:tab/>else {</text:p>
      <text:p text:style-name="P27"><text:s text:c="12"/><text:tab/>for (int nhijo = 1; nhijo &lt;= 4; nhijo ++) { <text:s/><text:span text:style-name="T19">// (4 * cte = cte)</text:span></text:p>
      <text:p text:style-name="P27"><text:s text:c="17"/><text:tab/>Cuadrante h = actual.Valor.Hijo (nhijo); <text:s/>// <text:span text:style-name="T19">(cte)</text:span> </text:p>
      <text:p text:style-name="P27"><text:s text:c="20"/><text:tab/>escribeLetra (h); <text:s/><text:span text:style-name="T19">// (cte)</text:span></text:p>
      <text:p text:style-name="P27"><text:s text:c="20"/><text:tab/>listaArbol.insertar (h); <text:s/><text:bookmark-start text:name="__DdeLink__2441_1603720133"/><text:span text:style-name="T19">// (cte)</text:span><text:bookmark-end text:name="__DdeLink__2441_1603720133"/></text:p>
      <text:p text:style-name="P27"><text:s text:c="12"/><text:tab/>}</text:p>
      <text:p text:style-name="P27"><text:s text:c="16"/><text:tab/>avanzaCaracter (); <text:s/><text:span text:style-name="T19">// (cte)</text:span> </text:p>
      <text:p text:style-name="P27"><text:s text:c="8"/><text:tab/>}</text:p>
      <text:p text:style-name="P27"><text:s text:c="10"/><text:tab/>actual = actual.Siguiente; <text:s/><text:span text:style-name="T19">// (cte)</text:span></text:p>
      <text:p text:style-name="P27"><text:s text:c="9"/><text:tab/>if (trazar) <text:s text:c="2"/><text:span text:style-name="T19">// (O(N</text:span><text:span text:style-name="T16">2</text:span><text:span text:style-name="T19">))</text:span></text:p>
      <text:p text:style-name="P27"><text:s text:c="12"/><text:tab/>escribeSuelo(); <text:s/><text:span text:style-name="T19">// (O(N</text:span><text:span text:style-name="T16">2</text:span><text:span text:style-name="T19">))</text:span> </text:p>
      <text:p text:style-name="P27"><text:s text:c="2"/><text:tab/>} <text:s text:c="3"/></text:p>
      <text:p text:style-name="P27">} <text:s text:c="3"/></text:p>
      <text:p text:style-name="P27"/>
      <text:p text:style-name="P14"><text:span text:style-name="T1">void baldosas ()</text:span> { <text:s/><text:bookmark-start text:name="__DdeLink__4380_14736048311"/><text:bookmark-start text:name="__DdeLink__4368_14736048311"/><text:span text:style-name="T19">// [ O(N</text:span><text:span text:style-name="T16">2</text:span><text:span text:style-name="T19">) ]</text:span><text:bookmark-end text:name="__DdeLink__4380_14736048311"/><text:bookmark-end text:name="__DdeLink__4368_14736048311"/></text:p>
      <text:p text:style-name="P14"/>
      <text:p text:style-name="P14"><text:tab/>if (N &gt; 0) { <text:s/><text:span text:style-name="T19">// O(N</text:span><text:span text:style-name="T16">2</text:span><text:span text:style-name="T19">)</text:span></text:p>
      <text:p text:style-name="P14"><text:s text:c="8"/><text:tab/>Suelo = new char[N][N]; <text:s/><text:span text:style-name="T19">// (cte)</text:span></text:p>
      <text:p text:style-name="P14"><text:s text:c="8"/><text:tab/><text:span text:style-name="T36">for(int i = 0; i &lt; N; i++) { <text:s/></text:span><text:span text:style-name="T38">// (O(N) * N = O(N</text:span><text:span text:style-name="T11">2</text:span><text:span text:style-name="T38">))</text:span></text:p>
      <text:p text:style-name="P14"><text:span text:style-name="T36"><text:s text:c="12"/><text:tab/>for(int j = 0; j &lt; N; j++) { <text:s/></text:span><text:span text:style-name="T38">// </text:span><text:span text:style-name="T36">(</text:span><text:span text:style-name="T38">N * cte = O(N))</text:span></text:p>
      <text:p text:style-name="P14"><text:span text:style-name="T36"><text:s text:c="16"/><text:tab/><text:tab/></text:span>Suelo[i][j] = '.'; <text:s/><text:span text:style-name="T19">// (cte)</text:span></text:p>
      <text:p text:style-name="P14"><text:s text:c="12"/><text:tab/>}</text:p>
      <text:p text:style-name="P14"><text:s text:c="8"/><text:tab/>}</text:p>
      <text:p text:style-name="P14"><text:s text:c="8"/><text:tab/>Suelo[y][x] = '#'; <text:s/><text:span text:style-name="T19">// (cte)</text:span></text:p>
      <text:p text:style-name="P14"><text:s text:c="8"/><text:tab/>escribeSuelo(); <text:s text:c="2"/><text:span text:style-name="T19">// (O(N</text:span><text:span text:style-name="T16">2</text:span><text:span text:style-name="T19">))</text:span></text:p>
      <text:p text:style-name="P14"><text:s text:c="8"/><text:tab/>if (N &gt; 1) <text:s text:c="2"/><text:span text:style-name="T19">// (O(N</text:span><text:span text:style-name="T16">2</text:span><text:span text:style-name="T19">))</text:span></text:p>
      <text:p text:style-name="P14"><text:s text:c="12"/><text:tab/>escribeCuadrante(new Cuadrante(N)); <text:s/><text:bookmark-start text:name="__DdeLink__2443_16037201331"/><text:span text:style-name="T19">// (O(N</text:span><text:span text:style-name="T16">2</text:span><text:span text:style-name="T19">))</text:span><text:bookmark-end text:name="__DdeLink__2443_16037201331"/></text:p>
      <text:p text:style-name="P14"><text:s text:c="7"/><text:tab/>if (! trazar) <text:s/><text:span text:style-name="T19">// (O(N</text:span><text:span text:style-name="T16">2</text:span><text:span text:style-name="T19">))</text:span></text:p>
      <text:p text:style-name="P14"><text:tab/><text:tab/><text:tab/>escribeSuelo(); <text:s/><text:span text:style-name="T19">// (O(N</text:span><text:span text:style-name="T16">2</text:span><text:span text:style-name="T19">))</text:span></text:p>
      <text:p text:style-name="P14"><text:tab/>}</text:p>
      <text:p text:style-name="P27">}<text:span text:style-name="T74"><text:tab/></text:span></text:p>
      <text:p text:style-name="P10"><text:tab/>El resto de costes no varían con respecto a la opción de divide y vencerás.</text:p>
      <text:list xml:id="list866576053" text:continue-numbering="true" text:style-name="L6">
        <text:list-header>
          <text:p text:style-name="P60"><text:s/></text:p>
        </text:list-header>
        <text:list-item>
          <text:p text:style-name="P60">LISTADO DEL CÓDIGO FUENTE<text:tab/></text:p>
        </text:list-item>
      </text:list>
      <text:p text:style-name="P9"><text:tab/></text:p>
      <text:p text:style-name="P61"><text:tab/>En la carpeta “Codigo fuente” adjunta a este archivo se encuentran los archivos pdf con el código fuente del programa, directamente de los archivos de Blu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FreeMono" svg:font-family="FreeMono"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cm" style:writing-mode="page"/>
      <style:text-properties style:use-window-font-color="true" style:font-name="Times New Roman" fo:font-size="12pt" fo:language="es" fo:country="E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_20_right"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1">29</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sh </meta:initial-creator>
    <meta:creation-date>2010-11-27T10:39:51</meta:creation-date>
    <dc:date>2011-01-10T23:50:00</dc:date>
    <dc:creator>nash </dc:creator>
    <meta:editing-duration>PT16H00M27S</meta:editing-duration>
    <meta:editing-cycles>72</meta:editing-cycles>
    <meta:generator>OpenOffice.org/3.2$Linux OpenOffice.org_project/320m19$Build-9505</meta:generator>
    <meta:document-statistic meta:table-count="0" meta:image-count="0" meta:object-count="0" meta:page-count="32" meta:paragraph-count="1078" meta:word-count="10808" meta:character-count="52873"/>
  </office:meta>
</office:document-meta>
</file>